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66.61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heoretical" table:style-name="ta1">
        <table:shapes>
          <draw:frame draw:z-index="0" draw:style-name="gr1" draw:text-style-name="P1" svg:width="479.54pt" svg:height="277.06pt" svg:x="364.2pt" svg:y="175.44pt">
            <loext:p draw:notify-on-update-of-ranges="theoretical.A1:theoretical.A1 theoretical.A2:theoretical.A1000 theoretical.B1:theoretical.B1 theoretical.B2:theoretical.B1000 theoretical.A1:theoretical.A1 theoretical.A2:theoretical.A1000 theoretical.C1:theoretical.C1 theoretical.C2:theoretical.C10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kappa</text:p>
          </table:table-cell>
          <table:table-cell office:value-type="string" calcext:value-type="string">
            <text:p><text:s/>group speed</text:p>
          </table:table-cell>
          <table:table-cell office:value-type="string" calcext:value-type="string">
            <text:p><text:s/>phase speed</text:p>
          </table:table-cell>
          <table:table-cell/>
          <table:table-cell office:value-type="string" calcext:value-type="string">
            <text:p>Group Min</text:p>
          </table:table-cell>
          <table:table-cell office:value-type="string" calcext:value-type="string">
            <text:p>Phase M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6528" calcext:value-type="float">
            <text:p>1.56528</text:p>
          </table:table-cell>
          <table:table-cell office:value-type="float" office:value="3.13051" calcext:value-type="float">
            <text:p>3.13051</text:p>
          </table:table-cell>
          <table:table-cell/>
          <table:table-cell table:formula="of:=MIN([.B2:.B1050])" office:value-type="float" office:value="0.18062" calcext:value-type="float">
            <text:p>0.18062</text:p>
          </table:table-cell>
          <table:table-cell table:formula="of:=MIN([.C2:.C1050])" office:value-type="float" office:value="0.23515" calcext:value-type="float">
            <text:p>0.235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0689" calcext:value-type="float">
            <text:p>1.10689</text:p>
          </table:table-cell>
          <table:table-cell office:value-type="float" office:value="2.21363" calcext:value-type="float">
            <text:p>2.2136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03858" calcext:value-type="float">
            <text:p>0.903858</text:p>
          </table:table-cell>
          <table:table-cell office:value-type="float" office:value="1.80746" calcext:value-type="float">
            <text:p>1.8074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82873" calcext:value-type="float">
            <text:p>0.782873</text:p>
          </table:table-cell>
          <table:table-cell office:value-type="float" office:value="1.56535" calcext:value-type="float">
            <text:p>1.5653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00348" calcext:value-type="float">
            <text:p>0.700348</text:p>
          </table:table-cell>
          <table:table-cell office:value-type="float" office:value="1.40014" calcext:value-type="float">
            <text:p>1.4001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39467" calcext:value-type="float">
            <text:p>0.639467</text:p>
          </table:table-cell>
          <table:table-cell office:value-type="float" office:value="1.2782" calcext:value-type="float">
            <text:p>1.278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92185" calcext:value-type="float">
            <text:p>0.592185</text:p>
          </table:table-cell>
          <table:table-cell office:value-type="float" office:value="1.18345" calcext:value-type="float">
            <text:p>1.1834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4103" calcext:value-type="float">
            <text:p>0.554103</text:p>
          </table:table-cell>
          <table:table-cell office:value-type="float" office:value="1.10708" calcext:value-type="float">
            <text:p>1.1070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2259" calcext:value-type="float">
            <text:p>0.52259</text:p>
          </table:table-cell>
          <table:table-cell office:value-type="float" office:value="1.04383" calcext:value-type="float">
            <text:p>1.0438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95959" calcext:value-type="float">
            <text:p>0.495959</text:p>
          </table:table-cell>
          <table:table-cell office:value-type="float" office:value="0.990343" calcext:value-type="float">
            <text:p>0.99034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73076" calcext:value-type="float">
            <text:p>0.473076</text:p>
          </table:table-cell>
          <table:table-cell office:value-type="float" office:value="0.944334" calcext:value-type="float">
            <text:p>0.94433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3142" calcext:value-type="float">
            <text:p>0.453142</text:p>
          </table:table-cell>
          <table:table-cell office:value-type="float" office:value="0.904214" calcext:value-type="float">
            <text:p>0.90421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5581" calcext:value-type="float">
            <text:p>0.435581</text:p>
          </table:table-cell>
          <table:table-cell office:value-type="float" office:value="0.868827" calcext:value-type="float">
            <text:p>0.86882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1996" calcext:value-type="float">
            <text:p>0.41996</text:p>
          </table:table-cell>
          <table:table-cell office:value-type="float" office:value="0.837312" calcext:value-type="float">
            <text:p>0.83731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05953" calcext:value-type="float">
            <text:p>0.405953</text:p>
          </table:table-cell>
          <table:table-cell office:value-type="float" office:value="0.809014" calcext:value-type="float">
            <text:p>0.80901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93303" calcext:value-type="float">
            <text:p>0.393303</text:p>
          </table:table-cell>
          <table:table-cell office:value-type="float" office:value="0.783421" calcext:value-type="float">
            <text:p>0.78342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81809" calcext:value-type="float">
            <text:p>0.381809</text:p>
          </table:table-cell>
          <table:table-cell office:value-type="float" office:value="0.760129" calcext:value-type="float">
            <text:p>0.760129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71308" calcext:value-type="float">
            <text:p>0.371308</text:p>
          </table:table-cell>
          <table:table-cell office:value-type="float" office:value="0.738816" calcext:value-type="float">
            <text:p>0.73881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61669" calcext:value-type="float">
            <text:p>0.361669</text:p>
          </table:table-cell>
          <table:table-cell office:value-type="float" office:value="0.719216" calcext:value-type="float">
            <text:p>0.71921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52782" calcext:value-type="float">
            <text:p>0.352782</text:p>
          </table:table-cell>
          <table:table-cell office:value-type="float" office:value="0.701113" calcext:value-type="float">
            <text:p>0.70111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44558" calcext:value-type="float">
            <text:p>0.344558</text:p>
          </table:table-cell>
          <table:table-cell office:value-type="float" office:value="0.684328" calcext:value-type="float">
            <text:p>0.68432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3692" calcext:value-type="float">
            <text:p>0.33692</text:p>
          </table:table-cell>
          <table:table-cell office:value-type="float" office:value="0.668708" calcext:value-type="float">
            <text:p>0.66870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29806" calcext:value-type="float">
            <text:p>0.329806</text:p>
          </table:table-cell>
          <table:table-cell office:value-type="float" office:value="0.654126" calcext:value-type="float">
            <text:p>0.65412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23159" calcext:value-type="float">
            <text:p>0.323159</text:p>
          </table:table-cell>
          <table:table-cell office:value-type="float" office:value="0.640473" calcext:value-type="float">
            <text:p>0.64047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16934" calcext:value-type="float">
            <text:p>0.316934</text:p>
          </table:table-cell>
          <table:table-cell office:value-type="float" office:value="0.627654" calcext:value-type="float">
            <text:p>0.62765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11089" calcext:value-type="float">
            <text:p>0.311089</text:p>
          </table:table-cell>
          <table:table-cell office:value-type="float" office:value="0.61559" calcext:value-type="float">
            <text:p>0.6155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0559" calcext:value-type="float">
            <text:p>0.30559</text:p>
          </table:table-cell>
          <table:table-cell office:value-type="float" office:value="0.604209" calcext:value-type="float">
            <text:p>0.604209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00406" calcext:value-type="float">
            <text:p>0.300406</text:p>
          </table:table-cell>
          <table:table-cell office:value-type="float" office:value="0.593451" calcext:value-type="float">
            <text:p>0.59345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95509" calcext:value-type="float">
            <text:p>0.295509</text:p>
          </table:table-cell>
          <table:table-cell office:value-type="float" office:value="0.583261" calcext:value-type="float">
            <text:p>0.58326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90875" calcext:value-type="float">
            <text:p>0.290875</text:p>
          </table:table-cell>
          <table:table-cell office:value-type="float" office:value="0.573591" calcext:value-type="float">
            <text:p>0.57359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86484" calcext:value-type="float">
            <text:p>0.286484</text:p>
          </table:table-cell>
          <table:table-cell office:value-type="float" office:value="0.5644" calcext:value-type="float">
            <text:p>0.564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82317" calcext:value-type="float">
            <text:p>0.282317</text:p>
          </table:table-cell>
          <table:table-cell office:value-type="float" office:value="0.555649" calcext:value-type="float">
            <text:p>0.555649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78356" calcext:value-type="float">
            <text:p>0.278356</text:p>
          </table:table-cell>
          <table:table-cell office:value-type="float" office:value="0.547306" calcext:value-type="float">
            <text:p>0.54730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74587" calcext:value-type="float">
            <text:p>0.274587</text:p>
          </table:table-cell>
          <table:table-cell office:value-type="float" office:value="0.53934" calcext:value-type="float">
            <text:p>0.5393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70996" calcext:value-type="float">
            <text:p>0.270996</text:p>
          </table:table-cell>
          <table:table-cell office:value-type="float" office:value="0.531724" calcext:value-type="float">
            <text:p>0.53172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67571" calcext:value-type="float">
            <text:p>0.267571</text:p>
          </table:table-cell>
          <table:table-cell office:value-type="float" office:value="0.524433" calcext:value-type="float">
            <text:p>0.524433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64301" calcext:value-type="float">
            <text:p>0.264301</text:p>
          </table:table-cell>
          <table:table-cell office:value-type="float" office:value="0.517446" calcext:value-type="float">
            <text:p>0.51744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61175" calcext:value-type="float">
            <text:p>0.261175</text:p>
          </table:table-cell>
          <table:table-cell office:value-type="float" office:value="0.510743" calcext:value-type="float">
            <text:p>0.51074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58185" calcext:value-type="float">
            <text:p>0.258185</text:p>
          </table:table-cell>
          <table:table-cell office:value-type="float" office:value="0.504306" calcext:value-type="float">
            <text:p>0.50430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55322" calcext:value-type="float">
            <text:p>0.255322</text:p>
          </table:table-cell>
          <table:table-cell office:value-type="float" office:value="0.498116" calcext:value-type="float">
            <text:p>0.498116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52578" calcext:value-type="float">
            <text:p>0.252578</text:p>
          </table:table-cell>
          <table:table-cell office:value-type="float" office:value="0.492161" calcext:value-type="float">
            <text:p>0.49216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49947" calcext:value-type="float">
            <text:p>0.249947</text:p>
          </table:table-cell>
          <table:table-cell office:value-type="float" office:value="0.486425" calcext:value-type="float">
            <text:p>0.486425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47422" calcext:value-type="float">
            <text:p>0.247422</text:p>
          </table:table-cell>
          <table:table-cell office:value-type="float" office:value="0.480896" calcext:value-type="float">
            <text:p>0.480896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44998" calcext:value-type="float">
            <text:p>0.244998</text:p>
          </table:table-cell>
          <table:table-cell office:value-type="float" office:value="0.475562" calcext:value-type="float">
            <text:p>0.47556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42668" calcext:value-type="float">
            <text:p>0.242668</text:p>
          </table:table-cell>
          <table:table-cell office:value-type="float" office:value="0.470412" calcext:value-type="float">
            <text:p>0.470412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40427" calcext:value-type="float">
            <text:p>0.240427</text:p>
          </table:table-cell>
          <table:table-cell office:value-type="float" office:value="0.465437" calcext:value-type="float">
            <text:p>0.46543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238272" calcext:value-type="float">
            <text:p>0.238272</text:p>
          </table:table-cell>
          <table:table-cell office:value-type="float" office:value="0.460626" calcext:value-type="float">
            <text:p>0.46062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36197" calcext:value-type="float">
            <text:p>0.236197</text:p>
          </table:table-cell>
          <table:table-cell office:value-type="float" office:value="0.455972" calcext:value-type="float">
            <text:p>0.45597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34199" calcext:value-type="float">
            <text:p>0.234199</text:p>
          </table:table-cell>
          <table:table-cell office:value-type="float" office:value="0.451466" calcext:value-type="float">
            <text:p>0.45146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32274" calcext:value-type="float">
            <text:p>0.232274</text:p>
          </table:table-cell>
          <table:table-cell office:value-type="float" office:value="0.447102" calcext:value-type="float">
            <text:p>0.447102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30418" calcext:value-type="float">
            <text:p>0.230418</text:p>
          </table:table-cell>
          <table:table-cell office:value-type="float" office:value="0.442871" calcext:value-type="float">
            <text:p>0.44287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28628" calcext:value-type="float">
            <text:p>0.228628</text:p>
          </table:table-cell>
          <table:table-cell office:value-type="float" office:value="0.438768" calcext:value-type="float">
            <text:p>0.438768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26902" calcext:value-type="float">
            <text:p>0.226902</text:p>
          </table:table-cell>
          <table:table-cell office:value-type="float" office:value="0.434787" calcext:value-type="float">
            <text:p>0.434787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25235" calcext:value-type="float">
            <text:p>0.225235</text:p>
          </table:table-cell>
          <table:table-cell office:value-type="float" office:value="0.430922" calcext:value-type="float">
            <text:p>0.430922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23627" calcext:value-type="float">
            <text:p>0.223627</text:p>
          </table:table-cell>
          <table:table-cell office:value-type="float" office:value="0.427167" calcext:value-type="float">
            <text:p>0.427167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22073" calcext:value-type="float">
            <text:p>0.222073</text:p>
          </table:table-cell>
          <table:table-cell office:value-type="float" office:value="0.423519" calcext:value-type="float">
            <text:p>0.423519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220572" calcext:value-type="float">
            <text:p>0.220572</text:p>
          </table:table-cell>
          <table:table-cell office:value-type="float" office:value="0.419971" calcext:value-type="float">
            <text:p>0.41997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219122" calcext:value-type="float">
            <text:p>0.219122</text:p>
          </table:table-cell>
          <table:table-cell office:value-type="float" office:value="0.416521" calcext:value-type="float">
            <text:p>0.41652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21772" calcext:value-type="float">
            <text:p>0.21772</text:p>
          </table:table-cell>
          <table:table-cell office:value-type="float" office:value="0.413163" calcext:value-type="float">
            <text:p>0.41316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16365" calcext:value-type="float">
            <text:p>0.216365</text:p>
          </table:table-cell>
          <table:table-cell office:value-type="float" office:value="0.409894" calcext:value-type="float">
            <text:p>0.409894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215054" calcext:value-type="float">
            <text:p>0.215054</text:p>
          </table:table-cell>
          <table:table-cell office:value-type="float" office:value="0.406711" calcext:value-type="float">
            <text:p>0.40671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13787" calcext:value-type="float">
            <text:p>0.213787</text:p>
          </table:table-cell>
          <table:table-cell office:value-type="float" office:value="0.403609" calcext:value-type="float">
            <text:p>0.403609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1256" calcext:value-type="float">
            <text:p>0.21256</text:p>
          </table:table-cell>
          <table:table-cell office:value-type="float" office:value="0.400587" calcext:value-type="float">
            <text:p>0.400587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11374" calcext:value-type="float">
            <text:p>0.211374</text:p>
          </table:table-cell>
          <table:table-cell office:value-type="float" office:value="0.397639" calcext:value-type="float">
            <text:p>0.397639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10225" calcext:value-type="float">
            <text:p>0.210225</text:p>
          </table:table-cell>
          <table:table-cell office:value-type="float" office:value="0.394765" calcext:value-type="float">
            <text:p>0.39476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09114" calcext:value-type="float">
            <text:p>0.209114</text:p>
          </table:table-cell>
          <table:table-cell office:value-type="float" office:value="0.39196" calcext:value-type="float">
            <text:p>0.39196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08038" calcext:value-type="float">
            <text:p>0.208038</text:p>
          </table:table-cell>
          <table:table-cell office:value-type="float" office:value="0.389223" calcext:value-type="float">
            <text:p>0.389223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206997" calcext:value-type="float">
            <text:p>0.206997</text:p>
          </table:table-cell>
          <table:table-cell office:value-type="float" office:value="0.386551" calcext:value-type="float">
            <text:p>0.386551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05988" calcext:value-type="float">
            <text:p>0.205988</text:p>
          </table:table-cell>
          <table:table-cell office:value-type="float" office:value="0.383941" calcext:value-type="float">
            <text:p>0.383941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05012" calcext:value-type="float">
            <text:p>0.205012</text:p>
          </table:table-cell>
          <table:table-cell office:value-type="float" office:value="0.381392" calcext:value-type="float">
            <text:p>0.38139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04067" calcext:value-type="float">
            <text:p>0.204067</text:p>
          </table:table-cell>
          <table:table-cell office:value-type="float" office:value="0.378901" calcext:value-type="float">
            <text:p>0.37890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03151" calcext:value-type="float">
            <text:p>0.203151</text:p>
          </table:table-cell>
          <table:table-cell office:value-type="float" office:value="0.376467" calcext:value-type="float">
            <text:p>0.376467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202264" calcext:value-type="float">
            <text:p>0.202264</text:p>
          </table:table-cell>
          <table:table-cell office:value-type="float" office:value="0.374086" calcext:value-type="float">
            <text:p>0.374086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01405" calcext:value-type="float">
            <text:p>0.201405</text:p>
          </table:table-cell>
          <table:table-cell office:value-type="float" office:value="0.371759" calcext:value-type="float">
            <text:p>0.371759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200574" calcext:value-type="float">
            <text:p>0.200574</text:p>
          </table:table-cell>
          <table:table-cell office:value-type="float" office:value="0.369482" calcext:value-type="float">
            <text:p>0.369482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99768" calcext:value-type="float">
            <text:p>0.199768</text:p>
          </table:table-cell>
          <table:table-cell office:value-type="float" office:value="0.367254" calcext:value-type="float">
            <text:p>0.367254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98988" calcext:value-type="float">
            <text:p>0.198988</text:p>
          </table:table-cell>
          <table:table-cell office:value-type="float" office:value="0.365074" calcext:value-type="float">
            <text:p>0.365074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98233" calcext:value-type="float">
            <text:p>0.198233</text:p>
          </table:table-cell>
          <table:table-cell office:value-type="float" office:value="0.362939" calcext:value-type="float">
            <text:p>0.362939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97501" calcext:value-type="float">
            <text:p>0.197501</text:p>
          </table:table-cell>
          <table:table-cell office:value-type="float" office:value="0.36085" calcext:value-type="float">
            <text:p>0.36085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96793" calcext:value-type="float">
            <text:p>0.196793</text:p>
          </table:table-cell>
          <table:table-cell office:value-type="float" office:value="0.358804" calcext:value-type="float">
            <text:p>0.358804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96107" calcext:value-type="float">
            <text:p>0.196107</text:p>
          </table:table-cell>
          <table:table-cell office:value-type="float" office:value="0.356799" calcext:value-type="float">
            <text:p>0.356799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95443" calcext:value-type="float">
            <text:p>0.195443</text:p>
          </table:table-cell>
          <table:table-cell office:value-type="float" office:value="0.354835" calcext:value-type="float">
            <text:p>0.354835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948" calcext:value-type="float">
            <text:p>0.1948</text:p>
          </table:table-cell>
          <table:table-cell office:value-type="float" office:value="0.352911" calcext:value-type="float">
            <text:p>0.352911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94178" calcext:value-type="float">
            <text:p>0.194178</text:p>
          </table:table-cell>
          <table:table-cell office:value-type="float" office:value="0.351025" calcext:value-type="float">
            <text:p>0.351025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93576" calcext:value-type="float">
            <text:p>0.193576</text:p>
          </table:table-cell>
          <table:table-cell office:value-type="float" office:value="0.349176" calcext:value-type="float">
            <text:p>0.349176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92993" calcext:value-type="float">
            <text:p>0.192993</text:p>
          </table:table-cell>
          <table:table-cell office:value-type="float" office:value="0.347364" calcext:value-type="float">
            <text:p>0.347364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92429" calcext:value-type="float">
            <text:p>0.192429</text:p>
          </table:table-cell>
          <table:table-cell office:value-type="float" office:value="0.345586" calcext:value-type="float">
            <text:p>0.34558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91884" calcext:value-type="float">
            <text:p>0.191884</text:p>
          </table:table-cell>
          <table:table-cell office:value-type="float" office:value="0.343842" calcext:value-type="float">
            <text:p>0.34384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91356" calcext:value-type="float">
            <text:p>0.191356</text:p>
          </table:table-cell>
          <table:table-cell office:value-type="float" office:value="0.342132" calcext:value-type="float">
            <text:p>0.34213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90847" calcext:value-type="float">
            <text:p>0.190847</text:p>
          </table:table-cell>
          <table:table-cell office:value-type="float" office:value="0.340454" calcext:value-type="float">
            <text:p>0.340454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90354" calcext:value-type="float">
            <text:p>0.190354</text:p>
          </table:table-cell>
          <table:table-cell office:value-type="float" office:value="0.338807" calcext:value-type="float">
            <text:p>0.338807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89877" calcext:value-type="float">
            <text:p>0.189877</text:p>
          </table:table-cell>
          <table:table-cell office:value-type="float" office:value="0.337191" calcext:value-type="float">
            <text:p>0.33719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89417" calcext:value-type="float">
            <text:p>0.189417</text:p>
          </table:table-cell>
          <table:table-cell office:value-type="float" office:value="0.335604" calcext:value-type="float">
            <text:p>0.33560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88972" calcext:value-type="float">
            <text:p>0.188972</text:p>
          </table:table-cell>
          <table:table-cell office:value-type="float" office:value="0.334047" calcext:value-type="float">
            <text:p>0.334047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88543" calcext:value-type="float">
            <text:p>0.188543</text:p>
          </table:table-cell>
          <table:table-cell office:value-type="float" office:value="0.332518" calcext:value-type="float">
            <text:p>0.332518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88129" calcext:value-type="float">
            <text:p>0.188129</text:p>
          </table:table-cell>
          <table:table-cell office:value-type="float" office:value="0.331016" calcext:value-type="float">
            <text:p>0.331016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187729" calcext:value-type="float">
            <text:p>0.187729</text:p>
          </table:table-cell>
          <table:table-cell office:value-type="float" office:value="0.32954" calcext:value-type="float">
            <text:p>0.32954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187344" calcext:value-type="float">
            <text:p>0.187344</text:p>
          </table:table-cell>
          <table:table-cell office:value-type="float" office:value="0.328091" calcext:value-type="float">
            <text:p>0.32809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186973" calcext:value-type="float">
            <text:p>0.186973</text:p>
          </table:table-cell>
          <table:table-cell office:value-type="float" office:value="0.326668" calcext:value-type="float">
            <text:p>0.32666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86615" calcext:value-type="float">
            <text:p>0.186615</text:p>
          </table:table-cell>
          <table:table-cell office:value-type="float" office:value="0.325269" calcext:value-type="float">
            <text:p>0.325269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18627" calcext:value-type="float">
            <text:p>0.18627</text:p>
          </table:table-cell>
          <table:table-cell office:value-type="float" office:value="0.323895" calcext:value-type="float">
            <text:p>0.323895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85938" calcext:value-type="float">
            <text:p>0.185938</text:p>
          </table:table-cell>
          <table:table-cell office:value-type="float" office:value="0.322544" calcext:value-type="float">
            <text:p>0.322544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185619" calcext:value-type="float">
            <text:p>0.185619</text:p>
          </table:table-cell>
          <table:table-cell office:value-type="float" office:value="0.321216" calcext:value-type="float">
            <text:p>0.321216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185312" calcext:value-type="float">
            <text:p>0.185312</text:p>
          </table:table-cell>
          <table:table-cell office:value-type="float" office:value="0.319911" calcext:value-type="float">
            <text:p>0.31991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185018" calcext:value-type="float">
            <text:p>0.185018</text:p>
          </table:table-cell>
          <table:table-cell office:value-type="float" office:value="0.318627" calcext:value-type="float">
            <text:p>0.318627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84735" calcext:value-type="float">
            <text:p>0.184735</text:p>
          </table:table-cell>
          <table:table-cell office:value-type="float" office:value="0.317365" calcext:value-type="float">
            <text:p>0.317365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84463" calcext:value-type="float">
            <text:p>0.184463</text:p>
          </table:table-cell>
          <table:table-cell office:value-type="float" office:value="0.316125" calcext:value-type="float">
            <text:p>0.316125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84203" calcext:value-type="float">
            <text:p>0.184203</text:p>
          </table:table-cell>
          <table:table-cell office:value-type="float" office:value="0.314904" calcext:value-type="float">
            <text:p>0.314904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83954" calcext:value-type="float">
            <text:p>0.183954</text:p>
          </table:table-cell>
          <table:table-cell office:value-type="float" office:value="0.313704" calcext:value-type="float">
            <text:p>0.313704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83716" calcext:value-type="float">
            <text:p>0.183716</text:p>
          </table:table-cell>
          <table:table-cell office:value-type="float" office:value="0.312523" calcext:value-type="float">
            <text:p>0.312523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183488" calcext:value-type="float">
            <text:p>0.183488</text:p>
          </table:table-cell>
          <table:table-cell office:value-type="float" office:value="0.311362" calcext:value-type="float">
            <text:p>0.311362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18327" calcext:value-type="float">
            <text:p>0.18327</text:p>
          </table:table-cell>
          <table:table-cell office:value-type="float" office:value="0.310219" calcext:value-type="float">
            <text:p>0.310219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183063" calcext:value-type="float">
            <text:p>0.183063</text:p>
          </table:table-cell>
          <table:table-cell office:value-type="float" office:value="0.309095" calcext:value-type="float">
            <text:p>0.309095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182865" calcext:value-type="float">
            <text:p>0.182865</text:p>
          </table:table-cell>
          <table:table-cell office:value-type="float" office:value="0.307988" calcext:value-type="float">
            <text:p>0.307988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182678" calcext:value-type="float">
            <text:p>0.182678</text:p>
          </table:table-cell>
          <table:table-cell office:value-type="float" office:value="0.3069" calcext:value-type="float">
            <text:p>0.3069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182499" calcext:value-type="float">
            <text:p>0.182499</text:p>
          </table:table-cell>
          <table:table-cell office:value-type="float" office:value="0.305828" calcext:value-type="float">
            <text:p>0.305828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18233" calcext:value-type="float">
            <text:p>0.18233</text:p>
          </table:table-cell>
          <table:table-cell office:value-type="float" office:value="0.304773" calcext:value-type="float">
            <text:p>0.304773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18217" calcext:value-type="float">
            <text:p>0.18217</text:p>
          </table:table-cell>
          <table:table-cell office:value-type="float" office:value="0.303735" calcext:value-type="float">
            <text:p>0.303735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182019" calcext:value-type="float">
            <text:p>0.182019</text:p>
          </table:table-cell>
          <table:table-cell office:value-type="float" office:value="0.302713" calcext:value-type="float">
            <text:p>0.302713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81877" calcext:value-type="float">
            <text:p>0.181877</text:p>
          </table:table-cell>
          <table:table-cell office:value-type="float" office:value="0.301706" calcext:value-type="float">
            <text:p>0.301706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181743" calcext:value-type="float">
            <text:p>0.181743</text:p>
          </table:table-cell>
          <table:table-cell office:value-type="float" office:value="0.300715" calcext:value-type="float">
            <text:p>0.300715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181617" calcext:value-type="float">
            <text:p>0.181617</text:p>
          </table:table-cell>
          <table:table-cell office:value-type="float" office:value="0.29974" calcext:value-type="float">
            <text:p>0.29974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298779" calcext:value-type="float">
            <text:p>0.298779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181391" calcext:value-type="float">
            <text:p>0.181391</text:p>
          </table:table-cell>
          <table:table-cell office:value-type="float" office:value="0.297833" calcext:value-type="float">
            <text:p>0.297833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18129" calcext:value-type="float">
            <text:p>0.18129</text:p>
          </table:table-cell>
          <table:table-cell office:value-type="float" office:value="0.296901" calcext:value-type="float">
            <text:p>0.296901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181196" calcext:value-type="float">
            <text:p>0.181196</text:p>
          </table:table-cell>
          <table:table-cell office:value-type="float" office:value="0.295983" calcext:value-type="float">
            <text:p>0.295983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18111" calcext:value-type="float">
            <text:p>0.18111</text:p>
          </table:table-cell>
          <table:table-cell office:value-type="float" office:value="0.295079" calcext:value-type="float">
            <text:p>0.295079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81031" calcext:value-type="float">
            <text:p>0.181031</text:p>
          </table:table-cell>
          <table:table-cell office:value-type="float" office:value="0.294188" calcext:value-type="float">
            <text:p>0.294188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18096" calcext:value-type="float">
            <text:p>0.18096</text:p>
          </table:table-cell>
          <table:table-cell office:value-type="float" office:value="0.29331" calcext:value-type="float">
            <text:p>0.29331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80896" calcext:value-type="float">
            <text:p>0.180896</text:p>
          </table:table-cell>
          <table:table-cell office:value-type="float" office:value="0.292446" calcext:value-type="float">
            <text:p>0.292446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180839" calcext:value-type="float">
            <text:p>0.180839</text:p>
          </table:table-cell>
          <table:table-cell office:value-type="float" office:value="0.291594" calcext:value-type="float">
            <text:p>0.291594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180789" calcext:value-type="float">
            <text:p>0.180789</text:p>
          </table:table-cell>
          <table:table-cell office:value-type="float" office:value="0.290755" calcext:value-type="float">
            <text:p>0.290755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180745" calcext:value-type="float">
            <text:p>0.180745</text:p>
          </table:table-cell>
          <table:table-cell office:value-type="float" office:value="0.289928" calcext:value-type="float">
            <text:p>0.289928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180708" calcext:value-type="float">
            <text:p>0.180708</text:p>
          </table:table-cell>
          <table:table-cell office:value-type="float" office:value="0.289113" calcext:value-type="float">
            <text:p>0.289113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180678" calcext:value-type="float">
            <text:p>0.180678</text:p>
          </table:table-cell>
          <table:table-cell office:value-type="float" office:value="0.28831" calcext:value-type="float">
            <text:p>0.28831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180654" calcext:value-type="float">
            <text:p>0.180654</text:p>
          </table:table-cell>
          <table:table-cell office:value-type="float" office:value="0.287518" calcext:value-type="float">
            <text:p>0.287518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180637" calcext:value-type="float">
            <text:p>0.180637</text:p>
          </table:table-cell>
          <table:table-cell office:value-type="float" office:value="0.286738" calcext:value-type="float">
            <text:p>0.286738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180625" calcext:value-type="float">
            <text:p>0.180625</text:p>
          </table:table-cell>
          <table:table-cell office:value-type="float" office:value="0.285969" calcext:value-type="float">
            <text:p>0.285969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18062" calcext:value-type="float">
            <text:p>0.18062</text:p>
          </table:table-cell>
          <table:table-cell office:value-type="float" office:value="0.285211" calcext:value-type="float">
            <text:p>0.285211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8062" calcext:value-type="float">
            <text:p>0.18062</text:p>
          </table:table-cell>
          <table:table-cell office:value-type="float" office:value="0.284464" calcext:value-type="float">
            <text:p>0.284464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180626" calcext:value-type="float">
            <text:p>0.180626</text:p>
          </table:table-cell>
          <table:table-cell office:value-type="float" office:value="0.283728" calcext:value-type="float">
            <text:p>0.283728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180639" calcext:value-type="float">
            <text:p>0.180639</text:p>
          </table:table-cell>
          <table:table-cell office:value-type="float" office:value="0.283002" calcext:value-type="float">
            <text:p>0.283002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180656" calcext:value-type="float">
            <text:p>0.180656</text:p>
          </table:table-cell>
          <table:table-cell office:value-type="float" office:value="0.282286" calcext:value-type="float">
            <text:p>0.282286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180679" calcext:value-type="float">
            <text:p>0.180679</text:p>
          </table:table-cell>
          <table:table-cell office:value-type="float" office:value="0.28158" calcext:value-type="float">
            <text:p>0.28158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180708" calcext:value-type="float">
            <text:p>0.180708</text:p>
          </table:table-cell>
          <table:table-cell office:value-type="float" office:value="0.280885" calcext:value-type="float">
            <text:p>0.280885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180742" calcext:value-type="float">
            <text:p>0.180742</text:p>
          </table:table-cell>
          <table:table-cell office:value-type="float" office:value="0.280199" calcext:value-type="float">
            <text:p>0.280199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180781" calcext:value-type="float">
            <text:p>0.180781</text:p>
          </table:table-cell>
          <table:table-cell office:value-type="float" office:value="0.279522" calcext:value-type="float">
            <text:p>0.279522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180825" calcext:value-type="float">
            <text:p>0.180825</text:p>
          </table:table-cell>
          <table:table-cell office:value-type="float" office:value="0.278855" calcext:value-type="float">
            <text:p>0.278855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180875" calcext:value-type="float">
            <text:p>0.180875</text:p>
          </table:table-cell>
          <table:table-cell office:value-type="float" office:value="0.278197" calcext:value-type="float">
            <text:p>0.278197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80929" calcext:value-type="float">
            <text:p>0.180929</text:p>
          </table:table-cell>
          <table:table-cell office:value-type="float" office:value="0.277549" calcext:value-type="float">
            <text:p>0.277549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180988" calcext:value-type="float">
            <text:p>0.180988</text:p>
          </table:table-cell>
          <table:table-cell office:value-type="float" office:value="0.276909" calcext:value-type="float">
            <text:p>0.27690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181052" calcext:value-type="float">
            <text:p>0.181052</text:p>
          </table:table-cell>
          <table:table-cell office:value-type="float" office:value="0.276278" calcext:value-type="float">
            <text:p>0.276278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181121" calcext:value-type="float">
            <text:p>0.181121</text:p>
          </table:table-cell>
          <table:table-cell office:value-type="float" office:value="0.275656" calcext:value-type="float">
            <text:p>0.275656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181194" calcext:value-type="float">
            <text:p>0.181194</text:p>
          </table:table-cell>
          <table:table-cell office:value-type="float" office:value="0.275042" calcext:value-type="float">
            <text:p>0.275042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181272" calcext:value-type="float">
            <text:p>0.181272</text:p>
          </table:table-cell>
          <table:table-cell office:value-type="float" office:value="0.274437" calcext:value-type="float">
            <text:p>0.27443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181355" calcext:value-type="float">
            <text:p>0.181355</text:p>
          </table:table-cell>
          <table:table-cell office:value-type="float" office:value="0.27384" calcext:value-type="float">
            <text:p>0.27384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181442" calcext:value-type="float">
            <text:p>0.181442</text:p>
          </table:table-cell>
          <table:table-cell office:value-type="float" office:value="0.273251" calcext:value-type="float">
            <text:p>0.273251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181533" calcext:value-type="float">
            <text:p>0.181533</text:p>
          </table:table-cell>
          <table:table-cell office:value-type="float" office:value="0.272671" calcext:value-type="float">
            <text:p>0.272671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181628" calcext:value-type="float">
            <text:p>0.181628</text:p>
          </table:table-cell>
          <table:table-cell office:value-type="float" office:value="0.272098" calcext:value-type="float">
            <text:p>0.272098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81728" calcext:value-type="float">
            <text:p>0.181728</text:p>
          </table:table-cell>
          <table:table-cell office:value-type="float" office:value="0.271533" calcext:value-type="float">
            <text:p>0.271533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181831" calcext:value-type="float">
            <text:p>0.181831</text:p>
          </table:table-cell>
          <table:table-cell office:value-type="float" office:value="0.270975" calcext:value-type="float">
            <text:p>0.270975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181939" calcext:value-type="float">
            <text:p>0.181939</text:p>
          </table:table-cell>
          <table:table-cell office:value-type="float" office:value="0.270425" calcext:value-type="float">
            <text:p>0.270425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182051" calcext:value-type="float">
            <text:p>0.182051</text:p>
          </table:table-cell>
          <table:table-cell office:value-type="float" office:value="0.269883" calcext:value-type="float">
            <text:p>0.269883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182166" calcext:value-type="float">
            <text:p>0.182166</text:p>
          </table:table-cell>
          <table:table-cell office:value-type="float" office:value="0.269348" calcext:value-type="float">
            <text:p>0.269348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182286" calcext:value-type="float">
            <text:p>0.182286</text:p>
          </table:table-cell>
          <table:table-cell office:value-type="float" office:value="0.26882" calcext:value-type="float">
            <text:p>0.26882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182409" calcext:value-type="float">
            <text:p>0.182409</text:p>
          </table:table-cell>
          <table:table-cell office:value-type="float" office:value="0.268299" calcext:value-type="float">
            <text:p>0.268299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182536" calcext:value-type="float">
            <text:p>0.182536</text:p>
          </table:table-cell>
          <table:table-cell office:value-type="float" office:value="0.267785" calcext:value-type="float">
            <text:p>0.267785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182666" calcext:value-type="float">
            <text:p>0.182666</text:p>
          </table:table-cell>
          <table:table-cell office:value-type="float" office:value="0.267278" calcext:value-type="float">
            <text:p>0.267278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182801" calcext:value-type="float">
            <text:p>0.182801</text:p>
          </table:table-cell>
          <table:table-cell office:value-type="float" office:value="0.266777" calcext:value-type="float">
            <text:p>0.266777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82938" calcext:value-type="float">
            <text:p>0.182938</text:p>
          </table:table-cell>
          <table:table-cell office:value-type="float" office:value="0.266284" calcext:value-type="float">
            <text:p>0.266284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18308" calcext:value-type="float">
            <text:p>0.18308</text:p>
          </table:table-cell>
          <table:table-cell office:value-type="float" office:value="0.265797" calcext:value-type="float">
            <text:p>0.265797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183224" calcext:value-type="float">
            <text:p>0.183224</text:p>
          </table:table-cell>
          <table:table-cell office:value-type="float" office:value="0.265316" calcext:value-type="float">
            <text:p>0.265316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183372" calcext:value-type="float">
            <text:p>0.183372</text:p>
          </table:table-cell>
          <table:table-cell office:value-type="float" office:value="0.264842" calcext:value-type="float">
            <text:p>0.264842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183523" calcext:value-type="float">
            <text:p>0.183523</text:p>
          </table:table-cell>
          <table:table-cell office:value-type="float" office:value="0.264374" calcext:value-type="float">
            <text:p>0.264374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183678" calcext:value-type="float">
            <text:p>0.183678</text:p>
          </table:table-cell>
          <table:table-cell office:value-type="float" office:value="0.263913" calcext:value-type="float">
            <text:p>0.263913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183836" calcext:value-type="float">
            <text:p>0.183836</text:p>
          </table:table-cell>
          <table:table-cell office:value-type="float" office:value="0.263457" calcext:value-type="float">
            <text:p>0.263457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183997" calcext:value-type="float">
            <text:p>0.183997</text:p>
          </table:table-cell>
          <table:table-cell office:value-type="float" office:value="0.263008" calcext:value-type="float">
            <text:p>0.263008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184161" calcext:value-type="float">
            <text:p>0.184161</text:p>
          </table:table-cell>
          <table:table-cell office:value-type="float" office:value="0.262565" calcext:value-type="float">
            <text:p>0.262565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184328" calcext:value-type="float">
            <text:p>0.184328</text:p>
          </table:table-cell>
          <table:table-cell office:value-type="float" office:value="0.262127" calcext:value-type="float">
            <text:p>0.262127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84498" calcext:value-type="float">
            <text:p>0.184498</text:p>
          </table:table-cell>
          <table:table-cell office:value-type="float" office:value="0.261695" calcext:value-type="float">
            <text:p>0.261695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184671" calcext:value-type="float">
            <text:p>0.184671</text:p>
          </table:table-cell>
          <table:table-cell office:value-type="float" office:value="0.261269" calcext:value-type="float">
            <text:p>0.261269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184847" calcext:value-type="float">
            <text:p>0.184847</text:p>
          </table:table-cell>
          <table:table-cell office:value-type="float" office:value="0.260849" calcext:value-type="float">
            <text:p>0.260849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185026" calcext:value-type="float">
            <text:p>0.185026</text:p>
          </table:table-cell>
          <table:table-cell office:value-type="float" office:value="0.260434" calcext:value-type="float">
            <text:p>0.260434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185207" calcext:value-type="float">
            <text:p>0.185207</text:p>
          </table:table-cell>
          <table:table-cell office:value-type="float" office:value="0.260025" calcext:value-type="float">
            <text:p>0.260025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185391" calcext:value-type="float">
            <text:p>0.185391</text:p>
          </table:table-cell>
          <table:table-cell office:value-type="float" office:value="0.259621" calcext:value-type="float">
            <text:p>0.259621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185579" calcext:value-type="float">
            <text:p>0.185579</text:p>
          </table:table-cell>
          <table:table-cell office:value-type="float" office:value="0.259222" calcext:value-type="float">
            <text:p>0.259222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185768" calcext:value-type="float">
            <text:p>0.185768</text:p>
          </table:table-cell>
          <table:table-cell office:value-type="float" office:value="0.258829" calcext:value-type="float">
            <text:p>0.258829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185961" calcext:value-type="float">
            <text:p>0.185961</text:p>
          </table:table-cell>
          <table:table-cell office:value-type="float" office:value="0.258441" calcext:value-type="float">
            <text:p>0.258441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186156" calcext:value-type="float">
            <text:p>0.186156</text:p>
          </table:table-cell>
          <table:table-cell office:value-type="float" office:value="0.258058" calcext:value-type="float">
            <text:p>0.258058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86353" calcext:value-type="float">
            <text:p>0.186353</text:p>
          </table:table-cell>
          <table:table-cell office:value-type="float" office:value="0.25768" calcext:value-type="float">
            <text:p>0.25768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186553" calcext:value-type="float">
            <text:p>0.186553</text:p>
          </table:table-cell>
          <table:table-cell office:value-type="float" office:value="0.257307" calcext:value-type="float">
            <text:p>0.257307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186756" calcext:value-type="float">
            <text:p>0.186756</text:p>
          </table:table-cell>
          <table:table-cell office:value-type="float" office:value="0.256939" calcext:value-type="float">
            <text:p>0.256939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186961" calcext:value-type="float">
            <text:p>0.186961</text:p>
          </table:table-cell>
          <table:table-cell office:value-type="float" office:value="0.256576" calcext:value-type="float">
            <text:p>0.256576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187168" calcext:value-type="float">
            <text:p>0.187168</text:p>
          </table:table-cell>
          <table:table-cell office:value-type="float" office:value="0.256218" calcext:value-type="float">
            <text:p>0.256218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87378" calcext:value-type="float">
            <text:p>0.187378</text:p>
          </table:table-cell>
          <table:table-cell office:value-type="float" office:value="0.255864" calcext:value-type="float">
            <text:p>0.255864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18759" calcext:value-type="float">
            <text:p>0.18759</text:p>
          </table:table-cell>
          <table:table-cell office:value-type="float" office:value="0.255515" calcext:value-type="float">
            <text:p>0.255515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87804" calcext:value-type="float">
            <text:p>0.187804</text:p>
          </table:table-cell>
          <table:table-cell office:value-type="float" office:value="0.255171" calcext:value-type="float">
            <text:p>0.255171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18802" calcext:value-type="float">
            <text:p>0.18802</text:p>
          </table:table-cell>
          <table:table-cell office:value-type="float" office:value="0.254831" calcext:value-type="float">
            <text:p>0.254831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188239" calcext:value-type="float">
            <text:p>0.188239</text:p>
          </table:table-cell>
          <table:table-cell office:value-type="float" office:value="0.254496" calcext:value-type="float">
            <text:p>0.254496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8846" calcext:value-type="float">
            <text:p>0.18846</text:p>
          </table:table-cell>
          <table:table-cell office:value-type="float" office:value="0.254165" calcext:value-type="float">
            <text:p>0.254165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188683" calcext:value-type="float">
            <text:p>0.188683</text:p>
          </table:table-cell>
          <table:table-cell office:value-type="float" office:value="0.253839" calcext:value-type="float">
            <text:p>0.253839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188908" calcext:value-type="float">
            <text:p>0.188908</text:p>
          </table:table-cell>
          <table:table-cell office:value-type="float" office:value="0.253517" calcext:value-type="float">
            <text:p>0.253517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189135" calcext:value-type="float">
            <text:p>0.189135</text:p>
          </table:table-cell>
          <table:table-cell office:value-type="float" office:value="0.253199" calcext:value-type="float">
            <text:p>0.253199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189365" calcext:value-type="float">
            <text:p>0.189365</text:p>
          </table:table-cell>
          <table:table-cell office:value-type="float" office:value="0.252886" calcext:value-type="float">
            <text:p>0.252886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189596" calcext:value-type="float">
            <text:p>0.189596</text:p>
          </table:table-cell>
          <table:table-cell office:value-type="float" office:value="0.252576" calcext:value-type="float">
            <text:p>0.252576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189829" calcext:value-type="float">
            <text:p>0.189829</text:p>
          </table:table-cell>
          <table:table-cell office:value-type="float" office:value="0.252271" calcext:value-type="float">
            <text:p>0.252271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190064" calcext:value-type="float">
            <text:p>0.190064</text:p>
          </table:table-cell>
          <table:table-cell office:value-type="float" office:value="0.25197" calcext:value-type="float">
            <text:p>0.25197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190301" calcext:value-type="float">
            <text:p>0.190301</text:p>
          </table:table-cell>
          <table:table-cell office:value-type="float" office:value="0.251673" calcext:value-type="float">
            <text:p>0.251673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19054" calcext:value-type="float">
            <text:p>0.19054</text:p>
          </table:table-cell>
          <table:table-cell office:value-type="float" office:value="0.25138" calcext:value-type="float">
            <text:p>0.25138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190781" calcext:value-type="float">
            <text:p>0.190781</text:p>
          </table:table-cell>
          <table:table-cell office:value-type="float" office:value="0.251091" calcext:value-type="float">
            <text:p>0.251091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191023" calcext:value-type="float">
            <text:p>0.191023</text:p>
          </table:table-cell>
          <table:table-cell office:value-type="float" office:value="0.250806" calcext:value-type="float">
            <text:p>0.250806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191268" calcext:value-type="float">
            <text:p>0.191268</text:p>
          </table:table-cell>
          <table:table-cell office:value-type="float" office:value="0.250524" calcext:value-type="float">
            <text:p>0.250524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191514" calcext:value-type="float">
            <text:p>0.191514</text:p>
          </table:table-cell>
          <table:table-cell office:value-type="float" office:value="0.250247" calcext:value-type="float">
            <text:p>0.250247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191762" calcext:value-type="float">
            <text:p>0.191762</text:p>
          </table:table-cell>
          <table:table-cell office:value-type="float" office:value="0.249973" calcext:value-type="float">
            <text:p>0.249973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192011" calcext:value-type="float">
            <text:p>0.192011</text:p>
          </table:table-cell>
          <table:table-cell office:value-type="float" office:value="0.249703" calcext:value-type="float">
            <text:p>0.249703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192262" calcext:value-type="float">
            <text:p>0.192262</text:p>
          </table:table-cell>
          <table:table-cell office:value-type="float" office:value="0.249436" calcext:value-type="float">
            <text:p>0.249436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192515" calcext:value-type="float">
            <text:p>0.192515</text:p>
          </table:table-cell>
          <table:table-cell office:value-type="float" office:value="0.249173" calcext:value-type="float">
            <text:p>0.249173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19277" calcext:value-type="float">
            <text:p>0.19277</text:p>
          </table:table-cell>
          <table:table-cell office:value-type="float" office:value="0.248914" calcext:value-type="float">
            <text:p>0.248914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193026" calcext:value-type="float">
            <text:p>0.193026</text:p>
          </table:table-cell>
          <table:table-cell office:value-type="float" office:value="0.248658" calcext:value-type="float">
            <text:p>0.248658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93283" calcext:value-type="float">
            <text:p>0.193283</text:p>
          </table:table-cell>
          <table:table-cell office:value-type="float" office:value="0.248406" calcext:value-type="float">
            <text:p>0.248406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193543" calcext:value-type="float">
            <text:p>0.193543</text:p>
          </table:table-cell>
          <table:table-cell office:value-type="float" office:value="0.248157" calcext:value-type="float">
            <text:p>0.248157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193803" calcext:value-type="float">
            <text:p>0.193803</text:p>
          </table:table-cell>
          <table:table-cell office:value-type="float" office:value="0.247912" calcext:value-type="float">
            <text:p>0.247912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194065" calcext:value-type="float">
            <text:p>0.194065</text:p>
          </table:table-cell>
          <table:table-cell office:value-type="float" office:value="0.24767" calcext:value-type="float">
            <text:p>0.24767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194329" calcext:value-type="float">
            <text:p>0.194329</text:p>
          </table:table-cell>
          <table:table-cell office:value-type="float" office:value="0.247431" calcext:value-type="float">
            <text:p>0.247431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194594" calcext:value-type="float">
            <text:p>0.194594</text:p>
          </table:table-cell>
          <table:table-cell office:value-type="float" office:value="0.247195" calcext:value-type="float">
            <text:p>0.247195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194861" calcext:value-type="float">
            <text:p>0.194861</text:p>
          </table:table-cell>
          <table:table-cell office:value-type="float" office:value="0.246963" calcext:value-type="float">
            <text:p>0.246963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195129" calcext:value-type="float">
            <text:p>0.195129</text:p>
          </table:table-cell>
          <table:table-cell office:value-type="float" office:value="0.246734" calcext:value-type="float">
            <text:p>0.246734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195398" calcext:value-type="float">
            <text:p>0.195398</text:p>
          </table:table-cell>
          <table:table-cell office:value-type="float" office:value="0.246509" calcext:value-type="float">
            <text:p>0.246509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195668" calcext:value-type="float">
            <text:p>0.195668</text:p>
          </table:table-cell>
          <table:table-cell office:value-type="float" office:value="0.246286" calcext:value-type="float">
            <text:p>0.246286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9594" calcext:value-type="float">
            <text:p>0.19594</text:p>
          </table:table-cell>
          <table:table-cell office:value-type="float" office:value="0.246066" calcext:value-type="float">
            <text:p>0.246066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196214" calcext:value-type="float">
            <text:p>0.196214</text:p>
          </table:table-cell>
          <table:table-cell office:value-type="float" office:value="0.24585" calcext:value-type="float">
            <text:p>0.24585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196488" calcext:value-type="float">
            <text:p>0.196488</text:p>
          </table:table-cell>
          <table:table-cell office:value-type="float" office:value="0.245637" calcext:value-type="float">
            <text:p>0.245637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196764" calcext:value-type="float">
            <text:p>0.196764</text:p>
          </table:table-cell>
          <table:table-cell office:value-type="float" office:value="0.245426" calcext:value-type="float">
            <text:p>0.245426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197041" calcext:value-type="float">
            <text:p>0.197041</text:p>
          </table:table-cell>
          <table:table-cell office:value-type="float" office:value="0.245219" calcext:value-type="float">
            <text:p>0.245219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197319" calcext:value-type="float">
            <text:p>0.197319</text:p>
          </table:table-cell>
          <table:table-cell office:value-type="float" office:value="0.245015" calcext:value-type="float">
            <text:p>0.24501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197599" calcext:value-type="float">
            <text:p>0.197599</text:p>
          </table:table-cell>
          <table:table-cell office:value-type="float" office:value="0.244813" calcext:value-type="float">
            <text:p>0.244813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197879" calcext:value-type="float">
            <text:p>0.197879</text:p>
          </table:table-cell>
          <table:table-cell office:value-type="float" office:value="0.244614" calcext:value-type="float">
            <text:p>0.244614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198161" calcext:value-type="float">
            <text:p>0.198161</text:p>
          </table:table-cell>
          <table:table-cell office:value-type="float" office:value="0.244419" calcext:value-type="float">
            <text:p>0.244419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198444" calcext:value-type="float">
            <text:p>0.198444</text:p>
          </table:table-cell>
          <table:table-cell office:value-type="float" office:value="0.244226" calcext:value-type="float">
            <text:p>0.244226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98728" calcext:value-type="float">
            <text:p>0.198728</text:p>
          </table:table-cell>
          <table:table-cell office:value-type="float" office:value="0.244036" calcext:value-type="float">
            <text:p>0.244036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199013" calcext:value-type="float">
            <text:p>0.199013</text:p>
          </table:table-cell>
          <table:table-cell office:value-type="float" office:value="0.243848" calcext:value-type="float">
            <text:p>0.243848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199299" calcext:value-type="float">
            <text:p>0.199299</text:p>
          </table:table-cell>
          <table:table-cell office:value-type="float" office:value="0.243663" calcext:value-type="float">
            <text:p>0.243663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199586" calcext:value-type="float">
            <text:p>0.199586</text:p>
          </table:table-cell>
          <table:table-cell office:value-type="float" office:value="0.243481" calcext:value-type="float">
            <text:p>0.24348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199875" calcext:value-type="float">
            <text:p>0.199875</text:p>
          </table:table-cell>
          <table:table-cell office:value-type="float" office:value="0.243302" calcext:value-type="float">
            <text:p>0.243302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200164" calcext:value-type="float">
            <text:p>0.200164</text:p>
          </table:table-cell>
          <table:table-cell office:value-type="float" office:value="0.243125" calcext:value-type="float">
            <text:p>0.243125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200454" calcext:value-type="float">
            <text:p>0.200454</text:p>
          </table:table-cell>
          <table:table-cell office:value-type="float" office:value="0.242951" calcext:value-type="float">
            <text:p>0.242951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200746" calcext:value-type="float">
            <text:p>0.200746</text:p>
          </table:table-cell>
          <table:table-cell office:value-type="float" office:value="0.24278" calcext:value-type="float">
            <text:p>0.24278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201038" calcext:value-type="float">
            <text:p>0.201038</text:p>
          </table:table-cell>
          <table:table-cell office:value-type="float" office:value="0.242611" calcext:value-type="float">
            <text:p>0.242611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201331" calcext:value-type="float">
            <text:p>0.201331</text:p>
          </table:table-cell>
          <table:table-cell office:value-type="float" office:value="0.242445" calcext:value-type="float">
            <text:p>0.242445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01626" calcext:value-type="float">
            <text:p>0.201626</text:p>
          </table:table-cell>
          <table:table-cell office:value-type="float" office:value="0.242281" calcext:value-type="float">
            <text:p>0.242281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201921" calcext:value-type="float">
            <text:p>0.201921</text:p>
          </table:table-cell>
          <table:table-cell office:value-type="float" office:value="0.242119" calcext:value-type="float">
            <text:p>0.242119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202217" calcext:value-type="float">
            <text:p>0.202217</text:p>
          </table:table-cell>
          <table:table-cell office:value-type="float" office:value="0.241961" calcext:value-type="float">
            <text:p>0.241961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202514" calcext:value-type="float">
            <text:p>0.202514</text:p>
          </table:table-cell>
          <table:table-cell office:value-type="float" office:value="0.241804" calcext:value-type="float">
            <text:p>0.241804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202811" calcext:value-type="float">
            <text:p>0.202811</text:p>
          </table:table-cell>
          <table:table-cell office:value-type="float" office:value="0.24165" calcext:value-type="float">
            <text:p>0.24165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20311" calcext:value-type="float">
            <text:p>0.20311</text:p>
          </table:table-cell>
          <table:table-cell office:value-type="float" office:value="0.241498" calcext:value-type="float">
            <text:p>0.241498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203409" calcext:value-type="float">
            <text:p>0.203409</text:p>
          </table:table-cell>
          <table:table-cell office:value-type="float" office:value="0.241349" calcext:value-type="float">
            <text:p>0.241349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20371" calcext:value-type="float">
            <text:p>0.20371</text:p>
          </table:table-cell>
          <table:table-cell office:value-type="float" office:value="0.241202" calcext:value-type="float">
            <text:p>0.241202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204011" calcext:value-type="float">
            <text:p>0.204011</text:p>
          </table:table-cell>
          <table:table-cell office:value-type="float" office:value="0.241057" calcext:value-type="float">
            <text:p>0.241057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204313" calcext:value-type="float">
            <text:p>0.204313</text:p>
          </table:table-cell>
          <table:table-cell office:value-type="float" office:value="0.240915" calcext:value-type="float">
            <text:p>0.240915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204615" calcext:value-type="float">
            <text:p>0.204615</text:p>
          </table:table-cell>
          <table:table-cell office:value-type="float" office:value="0.240774" calcext:value-type="float">
            <text:p>0.240774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204919" calcext:value-type="float">
            <text:p>0.204919</text:p>
          </table:table-cell>
          <table:table-cell office:value-type="float" office:value="0.240636" calcext:value-type="float">
            <text:p>0.240636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205223" calcext:value-type="float">
            <text:p>0.205223</text:p>
          </table:table-cell>
          <table:table-cell office:value-type="float" office:value="0.240501" calcext:value-type="float">
            <text:p>0.240501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205528" calcext:value-type="float">
            <text:p>0.205528</text:p>
          </table:table-cell>
          <table:table-cell office:value-type="float" office:value="0.240367" calcext:value-type="float">
            <text:p>0.240367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205834" calcext:value-type="float">
            <text:p>0.205834</text:p>
          </table:table-cell>
          <table:table-cell office:value-type="float" office:value="0.240236" calcext:value-type="float">
            <text:p>0.240236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20614" calcext:value-type="float">
            <text:p>0.20614</text:p>
          </table:table-cell>
          <table:table-cell office:value-type="float" office:value="0.240107" calcext:value-type="float">
            <text:p>0.240107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206447" calcext:value-type="float">
            <text:p>0.206447</text:p>
          </table:table-cell>
          <table:table-cell office:value-type="float" office:value="0.239979" calcext:value-type="float">
            <text:p>0.239979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206755" calcext:value-type="float">
            <text:p>0.206755</text:p>
          </table:table-cell>
          <table:table-cell office:value-type="float" office:value="0.239854" calcext:value-type="float">
            <text:p>0.239854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207063" calcext:value-type="float">
            <text:p>0.207063</text:p>
          </table:table-cell>
          <table:table-cell office:value-type="float" office:value="0.239731" calcext:value-type="float">
            <text:p>0.239731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207372" calcext:value-type="float">
            <text:p>0.207372</text:p>
          </table:table-cell>
          <table:table-cell office:value-type="float" office:value="0.239611" calcext:value-type="float">
            <text:p>0.239611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207682" calcext:value-type="float">
            <text:p>0.207682</text:p>
          </table:table-cell>
          <table:table-cell office:value-type="float" office:value="0.239492" calcext:value-type="float">
            <text:p>0.239492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207992" calcext:value-type="float">
            <text:p>0.207992</text:p>
          </table:table-cell>
          <table:table-cell office:value-type="float" office:value="0.239375" calcext:value-type="float">
            <text:p>0.239375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208303" calcext:value-type="float">
            <text:p>0.208303</text:p>
          </table:table-cell>
          <table:table-cell office:value-type="float" office:value="0.23926" calcext:value-type="float">
            <text:p>0.23926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208615" calcext:value-type="float">
            <text:p>0.208615</text:p>
          </table:table-cell>
          <table:table-cell office:value-type="float" office:value="0.239147" calcext:value-type="float">
            <text:p>0.239147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208927" calcext:value-type="float">
            <text:p>0.208927</text:p>
          </table:table-cell>
          <table:table-cell office:value-type="float" office:value="0.239036" calcext:value-type="float">
            <text:p>0.239036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20924" calcext:value-type="float">
            <text:p>0.20924</text:p>
          </table:table-cell>
          <table:table-cell office:value-type="float" office:value="0.238928" calcext:value-type="float">
            <text:p>0.238928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209553" calcext:value-type="float">
            <text:p>0.209553</text:p>
          </table:table-cell>
          <table:table-cell office:value-type="float" office:value="0.238821" calcext:value-type="float">
            <text:p>0.238821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209867" calcext:value-type="float">
            <text:p>0.209867</text:p>
          </table:table-cell>
          <table:table-cell office:value-type="float" office:value="0.238715" calcext:value-type="float">
            <text:p>0.238715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210182" calcext:value-type="float">
            <text:p>0.210182</text:p>
          </table:table-cell>
          <table:table-cell office:value-type="float" office:value="0.238612" calcext:value-type="float">
            <text:p>0.238612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210497" calcext:value-type="float">
            <text:p>0.210497</text:p>
          </table:table-cell>
          <table:table-cell office:value-type="float" office:value="0.238511" calcext:value-type="float">
            <text:p>0.238511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210812" calcext:value-type="float">
            <text:p>0.210812</text:p>
          </table:table-cell>
          <table:table-cell office:value-type="float" office:value="0.238411" calcext:value-type="float">
            <text:p>0.238411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211128" calcext:value-type="float">
            <text:p>0.211128</text:p>
          </table:table-cell>
          <table:table-cell office:value-type="float" office:value="0.238314" calcext:value-type="float">
            <text:p>0.238314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211445" calcext:value-type="float">
            <text:p>0.211445</text:p>
          </table:table-cell>
          <table:table-cell office:value-type="float" office:value="0.238218" calcext:value-type="float">
            <text:p>0.238218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211762" calcext:value-type="float">
            <text:p>0.211762</text:p>
          </table:table-cell>
          <table:table-cell office:value-type="float" office:value="0.238124" calcext:value-type="float">
            <text:p>0.238124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212079" calcext:value-type="float">
            <text:p>0.212079</text:p>
          </table:table-cell>
          <table:table-cell office:value-type="float" office:value="0.238032" calcext:value-type="float">
            <text:p>0.238032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212397" calcext:value-type="float">
            <text:p>0.212397</text:p>
          </table:table-cell>
          <table:table-cell office:value-type="float" office:value="0.237941" calcext:value-type="float">
            <text:p>0.237941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212715" calcext:value-type="float">
            <text:p>0.212715</text:p>
          </table:table-cell>
          <table:table-cell office:value-type="float" office:value="0.237852" calcext:value-type="float">
            <text:p>0.237852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213034" calcext:value-type="float">
            <text:p>0.213034</text:p>
          </table:table-cell>
          <table:table-cell office:value-type="float" office:value="0.237765" calcext:value-type="float">
            <text:p>0.237765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213354" calcext:value-type="float">
            <text:p>0.213354</text:p>
          </table:table-cell>
          <table:table-cell office:value-type="float" office:value="0.23768" calcext:value-type="float">
            <text:p>0.23768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213673" calcext:value-type="float">
            <text:p>0.213673</text:p>
          </table:table-cell>
          <table:table-cell office:value-type="float" office:value="0.237596" calcext:value-type="float">
            <text:p>0.237596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213994" calcext:value-type="float">
            <text:p>0.213994</text:p>
          </table:table-cell>
          <table:table-cell office:value-type="float" office:value="0.237514" calcext:value-type="float">
            <text:p>0.237514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214314" calcext:value-type="float">
            <text:p>0.214314</text:p>
          </table:table-cell>
          <table:table-cell office:value-type="float" office:value="0.237434" calcext:value-type="float">
            <text:p>0.237434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214635" calcext:value-type="float">
            <text:p>0.214635</text:p>
          </table:table-cell>
          <table:table-cell office:value-type="float" office:value="0.237356" calcext:value-type="float">
            <text:p>0.237356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214956" calcext:value-type="float">
            <text:p>0.214956</text:p>
          </table:table-cell>
          <table:table-cell office:value-type="float" office:value="0.237279" calcext:value-type="float">
            <text:p>0.237279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215278" calcext:value-type="float">
            <text:p>0.215278</text:p>
          </table:table-cell>
          <table:table-cell office:value-type="float" office:value="0.237203" calcext:value-type="float">
            <text:p>0.237203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2156" calcext:value-type="float">
            <text:p>0.2156</text:p>
          </table:table-cell>
          <table:table-cell office:value-type="float" office:value="0.237129" calcext:value-type="float">
            <text:p>0.237129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215923" calcext:value-type="float">
            <text:p>0.215923</text:p>
          </table:table-cell>
          <table:table-cell office:value-type="float" office:value="0.237057" calcext:value-type="float">
            <text:p>0.237057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216246" calcext:value-type="float">
            <text:p>0.216246</text:p>
          </table:table-cell>
          <table:table-cell office:value-type="float" office:value="0.236987" calcext:value-type="float">
            <text:p>0.236987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216569" calcext:value-type="float">
            <text:p>0.216569</text:p>
          </table:table-cell>
          <table:table-cell office:value-type="float" office:value="0.236918" calcext:value-type="float">
            <text:p>0.236918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216892" calcext:value-type="float">
            <text:p>0.216892</text:p>
          </table:table-cell>
          <table:table-cell office:value-type="float" office:value="0.23685" calcext:value-type="float">
            <text:p>0.23685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217216" calcext:value-type="float">
            <text:p>0.217216</text:p>
          </table:table-cell>
          <table:table-cell office:value-type="float" office:value="0.236784" calcext:value-type="float">
            <text:p>0.236784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21754" calcext:value-type="float">
            <text:p>0.21754</text:p>
          </table:table-cell>
          <table:table-cell office:value-type="float" office:value="0.23672" calcext:value-type="float">
            <text:p>0.23672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217865" calcext:value-type="float">
            <text:p>0.217865</text:p>
          </table:table-cell>
          <table:table-cell office:value-type="float" office:value="0.236657" calcext:value-type="float">
            <text:p>0.236657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21819" calcext:value-type="float">
            <text:p>0.21819</text:p>
          </table:table-cell>
          <table:table-cell office:value-type="float" office:value="0.236595" calcext:value-type="float">
            <text:p>0.236595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218515" calcext:value-type="float">
            <text:p>0.218515</text:p>
          </table:table-cell>
          <table:table-cell office:value-type="float" office:value="0.236535" calcext:value-type="float">
            <text:p>0.236535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21884" calcext:value-type="float">
            <text:p>0.21884</text:p>
          </table:table-cell>
          <table:table-cell office:value-type="float" office:value="0.236477" calcext:value-type="float">
            <text:p>0.236477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219166" calcext:value-type="float">
            <text:p>0.219166</text:p>
          </table:table-cell>
          <table:table-cell office:value-type="float" office:value="0.236419" calcext:value-type="float">
            <text:p>0.236419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219492" calcext:value-type="float">
            <text:p>0.219492</text:p>
          </table:table-cell>
          <table:table-cell office:value-type="float" office:value="0.236364" calcext:value-type="float">
            <text:p>0.236364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219818" calcext:value-type="float">
            <text:p>0.219818</text:p>
          </table:table-cell>
          <table:table-cell office:value-type="float" office:value="0.23631" calcext:value-type="float">
            <text:p>0.23631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220145" calcext:value-type="float">
            <text:p>0.220145</text:p>
          </table:table-cell>
          <table:table-cell office:value-type="float" office:value="0.236257" calcext:value-type="float">
            <text:p>0.236257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220471" calcext:value-type="float">
            <text:p>0.220471</text:p>
          </table:table-cell>
          <table:table-cell office:value-type="float" office:value="0.236205" calcext:value-type="float">
            <text:p>0.236205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220798" calcext:value-type="float">
            <text:p>0.220798</text:p>
          </table:table-cell>
          <table:table-cell office:value-type="float" office:value="0.236155" calcext:value-type="float">
            <text:p>0.236155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221125" calcext:value-type="float">
            <text:p>0.221125</text:p>
          </table:table-cell>
          <table:table-cell office:value-type="float" office:value="0.236106" calcext:value-type="float">
            <text:p>0.236106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221453" calcext:value-type="float">
            <text:p>0.221453</text:p>
          </table:table-cell>
          <table:table-cell office:value-type="float" office:value="0.236059" calcext:value-type="float">
            <text:p>0.236059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22178" calcext:value-type="float">
            <text:p>0.22178</text:p>
          </table:table-cell>
          <table:table-cell office:value-type="float" office:value="0.236013" calcext:value-type="float">
            <text:p>0.236013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222108" calcext:value-type="float">
            <text:p>0.222108</text:p>
          </table:table-cell>
          <table:table-cell office:value-type="float" office:value="0.235968" calcext:value-type="float">
            <text:p>0.23596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222436" calcext:value-type="float">
            <text:p>0.222436</text:p>
          </table:table-cell>
          <table:table-cell office:value-type="float" office:value="0.235925" calcext:value-type="float">
            <text:p>0.235925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222765" calcext:value-type="float">
            <text:p>0.222765</text:p>
          </table:table-cell>
          <table:table-cell office:value-type="float" office:value="0.235883" calcext:value-type="float">
            <text:p>0.235883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223093" calcext:value-type="float">
            <text:p>0.223093</text:p>
          </table:table-cell>
          <table:table-cell office:value-type="float" office:value="0.235842" calcext:value-type="float">
            <text:p>0.235842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223422" calcext:value-type="float">
            <text:p>0.223422</text:p>
          </table:table-cell>
          <table:table-cell office:value-type="float" office:value="0.235803" calcext:value-type="float">
            <text:p>0.235803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223751" calcext:value-type="float">
            <text:p>0.223751</text:p>
          </table:table-cell>
          <table:table-cell office:value-type="float" office:value="0.235765" calcext:value-type="float">
            <text:p>0.235765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22408" calcext:value-type="float">
            <text:p>0.22408</text:p>
          </table:table-cell>
          <table:table-cell office:value-type="float" office:value="0.235728" calcext:value-type="float">
            <text:p>0.235728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224409" calcext:value-type="float">
            <text:p>0.224409</text:p>
          </table:table-cell>
          <table:table-cell office:value-type="float" office:value="0.235692" calcext:value-type="float">
            <text:p>0.235692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224738" calcext:value-type="float">
            <text:p>0.224738</text:p>
          </table:table-cell>
          <table:table-cell office:value-type="float" office:value="0.235658" calcext:value-type="float">
            <text:p>0.235658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225068" calcext:value-type="float">
            <text:p>0.225068</text:p>
          </table:table-cell>
          <table:table-cell office:value-type="float" office:value="0.235625" calcext:value-type="float">
            <text:p>0.235625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225397" calcext:value-type="float">
            <text:p>0.225397</text:p>
          </table:table-cell>
          <table:table-cell office:value-type="float" office:value="0.235593" calcext:value-type="float">
            <text:p>0.235593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225727" calcext:value-type="float">
            <text:p>0.225727</text:p>
          </table:table-cell>
          <table:table-cell office:value-type="float" office:value="0.235562" calcext:value-type="float">
            <text:p>0.235562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226057" calcext:value-type="float">
            <text:p>0.226057</text:p>
          </table:table-cell>
          <table:table-cell office:value-type="float" office:value="0.235532" calcext:value-type="float">
            <text:p>0.235532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226387" calcext:value-type="float">
            <text:p>0.226387</text:p>
          </table:table-cell>
          <table:table-cell office:value-type="float" office:value="0.235504" calcext:value-type="float">
            <text:p>0.235504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226717" calcext:value-type="float">
            <text:p>0.226717</text:p>
          </table:table-cell>
          <table:table-cell office:value-type="float" office:value="0.235477" calcext:value-type="float">
            <text:p>0.235477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227048" calcext:value-type="float">
            <text:p>0.227048</text:p>
          </table:table-cell>
          <table:table-cell office:value-type="float" office:value="0.235451" calcext:value-type="float">
            <text:p>0.235451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227378" calcext:value-type="float">
            <text:p>0.227378</text:p>
          </table:table-cell>
          <table:table-cell office:value-type="float" office:value="0.235426" calcext:value-type="float">
            <text:p>0.235426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227709" calcext:value-type="float">
            <text:p>0.227709</text:p>
          </table:table-cell>
          <table:table-cell office:value-type="float" office:value="0.235402" calcext:value-type="float">
            <text:p>0.235402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228039" calcext:value-type="float">
            <text:p>0.228039</text:p>
          </table:table-cell>
          <table:table-cell office:value-type="float" office:value="0.235379" calcext:value-type="float">
            <text:p>0.235379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22837" calcext:value-type="float">
            <text:p>0.22837</text:p>
          </table:table-cell>
          <table:table-cell office:value-type="float" office:value="0.235358" calcext:value-type="float">
            <text:p>0.235358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228701" calcext:value-type="float">
            <text:p>0.228701</text:p>
          </table:table-cell>
          <table:table-cell office:value-type="float" office:value="0.235337" calcext:value-type="float">
            <text:p>0.235337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229032" calcext:value-type="float">
            <text:p>0.229032</text:p>
          </table:table-cell>
          <table:table-cell office:value-type="float" office:value="0.235318" calcext:value-type="float">
            <text:p>0.235318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229363" calcext:value-type="float">
            <text:p>0.229363</text:p>
          </table:table-cell>
          <table:table-cell office:value-type="float" office:value="0.2353" calcext:value-type="float">
            <text:p>0.2353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229694" calcext:value-type="float">
            <text:p>0.229694</text:p>
          </table:table-cell>
          <table:table-cell office:value-type="float" office:value="0.235283" calcext:value-type="float">
            <text:p>0.235283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230025" calcext:value-type="float">
            <text:p>0.230025</text:p>
          </table:table-cell>
          <table:table-cell office:value-type="float" office:value="0.235267" calcext:value-type="float">
            <text:p>0.235267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230356" calcext:value-type="float">
            <text:p>0.230356</text:p>
          </table:table-cell>
          <table:table-cell office:value-type="float" office:value="0.235252" calcext:value-type="float">
            <text:p>0.235252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230687" calcext:value-type="float">
            <text:p>0.230687</text:p>
          </table:table-cell>
          <table:table-cell office:value-type="float" office:value="0.235238" calcext:value-type="float">
            <text:p>0.235238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231019" calcext:value-type="float">
            <text:p>0.231019</text:p>
          </table:table-cell>
          <table:table-cell office:value-type="float" office:value="0.235225" calcext:value-type="float">
            <text:p>0.235225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23135" calcext:value-type="float">
            <text:p>0.23135</text:p>
          </table:table-cell>
          <table:table-cell office:value-type="float" office:value="0.235214" calcext:value-type="float">
            <text:p>0.235214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231682" calcext:value-type="float">
            <text:p>0.231682</text:p>
          </table:table-cell>
          <table:table-cell office:value-type="float" office:value="0.235203" calcext:value-type="float">
            <text:p>0.235203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232013" calcext:value-type="float">
            <text:p>0.232013</text:p>
          </table:table-cell>
          <table:table-cell office:value-type="float" office:value="0.235193" calcext:value-type="float">
            <text:p>0.235193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232345" calcext:value-type="float">
            <text:p>0.232345</text:p>
          </table:table-cell>
          <table:table-cell office:value-type="float" office:value="0.235184" calcext:value-type="float">
            <text:p>0.235184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232676" calcext:value-type="float">
            <text:p>0.232676</text:p>
          </table:table-cell>
          <table:table-cell office:value-type="float" office:value="0.235177" calcext:value-type="float">
            <text:p>0.235177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233008" calcext:value-type="float">
            <text:p>0.233008</text:p>
          </table:table-cell>
          <table:table-cell office:value-type="float" office:value="0.23517" calcext:value-type="float">
            <text:p>0.23517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23334" calcext:value-type="float">
            <text:p>0.23334</text:p>
          </table:table-cell>
          <table:table-cell office:value-type="float" office:value="0.235164" calcext:value-type="float">
            <text:p>0.235164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233671" calcext:value-type="float">
            <text:p>0.233671</text:p>
          </table:table-cell>
          <table:table-cell office:value-type="float" office:value="0.23516" calcext:value-type="float">
            <text:p>0.23516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234003" calcext:value-type="float">
            <text:p>0.234003</text:p>
          </table:table-cell>
          <table:table-cell office:value-type="float" office:value="0.235156" calcext:value-type="float">
            <text:p>0.235156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234335" calcext:value-type="float">
            <text:p>0.234335</text:p>
          </table:table-cell>
          <table:table-cell office:value-type="float" office:value="0.235153" calcext:value-type="float">
            <text:p>0.235153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234666" calcext:value-type="float">
            <text:p>0.234666</text:p>
          </table:table-cell>
          <table:table-cell office:value-type="float" office:value="0.235151" calcext:value-type="float">
            <text:p>0.235151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234998" calcext:value-type="float">
            <text:p>0.234998</text:p>
          </table:table-cell>
          <table:table-cell office:value-type="float" office:value="0.23515" calcext:value-type="float">
            <text:p>0.23515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23533" calcext:value-type="float">
            <text:p>0.23533</text:p>
          </table:table-cell>
          <table:table-cell office:value-type="float" office:value="0.23515" calcext:value-type="float">
            <text:p>0.23515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235661" calcext:value-type="float">
            <text:p>0.235661</text:p>
          </table:table-cell>
          <table:table-cell office:value-type="float" office:value="0.235151" calcext:value-type="float">
            <text:p>0.235151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235993" calcext:value-type="float">
            <text:p>0.235993</text:p>
          </table:table-cell>
          <table:table-cell office:value-type="float" office:value="0.235153" calcext:value-type="float">
            <text:p>0.235153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236325" calcext:value-type="float">
            <text:p>0.236325</text:p>
          </table:table-cell>
          <table:table-cell office:value-type="float" office:value="0.235156" calcext:value-type="float">
            <text:p>0.235156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236656" calcext:value-type="float">
            <text:p>0.236656</text:p>
          </table:table-cell>
          <table:table-cell office:value-type="float" office:value="0.23516" calcext:value-type="float">
            <text:p>0.23516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236988" calcext:value-type="float">
            <text:p>0.236988</text:p>
          </table:table-cell>
          <table:table-cell office:value-type="float" office:value="0.235164" calcext:value-type="float">
            <text:p>0.235164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23732" calcext:value-type="float">
            <text:p>0.23732</text:p>
          </table:table-cell>
          <table:table-cell office:value-type="float" office:value="0.23517" calcext:value-type="float">
            <text:p>0.23517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237651" calcext:value-type="float">
            <text:p>0.237651</text:p>
          </table:table-cell>
          <table:table-cell office:value-type="float" office:value="0.235176" calcext:value-type="float">
            <text:p>0.235176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237983" calcext:value-type="float">
            <text:p>0.237983</text:p>
          </table:table-cell>
          <table:table-cell office:value-type="float" office:value="0.235183" calcext:value-type="float">
            <text:p>0.235183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238314" calcext:value-type="float">
            <text:p>0.238314</text:p>
          </table:table-cell>
          <table:table-cell office:value-type="float" office:value="0.235192" calcext:value-type="float">
            <text:p>0.235192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238646" calcext:value-type="float">
            <text:p>0.238646</text:p>
          </table:table-cell>
          <table:table-cell office:value-type="float" office:value="0.235201" calcext:value-type="float">
            <text:p>0.235201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238977" calcext:value-type="float">
            <text:p>0.238977</text:p>
          </table:table-cell>
          <table:table-cell office:value-type="float" office:value="0.23521" calcext:value-type="float">
            <text:p>0.23521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239309" calcext:value-type="float">
            <text:p>0.239309</text:p>
          </table:table-cell>
          <table:table-cell office:value-type="float" office:value="0.235221" calcext:value-type="float">
            <text:p>0.235221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23964" calcext:value-type="float">
            <text:p>0.23964</text:p>
          </table:table-cell>
          <table:table-cell office:value-type="float" office:value="0.235233" calcext:value-type="float">
            <text:p>0.235233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239972" calcext:value-type="float">
            <text:p>0.239972</text:p>
          </table:table-cell>
          <table:table-cell office:value-type="float" office:value="0.235245" calcext:value-type="float">
            <text:p>0.235245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240303" calcext:value-type="float">
            <text:p>0.240303</text:p>
          </table:table-cell>
          <table:table-cell office:value-type="float" office:value="0.235258" calcext:value-type="float">
            <text:p>0.235258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240634" calcext:value-type="float">
            <text:p>0.240634</text:p>
          </table:table-cell>
          <table:table-cell office:value-type="float" office:value="0.235272" calcext:value-type="float">
            <text:p>0.235272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240965" calcext:value-type="float">
            <text:p>0.240965</text:p>
          </table:table-cell>
          <table:table-cell office:value-type="float" office:value="0.235287" calcext:value-type="float">
            <text:p>0.235287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241296" calcext:value-type="float">
            <text:p>0.241296</text:p>
          </table:table-cell>
          <table:table-cell office:value-type="float" office:value="0.235303" calcext:value-type="float">
            <text:p>0.235303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241627" calcext:value-type="float">
            <text:p>0.241627</text:p>
          </table:table-cell>
          <table:table-cell office:value-type="float" office:value="0.235319" calcext:value-type="float">
            <text:p>0.235319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241958" calcext:value-type="float">
            <text:p>0.241958</text:p>
          </table:table-cell>
          <table:table-cell office:value-type="float" office:value="0.235337" calcext:value-type="float">
            <text:p>0.235337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242289" calcext:value-type="float">
            <text:p>0.242289</text:p>
          </table:table-cell>
          <table:table-cell office:value-type="float" office:value="0.235355" calcext:value-type="float">
            <text:p>0.235355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24262" calcext:value-type="float">
            <text:p>0.24262</text:p>
          </table:table-cell>
          <table:table-cell office:value-type="float" office:value="0.235374" calcext:value-type="float">
            <text:p>0.235374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242951" calcext:value-type="float">
            <text:p>0.242951</text:p>
          </table:table-cell>
          <table:table-cell office:value-type="float" office:value="0.235393" calcext:value-type="float">
            <text:p>0.235393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243282" calcext:value-type="float">
            <text:p>0.243282</text:p>
          </table:table-cell>
          <table:table-cell office:value-type="float" office:value="0.235414" calcext:value-type="float">
            <text:p>0.235414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243612" calcext:value-type="float">
            <text:p>0.243612</text:p>
          </table:table-cell>
          <table:table-cell office:value-type="float" office:value="0.235435" calcext:value-type="float">
            <text:p>0.235435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243943" calcext:value-type="float">
            <text:p>0.243943</text:p>
          </table:table-cell>
          <table:table-cell office:value-type="float" office:value="0.235457" calcext:value-type="float">
            <text:p>0.235457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244273" calcext:value-type="float">
            <text:p>0.244273</text:p>
          </table:table-cell>
          <table:table-cell office:value-type="float" office:value="0.235479" calcext:value-type="float">
            <text:p>0.235479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244603" calcext:value-type="float">
            <text:p>0.244603</text:p>
          </table:table-cell>
          <table:table-cell office:value-type="float" office:value="0.235503" calcext:value-type="float">
            <text:p>0.235503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244934" calcext:value-type="float">
            <text:p>0.244934</text:p>
          </table:table-cell>
          <table:table-cell office:value-type="float" office:value="0.235527" calcext:value-type="float">
            <text:p>0.235527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245264" calcext:value-type="float">
            <text:p>0.245264</text:p>
          </table:table-cell>
          <table:table-cell office:value-type="float" office:value="0.235552" calcext:value-type="float">
            <text:p>0.235552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245594" calcext:value-type="float">
            <text:p>0.245594</text:p>
          </table:table-cell>
          <table:table-cell office:value-type="float" office:value="0.235577" calcext:value-type="float">
            <text:p>0.235577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245924" calcext:value-type="float">
            <text:p>0.245924</text:p>
          </table:table-cell>
          <table:table-cell office:value-type="float" office:value="0.235603" calcext:value-type="float">
            <text:p>0.235603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246254" calcext:value-type="float">
            <text:p>0.246254</text:p>
          </table:table-cell>
          <table:table-cell office:value-type="float" office:value="0.23563" calcext:value-type="float">
            <text:p>0.23563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246583" calcext:value-type="float">
            <text:p>0.246583</text:p>
          </table:table-cell>
          <table:table-cell office:value-type="float" office:value="0.235658" calcext:value-type="float">
            <text:p>0.235658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246913" calcext:value-type="float">
            <text:p>0.246913</text:p>
          </table:table-cell>
          <table:table-cell office:value-type="float" office:value="0.235687" calcext:value-type="float">
            <text:p>0.235687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247243" calcext:value-type="float">
            <text:p>0.247243</text:p>
          </table:table-cell>
          <table:table-cell office:value-type="float" office:value="0.235716" calcext:value-type="float">
            <text:p>0.235716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247572" calcext:value-type="float">
            <text:p>0.247572</text:p>
          </table:table-cell>
          <table:table-cell office:value-type="float" office:value="0.235746" calcext:value-type="float">
            <text:p>0.235746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247901" calcext:value-type="float">
            <text:p>0.247901</text:p>
          </table:table-cell>
          <table:table-cell office:value-type="float" office:value="0.235776" calcext:value-type="float">
            <text:p>0.235776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24823" calcext:value-type="float">
            <text:p>0.24823</text:p>
          </table:table-cell>
          <table:table-cell office:value-type="float" office:value="0.235807" calcext:value-type="float">
            <text:p>0.235807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248559" calcext:value-type="float">
            <text:p>0.248559</text:p>
          </table:table-cell>
          <table:table-cell office:value-type="float" office:value="0.235839" calcext:value-type="float">
            <text:p>0.235839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248888" calcext:value-type="float">
            <text:p>0.248888</text:p>
          </table:table-cell>
          <table:table-cell office:value-type="float" office:value="0.235872" calcext:value-type="float">
            <text:p>0.235872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249217" calcext:value-type="float">
            <text:p>0.249217</text:p>
          </table:table-cell>
          <table:table-cell office:value-type="float" office:value="0.235905" calcext:value-type="float">
            <text:p>0.235905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249546" calcext:value-type="float">
            <text:p>0.249546</text:p>
          </table:table-cell>
          <table:table-cell office:value-type="float" office:value="0.235939" calcext:value-type="float">
            <text:p>0.235939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249874" calcext:value-type="float">
            <text:p>0.249874</text:p>
          </table:table-cell>
          <table:table-cell office:value-type="float" office:value="0.235973" calcext:value-type="float">
            <text:p>0.235973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250203" calcext:value-type="float">
            <text:p>0.250203</text:p>
          </table:table-cell>
          <table:table-cell office:value-type="float" office:value="0.236008" calcext:value-type="float">
            <text:p>0.236008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250531" calcext:value-type="float">
            <text:p>0.250531</text:p>
          </table:table-cell>
          <table:table-cell office:value-type="float" office:value="0.236044" calcext:value-type="float">
            <text:p>0.236044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250859" calcext:value-type="float">
            <text:p>0.250859</text:p>
          </table:table-cell>
          <table:table-cell office:value-type="float" office:value="0.236081" calcext:value-type="float">
            <text:p>0.236081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251187" calcext:value-type="float">
            <text:p>0.251187</text:p>
          </table:table-cell>
          <table:table-cell office:value-type="float" office:value="0.236118" calcext:value-type="float">
            <text:p>0.236118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251515" calcext:value-type="float">
            <text:p>0.251515</text:p>
          </table:table-cell>
          <table:table-cell office:value-type="float" office:value="0.236156" calcext:value-type="float">
            <text:p>0.236156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251843" calcext:value-type="float">
            <text:p>0.251843</text:p>
          </table:table-cell>
          <table:table-cell office:value-type="float" office:value="0.236194" calcext:value-type="float">
            <text:p>0.236194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252171" calcext:value-type="float">
            <text:p>0.252171</text:p>
          </table:table-cell>
          <table:table-cell office:value-type="float" office:value="0.236233" calcext:value-type="float">
            <text:p>0.236233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252498" calcext:value-type="float">
            <text:p>0.252498</text:p>
          </table:table-cell>
          <table:table-cell office:value-type="float" office:value="0.236272" calcext:value-type="float">
            <text:p>0.236272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252825" calcext:value-type="float">
            <text:p>0.252825</text:p>
          </table:table-cell>
          <table:table-cell office:value-type="float" office:value="0.236313" calcext:value-type="float">
            <text:p>0.236313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253153" calcext:value-type="float">
            <text:p>0.253153</text:p>
          </table:table-cell>
          <table:table-cell office:value-type="float" office:value="0.236353" calcext:value-type="float">
            <text:p>0.236353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25348" calcext:value-type="float">
            <text:p>0.25348</text:p>
          </table:table-cell>
          <table:table-cell office:value-type="float" office:value="0.236395" calcext:value-type="float">
            <text:p>0.236395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253806" calcext:value-type="float">
            <text:p>0.253806</text:p>
          </table:table-cell>
          <table:table-cell office:value-type="float" office:value="0.236437" calcext:value-type="float">
            <text:p>0.236437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254133" calcext:value-type="float">
            <text:p>0.254133</text:p>
          </table:table-cell>
          <table:table-cell office:value-type="float" office:value="0.236479" calcext:value-type="float">
            <text:p>0.236479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25446" calcext:value-type="float">
            <text:p>0.25446</text:p>
          </table:table-cell>
          <table:table-cell office:value-type="float" office:value="0.236522" calcext:value-type="float">
            <text:p>0.236522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254786" calcext:value-type="float">
            <text:p>0.254786</text:p>
          </table:table-cell>
          <table:table-cell office:value-type="float" office:value="0.236566" calcext:value-type="float">
            <text:p>0.236566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255112" calcext:value-type="float">
            <text:p>0.255112</text:p>
          </table:table-cell>
          <table:table-cell office:value-type="float" office:value="0.23661" calcext:value-type="float">
            <text:p>0.23661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255438" calcext:value-type="float">
            <text:p>0.255438</text:p>
          </table:table-cell>
          <table:table-cell office:value-type="float" office:value="0.236655" calcext:value-type="float">
            <text:p>0.236655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255764" calcext:value-type="float">
            <text:p>0.255764</text:p>
          </table:table-cell>
          <table:table-cell office:value-type="float" office:value="0.236701" calcext:value-type="float">
            <text:p>0.236701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25609" calcext:value-type="float">
            <text:p>0.25609</text:p>
          </table:table-cell>
          <table:table-cell office:value-type="float" office:value="0.236747" calcext:value-type="float">
            <text:p>0.236747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256416" calcext:value-type="float">
            <text:p>0.256416</text:p>
          </table:table-cell>
          <table:table-cell office:value-type="float" office:value="0.236793" calcext:value-type="float">
            <text:p>0.236793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256741" calcext:value-type="float">
            <text:p>0.256741</text:p>
          </table:table-cell>
          <table:table-cell office:value-type="float" office:value="0.23684" calcext:value-type="float">
            <text:p>0.23684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257066" calcext:value-type="float">
            <text:p>0.257066</text:p>
          </table:table-cell>
          <table:table-cell office:value-type="float" office:value="0.236888" calcext:value-type="float">
            <text:p>0.236888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257392" calcext:value-type="float">
            <text:p>0.257392</text:p>
          </table:table-cell>
          <table:table-cell office:value-type="float" office:value="0.236936" calcext:value-type="float">
            <text:p>0.236936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257717" calcext:value-type="float">
            <text:p>0.257717</text:p>
          </table:table-cell>
          <table:table-cell office:value-type="float" office:value="0.236985" calcext:value-type="float">
            <text:p>0.236985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258041" calcext:value-type="float">
            <text:p>0.258041</text:p>
          </table:table-cell>
          <table:table-cell office:value-type="float" office:value="0.237034" calcext:value-type="float">
            <text:p>0.237034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258366" calcext:value-type="float">
            <text:p>0.258366</text:p>
          </table:table-cell>
          <table:table-cell office:value-type="float" office:value="0.237084" calcext:value-type="float">
            <text:p>0.237084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25869" calcext:value-type="float">
            <text:p>0.25869</text:p>
          </table:table-cell>
          <table:table-cell office:value-type="float" office:value="0.237134" calcext:value-type="float">
            <text:p>0.237134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259015" calcext:value-type="float">
            <text:p>0.259015</text:p>
          </table:table-cell>
          <table:table-cell office:value-type="float" office:value="0.237185" calcext:value-type="float">
            <text:p>0.237185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259339" calcext:value-type="float">
            <text:p>0.259339</text:p>
          </table:table-cell>
          <table:table-cell office:value-type="float" office:value="0.237237" calcext:value-type="float">
            <text:p>0.237237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259662" calcext:value-type="float">
            <text:p>0.259662</text:p>
          </table:table-cell>
          <table:table-cell office:value-type="float" office:value="0.237288" calcext:value-type="float">
            <text:p>0.237288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259986" calcext:value-type="float">
            <text:p>0.259986</text:p>
          </table:table-cell>
          <table:table-cell office:value-type="float" office:value="0.237341" calcext:value-type="float">
            <text:p>0.237341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26031" calcext:value-type="float">
            <text:p>0.26031</text:p>
          </table:table-cell>
          <table:table-cell office:value-type="float" office:value="0.237394" calcext:value-type="float">
            <text:p>0.237394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260633" calcext:value-type="float">
            <text:p>0.260633</text:p>
          </table:table-cell>
          <table:table-cell office:value-type="float" office:value="0.237447" calcext:value-type="float">
            <text:p>0.237447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260956" calcext:value-type="float">
            <text:p>0.260956</text:p>
          </table:table-cell>
          <table:table-cell office:value-type="float" office:value="0.237501" calcext:value-type="float">
            <text:p>0.237501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261279" calcext:value-type="float">
            <text:p>0.261279</text:p>
          </table:table-cell>
          <table:table-cell office:value-type="float" office:value="0.237556" calcext:value-type="float">
            <text:p>0.237556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261602" calcext:value-type="float">
            <text:p>0.261602</text:p>
          </table:table-cell>
          <table:table-cell office:value-type="float" office:value="0.23761" calcext:value-type="float">
            <text:p>0.23761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261925" calcext:value-type="float">
            <text:p>0.261925</text:p>
          </table:table-cell>
          <table:table-cell office:value-type="float" office:value="0.237666" calcext:value-type="float">
            <text:p>0.237666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262247" calcext:value-type="float">
            <text:p>0.262247</text:p>
          </table:table-cell>
          <table:table-cell office:value-type="float" office:value="0.237722" calcext:value-type="float">
            <text:p>0.237722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262569" calcext:value-type="float">
            <text:p>0.262569</text:p>
          </table:table-cell>
          <table:table-cell office:value-type="float" office:value="0.237778" calcext:value-type="float">
            <text:p>0.237778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262891" calcext:value-type="float">
            <text:p>0.262891</text:p>
          </table:table-cell>
          <table:table-cell office:value-type="float" office:value="0.237835" calcext:value-type="float">
            <text:p>0.237835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263213" calcext:value-type="float">
            <text:p>0.263213</text:p>
          </table:table-cell>
          <table:table-cell office:value-type="float" office:value="0.237892" calcext:value-type="float">
            <text:p>0.237892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263535" calcext:value-type="float">
            <text:p>0.263535</text:p>
          </table:table-cell>
          <table:table-cell office:value-type="float" office:value="0.23795" calcext:value-type="float">
            <text:p>0.23795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263856" calcext:value-type="float">
            <text:p>0.263856</text:p>
          </table:table-cell>
          <table:table-cell office:value-type="float" office:value="0.238008" calcext:value-type="float">
            <text:p>0.238008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264178" calcext:value-type="float">
            <text:p>0.264178</text:p>
          </table:table-cell>
          <table:table-cell office:value-type="float" office:value="0.238067" calcext:value-type="float">
            <text:p>0.238067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264499" calcext:value-type="float">
            <text:p>0.264499</text:p>
          </table:table-cell>
          <table:table-cell office:value-type="float" office:value="0.238126" calcext:value-type="float">
            <text:p>0.238126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264819" calcext:value-type="float">
            <text:p>0.264819</text:p>
          </table:table-cell>
          <table:table-cell office:value-type="float" office:value="0.238186" calcext:value-type="float">
            <text:p>0.238186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26514" calcext:value-type="float">
            <text:p>0.26514</text:p>
          </table:table-cell>
          <table:table-cell office:value-type="float" office:value="0.238246" calcext:value-type="float">
            <text:p>0.238246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265461" calcext:value-type="float">
            <text:p>0.265461</text:p>
          </table:table-cell>
          <table:table-cell office:value-type="float" office:value="0.238306" calcext:value-type="float">
            <text:p>0.238306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265781" calcext:value-type="float">
            <text:p>0.265781</text:p>
          </table:table-cell>
          <table:table-cell office:value-type="float" office:value="0.238367" calcext:value-type="float">
            <text:p>0.238367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266101" calcext:value-type="float">
            <text:p>0.266101</text:p>
          </table:table-cell>
          <table:table-cell office:value-type="float" office:value="0.238429" calcext:value-type="float">
            <text:p>0.238429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266421" calcext:value-type="float">
            <text:p>0.266421</text:p>
          </table:table-cell>
          <table:table-cell office:value-type="float" office:value="0.238491" calcext:value-type="float">
            <text:p>0.238491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266741" calcext:value-type="float">
            <text:p>0.266741</text:p>
          </table:table-cell>
          <table:table-cell office:value-type="float" office:value="0.238553" calcext:value-type="float">
            <text:p>0.238553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26706" calcext:value-type="float">
            <text:p>0.26706</text:p>
          </table:table-cell>
          <table:table-cell office:value-type="float" office:value="0.238616" calcext:value-type="float">
            <text:p>0.238616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267379" calcext:value-type="float">
            <text:p>0.267379</text:p>
          </table:table-cell>
          <table:table-cell office:value-type="float" office:value="0.238679" calcext:value-type="float">
            <text:p>0.238679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267698" calcext:value-type="float">
            <text:p>0.267698</text:p>
          </table:table-cell>
          <table:table-cell office:value-type="float" office:value="0.238742" calcext:value-type="float">
            <text:p>0.238742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268017" calcext:value-type="float">
            <text:p>0.268017</text:p>
          </table:table-cell>
          <table:table-cell office:value-type="float" office:value="0.238806" calcext:value-type="float">
            <text:p>0.238806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268336" calcext:value-type="float">
            <text:p>0.268336</text:p>
          </table:table-cell>
          <table:table-cell office:value-type="float" office:value="0.238871" calcext:value-type="float">
            <text:p>0.238871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268654" calcext:value-type="float">
            <text:p>0.268654</text:p>
          </table:table-cell>
          <table:table-cell office:value-type="float" office:value="0.238936" calcext:value-type="float">
            <text:p>0.238936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268973" calcext:value-type="float">
            <text:p>0.268973</text:p>
          </table:table-cell>
          <table:table-cell office:value-type="float" office:value="0.239001" calcext:value-type="float">
            <text:p>0.239001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269291" calcext:value-type="float">
            <text:p>0.269291</text:p>
          </table:table-cell>
          <table:table-cell office:value-type="float" office:value="0.239066" calcext:value-type="float">
            <text:p>0.239066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269609" calcext:value-type="float">
            <text:p>0.269609</text:p>
          </table:table-cell>
          <table:table-cell office:value-type="float" office:value="0.239132" calcext:value-type="float">
            <text:p>0.239132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269926" calcext:value-type="float">
            <text:p>0.269926</text:p>
          </table:table-cell>
          <table:table-cell office:value-type="float" office:value="0.239199" calcext:value-type="float">
            <text:p>0.239199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270244" calcext:value-type="float">
            <text:p>0.270244</text:p>
          </table:table-cell>
          <table:table-cell office:value-type="float" office:value="0.239266" calcext:value-type="float">
            <text:p>0.239266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270561" calcext:value-type="float">
            <text:p>0.270561</text:p>
          </table:table-cell>
          <table:table-cell office:value-type="float" office:value="0.239333" calcext:value-type="float">
            <text:p>0.239333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270878" calcext:value-type="float">
            <text:p>0.270878</text:p>
          </table:table-cell>
          <table:table-cell office:value-type="float" office:value="0.239401" calcext:value-type="float">
            <text:p>0.239401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271195" calcext:value-type="float">
            <text:p>0.271195</text:p>
          </table:table-cell>
          <table:table-cell office:value-type="float" office:value="0.239469" calcext:value-type="float">
            <text:p>0.239469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271511" calcext:value-type="float">
            <text:p>0.271511</text:p>
          </table:table-cell>
          <table:table-cell office:value-type="float" office:value="0.239537" calcext:value-type="float">
            <text:p>0.239537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271828" calcext:value-type="float">
            <text:p>0.271828</text:p>
          </table:table-cell>
          <table:table-cell office:value-type="float" office:value="0.239606" calcext:value-type="float">
            <text:p>0.239606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272144" calcext:value-type="float">
            <text:p>0.272144</text:p>
          </table:table-cell>
          <table:table-cell office:value-type="float" office:value="0.239675" calcext:value-type="float">
            <text:p>0.239675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27246" calcext:value-type="float">
            <text:p>0.27246</text:p>
          </table:table-cell>
          <table:table-cell office:value-type="float" office:value="0.239745" calcext:value-type="float">
            <text:p>0.239745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272775" calcext:value-type="float">
            <text:p>0.272775</text:p>
          </table:table-cell>
          <table:table-cell office:value-type="float" office:value="0.239815" calcext:value-type="float">
            <text:p>0.239815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273091" calcext:value-type="float">
            <text:p>0.273091</text:p>
          </table:table-cell>
          <table:table-cell office:value-type="float" office:value="0.239885" calcext:value-type="float">
            <text:p>0.239885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273406" calcext:value-type="float">
            <text:p>0.273406</text:p>
          </table:table-cell>
          <table:table-cell office:value-type="float" office:value="0.239956" calcext:value-type="float">
            <text:p>0.239956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273721" calcext:value-type="float">
            <text:p>0.273721</text:p>
          </table:table-cell>
          <table:table-cell office:value-type="float" office:value="0.240027" calcext:value-type="float">
            <text:p>0.240027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274036" calcext:value-type="float">
            <text:p>0.274036</text:p>
          </table:table-cell>
          <table:table-cell office:value-type="float" office:value="0.240098" calcext:value-type="float">
            <text:p>0.240098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274351" calcext:value-type="float">
            <text:p>0.274351</text:p>
          </table:table-cell>
          <table:table-cell office:value-type="float" office:value="0.24017" calcext:value-type="float">
            <text:p>0.24017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274665" calcext:value-type="float">
            <text:p>0.274665</text:p>
          </table:table-cell>
          <table:table-cell office:value-type="float" office:value="0.240242" calcext:value-type="float">
            <text:p>0.240242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274979" calcext:value-type="float">
            <text:p>0.274979</text:p>
          </table:table-cell>
          <table:table-cell office:value-type="float" office:value="0.240315" calcext:value-type="float">
            <text:p>0.240315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275293" calcext:value-type="float">
            <text:p>0.275293</text:p>
          </table:table-cell>
          <table:table-cell office:value-type="float" office:value="0.240387" calcext:value-type="float">
            <text:p>0.240387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275607" calcext:value-type="float">
            <text:p>0.275607</text:p>
          </table:table-cell>
          <table:table-cell office:value-type="float" office:value="0.240461" calcext:value-type="float">
            <text:p>0.240461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275921" calcext:value-type="float">
            <text:p>0.275921</text:p>
          </table:table-cell>
          <table:table-cell office:value-type="float" office:value="0.240534" calcext:value-type="float">
            <text:p>0.240534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276234" calcext:value-type="float">
            <text:p>0.276234</text:p>
          </table:table-cell>
          <table:table-cell office:value-type="float" office:value="0.240608" calcext:value-type="float">
            <text:p>0.240608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276547" calcext:value-type="float">
            <text:p>0.276547</text:p>
          </table:table-cell>
          <table:table-cell office:value-type="float" office:value="0.240682" calcext:value-type="float">
            <text:p>0.240682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27686" calcext:value-type="float">
            <text:p>0.27686</text:p>
          </table:table-cell>
          <table:table-cell office:value-type="float" office:value="0.240757" calcext:value-type="float">
            <text:p>0.240757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277173" calcext:value-type="float">
            <text:p>0.277173</text:p>
          </table:table-cell>
          <table:table-cell office:value-type="float" office:value="0.240832" calcext:value-type="float">
            <text:p>0.240832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277485" calcext:value-type="float">
            <text:p>0.277485</text:p>
          </table:table-cell>
          <table:table-cell office:value-type="float" office:value="0.240907" calcext:value-type="float">
            <text:p>0.240907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277797" calcext:value-type="float">
            <text:p>0.277797</text:p>
          </table:table-cell>
          <table:table-cell office:value-type="float" office:value="0.240983" calcext:value-type="float">
            <text:p>0.240983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278109" calcext:value-type="float">
            <text:p>0.278109</text:p>
          </table:table-cell>
          <table:table-cell office:value-type="float" office:value="0.241059" calcext:value-type="float">
            <text:p>0.241059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278421" calcext:value-type="float">
            <text:p>0.278421</text:p>
          </table:table-cell>
          <table:table-cell office:value-type="float" office:value="0.241135" calcext:value-type="float">
            <text:p>0.241135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278733" calcext:value-type="float">
            <text:p>0.278733</text:p>
          </table:table-cell>
          <table:table-cell office:value-type="float" office:value="0.241211" calcext:value-type="float">
            <text:p>0.241211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279044" calcext:value-type="float">
            <text:p>0.279044</text:p>
          </table:table-cell>
          <table:table-cell office:value-type="float" office:value="0.241288" calcext:value-type="float">
            <text:p>0.241288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279355" calcext:value-type="float">
            <text:p>0.279355</text:p>
          </table:table-cell>
          <table:table-cell office:value-type="float" office:value="0.241365" calcext:value-type="float">
            <text:p>0.241365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279666" calcext:value-type="float">
            <text:p>0.279666</text:p>
          </table:table-cell>
          <table:table-cell office:value-type="float" office:value="0.241443" calcext:value-type="float">
            <text:p>0.241443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279977" calcext:value-type="float">
            <text:p>0.279977</text:p>
          </table:table-cell>
          <table:table-cell office:value-type="float" office:value="0.241521" calcext:value-type="float">
            <text:p>0.241521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280287" calcext:value-type="float">
            <text:p>0.280287</text:p>
          </table:table-cell>
          <table:table-cell office:value-type="float" office:value="0.241599" calcext:value-type="float">
            <text:p>0.241599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280597" calcext:value-type="float">
            <text:p>0.280597</text:p>
          </table:table-cell>
          <table:table-cell office:value-type="float" office:value="0.241677" calcext:value-type="float">
            <text:p>0.241677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280907" calcext:value-type="float">
            <text:p>0.280907</text:p>
          </table:table-cell>
          <table:table-cell office:value-type="float" office:value="0.241756" calcext:value-type="float">
            <text:p>0.241756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281217" calcext:value-type="float">
            <text:p>0.281217</text:p>
          </table:table-cell>
          <table:table-cell office:value-type="float" office:value="0.241835" calcext:value-type="float">
            <text:p>0.241835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281526" calcext:value-type="float">
            <text:p>0.281526</text:p>
          </table:table-cell>
          <table:table-cell office:value-type="float" office:value="0.241915" calcext:value-type="float">
            <text:p>0.241915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281836" calcext:value-type="float">
            <text:p>0.281836</text:p>
          </table:table-cell>
          <table:table-cell office:value-type="float" office:value="0.241994" calcext:value-type="float">
            <text:p>0.241994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82145" calcext:value-type="float">
            <text:p>0.282145</text:p>
          </table:table-cell>
          <table:table-cell office:value-type="float" office:value="0.242074" calcext:value-type="float">
            <text:p>0.242074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282454" calcext:value-type="float">
            <text:p>0.282454</text:p>
          </table:table-cell>
          <table:table-cell office:value-type="float" office:value="0.242155" calcext:value-type="float">
            <text:p>0.242155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282762" calcext:value-type="float">
            <text:p>0.282762</text:p>
          </table:table-cell>
          <table:table-cell office:value-type="float" office:value="0.242235" calcext:value-type="float">
            <text:p>0.242235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283071" calcext:value-type="float">
            <text:p>0.283071</text:p>
          </table:table-cell>
          <table:table-cell office:value-type="float" office:value="0.242316" calcext:value-type="float">
            <text:p>0.242316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283379" calcext:value-type="float">
            <text:p>0.283379</text:p>
          </table:table-cell>
          <table:table-cell office:value-type="float" office:value="0.242397" calcext:value-type="float">
            <text:p>0.242397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283687" calcext:value-type="float">
            <text:p>0.283687</text:p>
          </table:table-cell>
          <table:table-cell office:value-type="float" office:value="0.242479" calcext:value-type="float">
            <text:p>0.242479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283994" calcext:value-type="float">
            <text:p>0.283994</text:p>
          </table:table-cell>
          <table:table-cell office:value-type="float" office:value="0.24256" calcext:value-type="float">
            <text:p>0.24256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284302" calcext:value-type="float">
            <text:p>0.284302</text:p>
          </table:table-cell>
          <table:table-cell office:value-type="float" office:value="0.242643" calcext:value-type="float">
            <text:p>0.242643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284609" calcext:value-type="float">
            <text:p>0.284609</text:p>
          </table:table-cell>
          <table:table-cell office:value-type="float" office:value="0.242725" calcext:value-type="float">
            <text:p>0.242725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284916" calcext:value-type="float">
            <text:p>0.284916</text:p>
          </table:table-cell>
          <table:table-cell office:value-type="float" office:value="0.242807" calcext:value-type="float">
            <text:p>0.242807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285223" calcext:value-type="float">
            <text:p>0.285223</text:p>
          </table:table-cell>
          <table:table-cell office:value-type="float" office:value="0.24289" calcext:value-type="float">
            <text:p>0.24289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285529" calcext:value-type="float">
            <text:p>0.285529</text:p>
          </table:table-cell>
          <table:table-cell office:value-type="float" office:value="0.242973" calcext:value-type="float">
            <text:p>0.242973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285836" calcext:value-type="float">
            <text:p>0.285836</text:p>
          </table:table-cell>
          <table:table-cell office:value-type="float" office:value="0.243057" calcext:value-type="float">
            <text:p>0.243057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286142" calcext:value-type="float">
            <text:p>0.286142</text:p>
          </table:table-cell>
          <table:table-cell office:value-type="float" office:value="0.243141" calcext:value-type="float">
            <text:p>0.243141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286448" calcext:value-type="float">
            <text:p>0.286448</text:p>
          </table:table-cell>
          <table:table-cell office:value-type="float" office:value="0.243224" calcext:value-type="float">
            <text:p>0.243224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286753" calcext:value-type="float">
            <text:p>0.286753</text:p>
          </table:table-cell>
          <table:table-cell office:value-type="float" office:value="0.243309" calcext:value-type="float">
            <text:p>0.243309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287059" calcext:value-type="float">
            <text:p>0.287059</text:p>
          </table:table-cell>
          <table:table-cell office:value-type="float" office:value="0.243393" calcext:value-type="float">
            <text:p>0.243393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287364" calcext:value-type="float">
            <text:p>0.287364</text:p>
          </table:table-cell>
          <table:table-cell office:value-type="float" office:value="0.243478" calcext:value-type="float">
            <text:p>0.243478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287669" calcext:value-type="float">
            <text:p>0.287669</text:p>
          </table:table-cell>
          <table:table-cell office:value-type="float" office:value="0.243563" calcext:value-type="float">
            <text:p>0.243563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287973" calcext:value-type="float">
            <text:p>0.287973</text:p>
          </table:table-cell>
          <table:table-cell office:value-type="float" office:value="0.243648" calcext:value-type="float">
            <text:p>0.243648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288278" calcext:value-type="float">
            <text:p>0.288278</text:p>
          </table:table-cell>
          <table:table-cell office:value-type="float" office:value="0.243734" calcext:value-type="float">
            <text:p>0.243734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288582" calcext:value-type="float">
            <text:p>0.288582</text:p>
          </table:table-cell>
          <table:table-cell office:value-type="float" office:value="0.24382" calcext:value-type="float">
            <text:p>0.24382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288886" calcext:value-type="float">
            <text:p>0.288886</text:p>
          </table:table-cell>
          <table:table-cell office:value-type="float" office:value="0.243906" calcext:value-type="float">
            <text:p>0.243906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28919" calcext:value-type="float">
            <text:p>0.28919</text:p>
          </table:table-cell>
          <table:table-cell office:value-type="float" office:value="0.243992" calcext:value-type="float">
            <text:p>0.243992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289494" calcext:value-type="float">
            <text:p>0.289494</text:p>
          </table:table-cell>
          <table:table-cell office:value-type="float" office:value="0.244078" calcext:value-type="float">
            <text:p>0.244078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289797" calcext:value-type="float">
            <text:p>0.289797</text:p>
          </table:table-cell>
          <table:table-cell office:value-type="float" office:value="0.244165" calcext:value-type="float">
            <text:p>0.244165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2901" calcext:value-type="float">
            <text:p>0.2901</text:p>
          </table:table-cell>
          <table:table-cell office:value-type="float" office:value="0.244252" calcext:value-type="float">
            <text:p>0.244252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290403" calcext:value-type="float">
            <text:p>0.290403</text:p>
          </table:table-cell>
          <table:table-cell office:value-type="float" office:value="0.24434" calcext:value-type="float">
            <text:p>0.24434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290706" calcext:value-type="float">
            <text:p>0.290706</text:p>
          </table:table-cell>
          <table:table-cell office:value-type="float" office:value="0.244427" calcext:value-type="float">
            <text:p>0.244427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291008" calcext:value-type="float">
            <text:p>0.291008</text:p>
          </table:table-cell>
          <table:table-cell office:value-type="float" office:value="0.244515" calcext:value-type="float">
            <text:p>0.244515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29131" calcext:value-type="float">
            <text:p>0.29131</text:p>
          </table:table-cell>
          <table:table-cell office:value-type="float" office:value="0.244603" calcext:value-type="float">
            <text:p>0.244603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291612" calcext:value-type="float">
            <text:p>0.291612</text:p>
          </table:table-cell>
          <table:table-cell office:value-type="float" office:value="0.244691" calcext:value-type="float">
            <text:p>0.244691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291914" calcext:value-type="float">
            <text:p>0.291914</text:p>
          </table:table-cell>
          <table:table-cell office:value-type="float" office:value="0.24478" calcext:value-type="float">
            <text:p>0.24478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292215" calcext:value-type="float">
            <text:p>0.292215</text:p>
          </table:table-cell>
          <table:table-cell office:value-type="float" office:value="0.244868" calcext:value-type="float">
            <text:p>0.244868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292516" calcext:value-type="float">
            <text:p>0.292516</text:p>
          </table:table-cell>
          <table:table-cell office:value-type="float" office:value="0.244957" calcext:value-type="float">
            <text:p>0.244957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292817" calcext:value-type="float">
            <text:p>0.292817</text:p>
          </table:table-cell>
          <table:table-cell office:value-type="float" office:value="0.245046" calcext:value-type="float">
            <text:p>0.245046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293118" calcext:value-type="float">
            <text:p>0.293118</text:p>
          </table:table-cell>
          <table:table-cell office:value-type="float" office:value="0.245136" calcext:value-type="float">
            <text:p>0.245136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293419" calcext:value-type="float">
            <text:p>0.293419</text:p>
          </table:table-cell>
          <table:table-cell office:value-type="float" office:value="0.245225" calcext:value-type="float">
            <text:p>0.245225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293719" calcext:value-type="float">
            <text:p>0.293719</text:p>
          </table:table-cell>
          <table:table-cell office:value-type="float" office:value="0.245315" calcext:value-type="float">
            <text:p>0.245315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294019" calcext:value-type="float">
            <text:p>0.294019</text:p>
          </table:table-cell>
          <table:table-cell office:value-type="float" office:value="0.245405" calcext:value-type="float">
            <text:p>0.245405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294319" calcext:value-type="float">
            <text:p>0.294319</text:p>
          </table:table-cell>
          <table:table-cell office:value-type="float" office:value="0.245496" calcext:value-type="float">
            <text:p>0.245496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294619" calcext:value-type="float">
            <text:p>0.294619</text:p>
          </table:table-cell>
          <table:table-cell office:value-type="float" office:value="0.245586" calcext:value-type="float">
            <text:p>0.245586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294918" calcext:value-type="float">
            <text:p>0.294918</text:p>
          </table:table-cell>
          <table:table-cell office:value-type="float" office:value="0.245677" calcext:value-type="float">
            <text:p>0.245677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295217" calcext:value-type="float">
            <text:p>0.295217</text:p>
          </table:table-cell>
          <table:table-cell office:value-type="float" office:value="0.245768" calcext:value-type="float">
            <text:p>0.245768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295516" calcext:value-type="float">
            <text:p>0.295516</text:p>
          </table:table-cell>
          <table:table-cell office:value-type="float" office:value="0.245859" calcext:value-type="float">
            <text:p>0.245859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295815" calcext:value-type="float">
            <text:p>0.295815</text:p>
          </table:table-cell>
          <table:table-cell office:value-type="float" office:value="0.245951" calcext:value-type="float">
            <text:p>0.245951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296113" calcext:value-type="float">
            <text:p>0.296113</text:p>
          </table:table-cell>
          <table:table-cell office:value-type="float" office:value="0.246042" calcext:value-type="float">
            <text:p>0.246042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296412" calcext:value-type="float">
            <text:p>0.296412</text:p>
          </table:table-cell>
          <table:table-cell office:value-type="float" office:value="0.246134" calcext:value-type="float">
            <text:p>0.246134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29671" calcext:value-type="float">
            <text:p>0.29671</text:p>
          </table:table-cell>
          <table:table-cell office:value-type="float" office:value="0.246226" calcext:value-type="float">
            <text:p>0.246226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297007" calcext:value-type="float">
            <text:p>0.297007</text:p>
          </table:table-cell>
          <table:table-cell office:value-type="float" office:value="0.246318" calcext:value-type="float">
            <text:p>0.246318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297305" calcext:value-type="float">
            <text:p>0.297305</text:p>
          </table:table-cell>
          <table:table-cell office:value-type="float" office:value="0.246411" calcext:value-type="float">
            <text:p>0.246411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297602" calcext:value-type="float">
            <text:p>0.297602</text:p>
          </table:table-cell>
          <table:table-cell office:value-type="float" office:value="0.246503" calcext:value-type="float">
            <text:p>0.246503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297899" calcext:value-type="float">
            <text:p>0.297899</text:p>
          </table:table-cell>
          <table:table-cell office:value-type="float" office:value="0.246596" calcext:value-type="float">
            <text:p>0.246596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298196" calcext:value-type="float">
            <text:p>0.298196</text:p>
          </table:table-cell>
          <table:table-cell office:value-type="float" office:value="0.246689" calcext:value-type="float">
            <text:p>0.246689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298493" calcext:value-type="float">
            <text:p>0.298493</text:p>
          </table:table-cell>
          <table:table-cell office:value-type="float" office:value="0.246782" calcext:value-type="float">
            <text:p>0.246782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298789" calcext:value-type="float">
            <text:p>0.298789</text:p>
          </table:table-cell>
          <table:table-cell office:value-type="float" office:value="0.246876" calcext:value-type="float">
            <text:p>0.246876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299085" calcext:value-type="float">
            <text:p>0.299085</text:p>
          </table:table-cell>
          <table:table-cell office:value-type="float" office:value="0.246969" calcext:value-type="float">
            <text:p>0.246969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299381" calcext:value-type="float">
            <text:p>0.299381</text:p>
          </table:table-cell>
          <table:table-cell office:value-type="float" office:value="0.247063" calcext:value-type="float">
            <text:p>0.247063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299677" calcext:value-type="float">
            <text:p>0.299677</text:p>
          </table:table-cell>
          <table:table-cell office:value-type="float" office:value="0.247157" calcext:value-type="float">
            <text:p>0.247157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299973" calcext:value-type="float">
            <text:p>0.299973</text:p>
          </table:table-cell>
          <table:table-cell office:value-type="float" office:value="0.247252" calcext:value-type="float">
            <text:p>0.247252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300268" calcext:value-type="float">
            <text:p>0.300268</text:p>
          </table:table-cell>
          <table:table-cell office:value-type="float" office:value="0.247346" calcext:value-type="float">
            <text:p>0.247346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300563" calcext:value-type="float">
            <text:p>0.300563</text:p>
          </table:table-cell>
          <table:table-cell office:value-type="float" office:value="0.247441" calcext:value-type="float">
            <text:p>0.247441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300858" calcext:value-type="float">
            <text:p>0.300858</text:p>
          </table:table-cell>
          <table:table-cell office:value-type="float" office:value="0.247535" calcext:value-type="float">
            <text:p>0.247535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301152" calcext:value-type="float">
            <text:p>0.301152</text:p>
          </table:table-cell>
          <table:table-cell office:value-type="float" office:value="0.24763" calcext:value-type="float">
            <text:p>0.24763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301446" calcext:value-type="float">
            <text:p>0.301446</text:p>
          </table:table-cell>
          <table:table-cell office:value-type="float" office:value="0.247725" calcext:value-type="float">
            <text:p>0.247725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301741" calcext:value-type="float">
            <text:p>0.301741</text:p>
          </table:table-cell>
          <table:table-cell office:value-type="float" office:value="0.247821" calcext:value-type="float">
            <text:p>0.247821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302034" calcext:value-type="float">
            <text:p>0.302034</text:p>
          </table:table-cell>
          <table:table-cell office:value-type="float" office:value="0.247916" calcext:value-type="float">
            <text:p>0.247916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302328" calcext:value-type="float">
            <text:p>0.302328</text:p>
          </table:table-cell>
          <table:table-cell office:value-type="float" office:value="0.248012" calcext:value-type="float">
            <text:p>0.248012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302621" calcext:value-type="float">
            <text:p>0.302621</text:p>
          </table:table-cell>
          <table:table-cell office:value-type="float" office:value="0.248108" calcext:value-type="float">
            <text:p>0.248108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302915" calcext:value-type="float">
            <text:p>0.302915</text:p>
          </table:table-cell>
          <table:table-cell office:value-type="float" office:value="0.248204" calcext:value-type="float">
            <text:p>0.248204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303208" calcext:value-type="float">
            <text:p>0.303208</text:p>
          </table:table-cell>
          <table:table-cell office:value-type="float" office:value="0.2483" calcext:value-type="float">
            <text:p>0.2483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3035" calcext:value-type="float">
            <text:p>0.3035</text:p>
          </table:table-cell>
          <table:table-cell office:value-type="float" office:value="0.248397" calcext:value-type="float">
            <text:p>0.248397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303793" calcext:value-type="float">
            <text:p>0.303793</text:p>
          </table:table-cell>
          <table:table-cell office:value-type="float" office:value="0.248493" calcext:value-type="float">
            <text:p>0.248493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304085" calcext:value-type="float">
            <text:p>0.304085</text:p>
          </table:table-cell>
          <table:table-cell office:value-type="float" office:value="0.24859" calcext:value-type="float">
            <text:p>0.24859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304377" calcext:value-type="float">
            <text:p>0.304377</text:p>
          </table:table-cell>
          <table:table-cell office:value-type="float" office:value="0.248687" calcext:value-type="float">
            <text:p>0.248687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304669" calcext:value-type="float">
            <text:p>0.304669</text:p>
          </table:table-cell>
          <table:table-cell office:value-type="float" office:value="0.248784" calcext:value-type="float">
            <text:p>0.248784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30496" calcext:value-type="float">
            <text:p>0.30496</text:p>
          </table:table-cell>
          <table:table-cell office:value-type="float" office:value="0.248881" calcext:value-type="float">
            <text:p>0.248881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305252" calcext:value-type="float">
            <text:p>0.305252</text:p>
          </table:table-cell>
          <table:table-cell office:value-type="float" office:value="0.248979" calcext:value-type="float">
            <text:p>0.248979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305543" calcext:value-type="float">
            <text:p>0.305543</text:p>
          </table:table-cell>
          <table:table-cell office:value-type="float" office:value="0.249076" calcext:value-type="float">
            <text:p>0.249076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305834" calcext:value-type="float">
            <text:p>0.305834</text:p>
          </table:table-cell>
          <table:table-cell office:value-type="float" office:value="0.249174" calcext:value-type="float">
            <text:p>0.249174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306124" calcext:value-type="float">
            <text:p>0.306124</text:p>
          </table:table-cell>
          <table:table-cell office:value-type="float" office:value="0.249272" calcext:value-type="float">
            <text:p>0.249272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306415" calcext:value-type="float">
            <text:p>0.306415</text:p>
          </table:table-cell>
          <table:table-cell office:value-type="float" office:value="0.24937" calcext:value-type="float">
            <text:p>0.24937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306705" calcext:value-type="float">
            <text:p>0.306705</text:p>
          </table:table-cell>
          <table:table-cell office:value-type="float" office:value="0.249468" calcext:value-type="float">
            <text:p>0.249468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306995" calcext:value-type="float">
            <text:p>0.306995</text:p>
          </table:table-cell>
          <table:table-cell office:value-type="float" office:value="0.249567" calcext:value-type="float">
            <text:p>0.249567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307285" calcext:value-type="float">
            <text:p>0.307285</text:p>
          </table:table-cell>
          <table:table-cell office:value-type="float" office:value="0.249665" calcext:value-type="float">
            <text:p>0.249665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307574" calcext:value-type="float">
            <text:p>0.307574</text:p>
          </table:table-cell>
          <table:table-cell office:value-type="float" office:value="0.249764" calcext:value-type="float">
            <text:p>0.249764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307864" calcext:value-type="float">
            <text:p>0.307864</text:p>
          </table:table-cell>
          <table:table-cell office:value-type="float" office:value="0.249863" calcext:value-type="float">
            <text:p>0.249863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308153" calcext:value-type="float">
            <text:p>0.308153</text:p>
          </table:table-cell>
          <table:table-cell office:value-type="float" office:value="0.249962" calcext:value-type="float">
            <text:p>0.249962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308442" calcext:value-type="float">
            <text:p>0.308442</text:p>
          </table:table-cell>
          <table:table-cell office:value-type="float" office:value="0.250061" calcext:value-type="float">
            <text:p>0.250061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30873" calcext:value-type="float">
            <text:p>0.30873</text:p>
          </table:table-cell>
          <table:table-cell office:value-type="float" office:value="0.250161" calcext:value-type="float">
            <text:p>0.250161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309019" calcext:value-type="float">
            <text:p>0.309019</text:p>
          </table:table-cell>
          <table:table-cell office:value-type="float" office:value="0.25026" calcext:value-type="float">
            <text:p>0.25026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309307" calcext:value-type="float">
            <text:p>0.309307</text:p>
          </table:table-cell>
          <table:table-cell office:value-type="float" office:value="0.25036" calcext:value-type="float">
            <text:p>0.25036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309595" calcext:value-type="float">
            <text:p>0.309595</text:p>
          </table:table-cell>
          <table:table-cell office:value-type="float" office:value="0.25046" calcext:value-type="float">
            <text:p>0.25046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309883" calcext:value-type="float">
            <text:p>0.309883</text:p>
          </table:table-cell>
          <table:table-cell office:value-type="float" office:value="0.25056" calcext:value-type="float">
            <text:p>0.25056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31017" calcext:value-type="float">
            <text:p>0.31017</text:p>
          </table:table-cell>
          <table:table-cell office:value-type="float" office:value="0.25066" calcext:value-type="float">
            <text:p>0.25066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310457" calcext:value-type="float">
            <text:p>0.310457</text:p>
          </table:table-cell>
          <table:table-cell office:value-type="float" office:value="0.25076" calcext:value-type="float">
            <text:p>0.25076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310744" calcext:value-type="float">
            <text:p>0.310744</text:p>
          </table:table-cell>
          <table:table-cell office:value-type="float" office:value="0.25086" calcext:value-type="float">
            <text:p>0.25086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311031" calcext:value-type="float">
            <text:p>0.311031</text:p>
          </table:table-cell>
          <table:table-cell office:value-type="float" office:value="0.250961" calcext:value-type="float">
            <text:p>0.250961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311318" calcext:value-type="float">
            <text:p>0.311318</text:p>
          </table:table-cell>
          <table:table-cell office:value-type="float" office:value="0.251062" calcext:value-type="float">
            <text:p>0.251062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311604" calcext:value-type="float">
            <text:p>0.311604</text:p>
          </table:table-cell>
          <table:table-cell office:value-type="float" office:value="0.251162" calcext:value-type="float">
            <text:p>0.251162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31189" calcext:value-type="float">
            <text:p>0.31189</text:p>
          </table:table-cell>
          <table:table-cell office:value-type="float" office:value="0.251263" calcext:value-type="float">
            <text:p>0.251263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312176" calcext:value-type="float">
            <text:p>0.312176</text:p>
          </table:table-cell>
          <table:table-cell office:value-type="float" office:value="0.251365" calcext:value-type="float">
            <text:p>0.251365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312462" calcext:value-type="float">
            <text:p>0.312462</text:p>
          </table:table-cell>
          <table:table-cell office:value-type="float" office:value="0.251466" calcext:value-type="float">
            <text:p>0.251466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312748" calcext:value-type="float">
            <text:p>0.312748</text:p>
          </table:table-cell>
          <table:table-cell office:value-type="float" office:value="0.251567" calcext:value-type="float">
            <text:p>0.251567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313033" calcext:value-type="float">
            <text:p>0.313033</text:p>
          </table:table-cell>
          <table:table-cell office:value-type="float" office:value="0.251669" calcext:value-type="float">
            <text:p>0.251669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313318" calcext:value-type="float">
            <text:p>0.313318</text:p>
          </table:table-cell>
          <table:table-cell office:value-type="float" office:value="0.25177" calcext:value-type="float">
            <text:p>0.25177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313603" calcext:value-type="float">
            <text:p>0.313603</text:p>
          </table:table-cell>
          <table:table-cell office:value-type="float" office:value="0.251872" calcext:value-type="float">
            <text:p>0.251872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313887" calcext:value-type="float">
            <text:p>0.313887</text:p>
          </table:table-cell>
          <table:table-cell office:value-type="float" office:value="0.251974" calcext:value-type="float">
            <text:p>0.251974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314172" calcext:value-type="float">
            <text:p>0.314172</text:p>
          </table:table-cell>
          <table:table-cell office:value-type="float" office:value="0.252076" calcext:value-type="float">
            <text:p>0.252076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314456" calcext:value-type="float">
            <text:p>0.314456</text:p>
          </table:table-cell>
          <table:table-cell office:value-type="float" office:value="0.252178" calcext:value-type="float">
            <text:p>0.252178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31474" calcext:value-type="float">
            <text:p>0.31474</text:p>
          </table:table-cell>
          <table:table-cell office:value-type="float" office:value="0.252281" calcext:value-type="float">
            <text:p>0.252281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315024" calcext:value-type="float">
            <text:p>0.315024</text:p>
          </table:table-cell>
          <table:table-cell office:value-type="float" office:value="0.252383" calcext:value-type="float">
            <text:p>0.252383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315307" calcext:value-type="float">
            <text:p>0.315307</text:p>
          </table:table-cell>
          <table:table-cell office:value-type="float" office:value="0.252486" calcext:value-type="float">
            <text:p>0.252486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31559" calcext:value-type="float">
            <text:p>0.31559</text:p>
          </table:table-cell>
          <table:table-cell office:value-type="float" office:value="0.252588" calcext:value-type="float">
            <text:p>0.252588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315873" calcext:value-type="float">
            <text:p>0.315873</text:p>
          </table:table-cell>
          <table:table-cell office:value-type="float" office:value="0.252691" calcext:value-type="float">
            <text:p>0.252691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316156" calcext:value-type="float">
            <text:p>0.316156</text:p>
          </table:table-cell>
          <table:table-cell office:value-type="float" office:value="0.252794" calcext:value-type="float">
            <text:p>0.252794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316439" calcext:value-type="float">
            <text:p>0.316439</text:p>
          </table:table-cell>
          <table:table-cell office:value-type="float" office:value="0.252897" calcext:value-type="float">
            <text:p>0.252897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316721" calcext:value-type="float">
            <text:p>0.316721</text:p>
          </table:table-cell>
          <table:table-cell office:value-type="float" office:value="0.253001" calcext:value-type="float">
            <text:p>0.253001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317003" calcext:value-type="float">
            <text:p>0.317003</text:p>
          </table:table-cell>
          <table:table-cell office:value-type="float" office:value="0.253104" calcext:value-type="float">
            <text:p>0.253104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317285" calcext:value-type="float">
            <text:p>0.317285</text:p>
          </table:table-cell>
          <table:table-cell office:value-type="float" office:value="0.253207" calcext:value-type="float">
            <text:p>0.253207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317567" calcext:value-type="float">
            <text:p>0.317567</text:p>
          </table:table-cell>
          <table:table-cell office:value-type="float" office:value="0.253311" calcext:value-type="float">
            <text:p>0.253311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317849" calcext:value-type="float">
            <text:p>0.317849</text:p>
          </table:table-cell>
          <table:table-cell office:value-type="float" office:value="0.253415" calcext:value-type="float">
            <text:p>0.253415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31813" calcext:value-type="float">
            <text:p>0.31813</text:p>
          </table:table-cell>
          <table:table-cell office:value-type="float" office:value="0.253518" calcext:value-type="float">
            <text:p>0.253518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318411" calcext:value-type="float">
            <text:p>0.318411</text:p>
          </table:table-cell>
          <table:table-cell office:value-type="float" office:value="0.253622" calcext:value-type="float">
            <text:p>0.253622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318692" calcext:value-type="float">
            <text:p>0.318692</text:p>
          </table:table-cell>
          <table:table-cell office:value-type="float" office:value="0.253726" calcext:value-type="float">
            <text:p>0.253726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318973" calcext:value-type="float">
            <text:p>0.318973</text:p>
          </table:table-cell>
          <table:table-cell office:value-type="float" office:value="0.253831" calcext:value-type="float">
            <text:p>0.253831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319253" calcext:value-type="float">
            <text:p>0.319253</text:p>
          </table:table-cell>
          <table:table-cell office:value-type="float" office:value="0.253935" calcext:value-type="float">
            <text:p>0.253935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319533" calcext:value-type="float">
            <text:p>0.319533</text:p>
          </table:table-cell>
          <table:table-cell office:value-type="float" office:value="0.254039" calcext:value-type="float">
            <text:p>0.254039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319813" calcext:value-type="float">
            <text:p>0.319813</text:p>
          </table:table-cell>
          <table:table-cell office:value-type="float" office:value="0.254144" calcext:value-type="float">
            <text:p>0.254144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320093" calcext:value-type="float">
            <text:p>0.320093</text:p>
          </table:table-cell>
          <table:table-cell office:value-type="float" office:value="0.254248" calcext:value-type="float">
            <text:p>0.254248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320373" calcext:value-type="float">
            <text:p>0.320373</text:p>
          </table:table-cell>
          <table:table-cell office:value-type="float" office:value="0.254353" calcext:value-type="float">
            <text:p>0.254353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320652" calcext:value-type="float">
            <text:p>0.320652</text:p>
          </table:table-cell>
          <table:table-cell office:value-type="float" office:value="0.254458" calcext:value-type="float">
            <text:p>0.254458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320931" calcext:value-type="float">
            <text:p>0.320931</text:p>
          </table:table-cell>
          <table:table-cell office:value-type="float" office:value="0.254563" calcext:value-type="float">
            <text:p>0.254563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32121" calcext:value-type="float">
            <text:p>0.32121</text:p>
          </table:table-cell>
          <table:table-cell office:value-type="float" office:value="0.254668" calcext:value-type="float">
            <text:p>0.254668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321489" calcext:value-type="float">
            <text:p>0.321489</text:p>
          </table:table-cell>
          <table:table-cell office:value-type="float" office:value="0.254773" calcext:value-type="float">
            <text:p>0.254773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321767" calcext:value-type="float">
            <text:p>0.321767</text:p>
          </table:table-cell>
          <table:table-cell office:value-type="float" office:value="0.254879" calcext:value-type="float">
            <text:p>0.254879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322045" calcext:value-type="float">
            <text:p>0.322045</text:p>
          </table:table-cell>
          <table:table-cell office:value-type="float" office:value="0.254984" calcext:value-type="float">
            <text:p>0.254984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322323" calcext:value-type="float">
            <text:p>0.322323</text:p>
          </table:table-cell>
          <table:table-cell office:value-type="float" office:value="0.255089" calcext:value-type="float">
            <text:p>0.255089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322601" calcext:value-type="float">
            <text:p>0.322601</text:p>
          </table:table-cell>
          <table:table-cell office:value-type="float" office:value="0.255195" calcext:value-type="float">
            <text:p>0.255195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322879" calcext:value-type="float">
            <text:p>0.322879</text:p>
          </table:table-cell>
          <table:table-cell office:value-type="float" office:value="0.255301" calcext:value-type="float">
            <text:p>0.255301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323156" calcext:value-type="float">
            <text:p>0.323156</text:p>
          </table:table-cell>
          <table:table-cell office:value-type="float" office:value="0.255407" calcext:value-type="float">
            <text:p>0.255407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323434" calcext:value-type="float">
            <text:p>0.323434</text:p>
          </table:table-cell>
          <table:table-cell office:value-type="float" office:value="0.255512" calcext:value-type="float">
            <text:p>0.255512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323711" calcext:value-type="float">
            <text:p>0.323711</text:p>
          </table:table-cell>
          <table:table-cell office:value-type="float" office:value="0.255618" calcext:value-type="float">
            <text:p>0.255618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323987" calcext:value-type="float">
            <text:p>0.323987</text:p>
          </table:table-cell>
          <table:table-cell office:value-type="float" office:value="0.255725" calcext:value-type="float">
            <text:p>0.255725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324264" calcext:value-type="float">
            <text:p>0.324264</text:p>
          </table:table-cell>
          <table:table-cell office:value-type="float" office:value="0.255831" calcext:value-type="float">
            <text:p>0.255831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32454" calcext:value-type="float">
            <text:p>0.32454</text:p>
          </table:table-cell>
          <table:table-cell office:value-type="float" office:value="0.255937" calcext:value-type="float">
            <text:p>0.255937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324816" calcext:value-type="float">
            <text:p>0.324816</text:p>
          </table:table-cell>
          <table:table-cell office:value-type="float" office:value="0.256044" calcext:value-type="float">
            <text:p>0.256044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325092" calcext:value-type="float">
            <text:p>0.325092</text:p>
          </table:table-cell>
          <table:table-cell office:value-type="float" office:value="0.25615" calcext:value-type="float">
            <text:p>0.25615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325368" calcext:value-type="float">
            <text:p>0.325368</text:p>
          </table:table-cell>
          <table:table-cell office:value-type="float" office:value="0.256257" calcext:value-type="float">
            <text:p>0.256257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325644" calcext:value-type="float">
            <text:p>0.325644</text:p>
          </table:table-cell>
          <table:table-cell office:value-type="float" office:value="0.256363" calcext:value-type="float">
            <text:p>0.256363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325919" calcext:value-type="float">
            <text:p>0.325919</text:p>
          </table:table-cell>
          <table:table-cell office:value-type="float" office:value="0.25647" calcext:value-type="float">
            <text:p>0.25647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326194" calcext:value-type="float">
            <text:p>0.326194</text:p>
          </table:table-cell>
          <table:table-cell office:value-type="float" office:value="0.256577" calcext:value-type="float">
            <text:p>0.256577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326469" calcext:value-type="float">
            <text:p>0.326469</text:p>
          </table:table-cell>
          <table:table-cell office:value-type="float" office:value="0.256684" calcext:value-type="float">
            <text:p>0.256684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326744" calcext:value-type="float">
            <text:p>0.326744</text:p>
          </table:table-cell>
          <table:table-cell office:value-type="float" office:value="0.256791" calcext:value-type="float">
            <text:p>0.256791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327018" calcext:value-type="float">
            <text:p>0.327018</text:p>
          </table:table-cell>
          <table:table-cell office:value-type="float" office:value="0.256898" calcext:value-type="float">
            <text:p>0.256898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327292" calcext:value-type="float">
            <text:p>0.327292</text:p>
          </table:table-cell>
          <table:table-cell office:value-type="float" office:value="0.257006" calcext:value-type="float">
            <text:p>0.257006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327566" calcext:value-type="float">
            <text:p>0.327566</text:p>
          </table:table-cell>
          <table:table-cell office:value-type="float" office:value="0.257113" calcext:value-type="float">
            <text:p>0.257113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32784" calcext:value-type="float">
            <text:p>0.32784</text:p>
          </table:table-cell>
          <table:table-cell office:value-type="float" office:value="0.25722" calcext:value-type="float">
            <text:p>0.25722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328114" calcext:value-type="float">
            <text:p>0.328114</text:p>
          </table:table-cell>
          <table:table-cell office:value-type="float" office:value="0.257328" calcext:value-type="float">
            <text:p>0.257328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328387" calcext:value-type="float">
            <text:p>0.328387</text:p>
          </table:table-cell>
          <table:table-cell office:value-type="float" office:value="0.257435" calcext:value-type="float">
            <text:p>0.257435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32866" calcext:value-type="float">
            <text:p>0.32866</text:p>
          </table:table-cell>
          <table:table-cell office:value-type="float" office:value="0.257543" calcext:value-type="float">
            <text:p>0.257543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328933" calcext:value-type="float">
            <text:p>0.328933</text:p>
          </table:table-cell>
          <table:table-cell office:value-type="float" office:value="0.257651" calcext:value-type="float">
            <text:p>0.257651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329206" calcext:value-type="float">
            <text:p>0.329206</text:p>
          </table:table-cell>
          <table:table-cell office:value-type="float" office:value="0.257759" calcext:value-type="float">
            <text:p>0.257759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329479" calcext:value-type="float">
            <text:p>0.329479</text:p>
          </table:table-cell>
          <table:table-cell office:value-type="float" office:value="0.257867" calcext:value-type="float">
            <text:p>0.257867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329751" calcext:value-type="float">
            <text:p>0.329751</text:p>
          </table:table-cell>
          <table:table-cell office:value-type="float" office:value="0.257975" calcext:value-type="float">
            <text:p>0.257975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330023" calcext:value-type="float">
            <text:p>0.330023</text:p>
          </table:table-cell>
          <table:table-cell office:value-type="float" office:value="0.258083" calcext:value-type="float">
            <text:p>0.258083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330295" calcext:value-type="float">
            <text:p>0.330295</text:p>
          </table:table-cell>
          <table:table-cell office:value-type="float" office:value="0.258191" calcext:value-type="float">
            <text:p>0.258191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330567" calcext:value-type="float">
            <text:p>0.330567</text:p>
          </table:table-cell>
          <table:table-cell office:value-type="float" office:value="0.2583" calcext:value-type="float">
            <text:p>0.2583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330839" calcext:value-type="float">
            <text:p>0.330839</text:p>
          </table:table-cell>
          <table:table-cell office:value-type="float" office:value="0.258408" calcext:value-type="float">
            <text:p>0.258408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33111" calcext:value-type="float">
            <text:p>0.33111</text:p>
          </table:table-cell>
          <table:table-cell office:value-type="float" office:value="0.258516" calcext:value-type="float">
            <text:p>0.258516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331381" calcext:value-type="float">
            <text:p>0.331381</text:p>
          </table:table-cell>
          <table:table-cell office:value-type="float" office:value="0.258625" calcext:value-type="float">
            <text:p>0.258625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331652" calcext:value-type="float">
            <text:p>0.331652</text:p>
          </table:table-cell>
          <table:table-cell office:value-type="float" office:value="0.258734" calcext:value-type="float">
            <text:p>0.258734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331923" calcext:value-type="float">
            <text:p>0.331923</text:p>
          </table:table-cell>
          <table:table-cell office:value-type="float" office:value="0.258842" calcext:value-type="float">
            <text:p>0.258842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332193" calcext:value-type="float">
            <text:p>0.332193</text:p>
          </table:table-cell>
          <table:table-cell office:value-type="float" office:value="0.258951" calcext:value-type="float">
            <text:p>0.258951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332464" calcext:value-type="float">
            <text:p>0.332464</text:p>
          </table:table-cell>
          <table:table-cell office:value-type="float" office:value="0.25906" calcext:value-type="float">
            <text:p>0.25906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332734" calcext:value-type="float">
            <text:p>0.332734</text:p>
          </table:table-cell>
          <table:table-cell office:value-type="float" office:value="0.259169" calcext:value-type="float">
            <text:p>0.259169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333004" calcext:value-type="float">
            <text:p>0.333004</text:p>
          </table:table-cell>
          <table:table-cell office:value-type="float" office:value="0.259278" calcext:value-type="float">
            <text:p>0.259278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333273" calcext:value-type="float">
            <text:p>0.333273</text:p>
          </table:table-cell>
          <table:table-cell office:value-type="float" office:value="0.259387" calcext:value-type="float">
            <text:p>0.259387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333543" calcext:value-type="float">
            <text:p>0.333543</text:p>
          </table:table-cell>
          <table:table-cell office:value-type="float" office:value="0.259496" calcext:value-type="float">
            <text:p>0.259496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333812" calcext:value-type="float">
            <text:p>0.333812</text:p>
          </table:table-cell>
          <table:table-cell office:value-type="float" office:value="0.259605" calcext:value-type="float">
            <text:p>0.259605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334081" calcext:value-type="float">
            <text:p>0.334081</text:p>
          </table:table-cell>
          <table:table-cell office:value-type="float" office:value="0.259715" calcext:value-type="float">
            <text:p>0.259715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33435" calcext:value-type="float">
            <text:p>0.33435</text:p>
          </table:table-cell>
          <table:table-cell office:value-type="float" office:value="0.259824" calcext:value-type="float">
            <text:p>0.259824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334619" calcext:value-type="float">
            <text:p>0.334619</text:p>
          </table:table-cell>
          <table:table-cell office:value-type="float" office:value="0.259934" calcext:value-type="float">
            <text:p>0.259934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334888" calcext:value-type="float">
            <text:p>0.334888</text:p>
          </table:table-cell>
          <table:table-cell office:value-type="float" office:value="0.260043" calcext:value-type="float">
            <text:p>0.260043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335156" calcext:value-type="float">
            <text:p>0.335156</text:p>
          </table:table-cell>
          <table:table-cell office:value-type="float" office:value="0.260153" calcext:value-type="float">
            <text:p>0.260153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335424" calcext:value-type="float">
            <text:p>0.335424</text:p>
          </table:table-cell>
          <table:table-cell office:value-type="float" office:value="0.260263" calcext:value-type="float">
            <text:p>0.260263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335692" calcext:value-type="float">
            <text:p>0.335692</text:p>
          </table:table-cell>
          <table:table-cell office:value-type="float" office:value="0.260372" calcext:value-type="float">
            <text:p>0.260372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33596" calcext:value-type="float">
            <text:p>0.33596</text:p>
          </table:table-cell>
          <table:table-cell office:value-type="float" office:value="0.260482" calcext:value-type="float">
            <text:p>0.260482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336227" calcext:value-type="float">
            <text:p>0.336227</text:p>
          </table:table-cell>
          <table:table-cell office:value-type="float" office:value="0.260592" calcext:value-type="float">
            <text:p>0.260592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336494" calcext:value-type="float">
            <text:p>0.336494</text:p>
          </table:table-cell>
          <table:table-cell office:value-type="float" office:value="0.260702" calcext:value-type="float">
            <text:p>0.260702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336762" calcext:value-type="float">
            <text:p>0.336762</text:p>
          </table:table-cell>
          <table:table-cell office:value-type="float" office:value="0.260812" calcext:value-type="float">
            <text:p>0.260812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337028" calcext:value-type="float">
            <text:p>0.337028</text:p>
          </table:table-cell>
          <table:table-cell office:value-type="float" office:value="0.260922" calcext:value-type="float">
            <text:p>0.260922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337295" calcext:value-type="float">
            <text:p>0.337295</text:p>
          </table:table-cell>
          <table:table-cell office:value-type="float" office:value="0.261032" calcext:value-type="float">
            <text:p>0.261032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337562" calcext:value-type="float">
            <text:p>0.337562</text:p>
          </table:table-cell>
          <table:table-cell office:value-type="float" office:value="0.261143" calcext:value-type="float">
            <text:p>0.261143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337828" calcext:value-type="float">
            <text:p>0.337828</text:p>
          </table:table-cell>
          <table:table-cell office:value-type="float" office:value="0.261253" calcext:value-type="float">
            <text:p>0.261253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338094" calcext:value-type="float">
            <text:p>0.338094</text:p>
          </table:table-cell>
          <table:table-cell office:value-type="float" office:value="0.261363" calcext:value-type="float">
            <text:p>0.261363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33836" calcext:value-type="float">
            <text:p>0.33836</text:p>
          </table:table-cell>
          <table:table-cell office:value-type="float" office:value="0.261474" calcext:value-type="float">
            <text:p>0.261474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338626" calcext:value-type="float">
            <text:p>0.338626</text:p>
          </table:table-cell>
          <table:table-cell office:value-type="float" office:value="0.261584" calcext:value-type="float">
            <text:p>0.261584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338891" calcext:value-type="float">
            <text:p>0.338891</text:p>
          </table:table-cell>
          <table:table-cell office:value-type="float" office:value="0.261695" calcext:value-type="float">
            <text:p>0.261695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339157" calcext:value-type="float">
            <text:p>0.339157</text:p>
          </table:table-cell>
          <table:table-cell office:value-type="float" office:value="0.261805" calcext:value-type="float">
            <text:p>0.261805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339422" calcext:value-type="float">
            <text:p>0.339422</text:p>
          </table:table-cell>
          <table:table-cell office:value-type="float" office:value="0.261916" calcext:value-type="float">
            <text:p>0.261916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339687" calcext:value-type="float">
            <text:p>0.339687</text:p>
          </table:table-cell>
          <table:table-cell office:value-type="float" office:value="0.262027" calcext:value-type="float">
            <text:p>0.262027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339951" calcext:value-type="float">
            <text:p>0.339951</text:p>
          </table:table-cell>
          <table:table-cell office:value-type="float" office:value="0.262138" calcext:value-type="float">
            <text:p>0.262138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340216" calcext:value-type="float">
            <text:p>0.340216</text:p>
          </table:table-cell>
          <table:table-cell office:value-type="float" office:value="0.262248" calcext:value-type="float">
            <text:p>0.262248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34048" calcext:value-type="float">
            <text:p>0.34048</text:p>
          </table:table-cell>
          <table:table-cell office:value-type="float" office:value="0.262359" calcext:value-type="float">
            <text:p>0.262359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340745" calcext:value-type="float">
            <text:p>0.340745</text:p>
          </table:table-cell>
          <table:table-cell office:value-type="float" office:value="0.26247" calcext:value-type="float">
            <text:p>0.26247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341009" calcext:value-type="float">
            <text:p>0.341009</text:p>
          </table:table-cell>
          <table:table-cell office:value-type="float" office:value="0.262581" calcext:value-type="float">
            <text:p>0.262581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341272" calcext:value-type="float">
            <text:p>0.341272</text:p>
          </table:table-cell>
          <table:table-cell office:value-type="float" office:value="0.262693" calcext:value-type="float">
            <text:p>0.262693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341536" calcext:value-type="float">
            <text:p>0.341536</text:p>
          </table:table-cell>
          <table:table-cell office:value-type="float" office:value="0.262804" calcext:value-type="float">
            <text:p>0.262804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341799" calcext:value-type="float">
            <text:p>0.341799</text:p>
          </table:table-cell>
          <table:table-cell office:value-type="float" office:value="0.262915" calcext:value-type="float">
            <text:p>0.262915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342062" calcext:value-type="float">
            <text:p>0.342062</text:p>
          </table:table-cell>
          <table:table-cell office:value-type="float" office:value="0.263026" calcext:value-type="float">
            <text:p>0.263026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342325" calcext:value-type="float">
            <text:p>0.342325</text:p>
          </table:table-cell>
          <table:table-cell office:value-type="float" office:value="0.263138" calcext:value-type="float">
            <text:p>0.263138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342588" calcext:value-type="float">
            <text:p>0.342588</text:p>
          </table:table-cell>
          <table:table-cell office:value-type="float" office:value="0.263249" calcext:value-type="float">
            <text:p>0.263249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342851" calcext:value-type="float">
            <text:p>0.342851</text:p>
          </table:table-cell>
          <table:table-cell office:value-type="float" office:value="0.26336" calcext:value-type="float">
            <text:p>0.26336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343113" calcext:value-type="float">
            <text:p>0.343113</text:p>
          </table:table-cell>
          <table:table-cell office:value-type="float" office:value="0.263472" calcext:value-type="float">
            <text:p>0.263472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343376" calcext:value-type="float">
            <text:p>0.343376</text:p>
          </table:table-cell>
          <table:table-cell office:value-type="float" office:value="0.263584" calcext:value-type="float">
            <text:p>0.263584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343638" calcext:value-type="float">
            <text:p>0.343638</text:p>
          </table:table-cell>
          <table:table-cell office:value-type="float" office:value="0.263695" calcext:value-type="float">
            <text:p>0.263695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343899" calcext:value-type="float">
            <text:p>0.343899</text:p>
          </table:table-cell>
          <table:table-cell office:value-type="float" office:value="0.263807" calcext:value-type="float">
            <text:p>0.263807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344161" calcext:value-type="float">
            <text:p>0.344161</text:p>
          </table:table-cell>
          <table:table-cell office:value-type="float" office:value="0.263919" calcext:value-type="float">
            <text:p>0.263919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344423" calcext:value-type="float">
            <text:p>0.344423</text:p>
          </table:table-cell>
          <table:table-cell office:value-type="float" office:value="0.26403" calcext:value-type="float">
            <text:p>0.26403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344684" calcext:value-type="float">
            <text:p>0.344684</text:p>
          </table:table-cell>
          <table:table-cell office:value-type="float" office:value="0.264142" calcext:value-type="float">
            <text:p>0.264142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344945" calcext:value-type="float">
            <text:p>0.344945</text:p>
          </table:table-cell>
          <table:table-cell office:value-type="float" office:value="0.264254" calcext:value-type="float">
            <text:p>0.264254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345206" calcext:value-type="float">
            <text:p>0.345206</text:p>
          </table:table-cell>
          <table:table-cell office:value-type="float" office:value="0.264366" calcext:value-type="float">
            <text:p>0.264366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345467" calcext:value-type="float">
            <text:p>0.345467</text:p>
          </table:table-cell>
          <table:table-cell office:value-type="float" office:value="0.264478" calcext:value-type="float">
            <text:p>0.264478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345727" calcext:value-type="float">
            <text:p>0.345727</text:p>
          </table:table-cell>
          <table:table-cell office:value-type="float" office:value="0.26459" calcext:value-type="float">
            <text:p>0.26459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345987" calcext:value-type="float">
            <text:p>0.345987</text:p>
          </table:table-cell>
          <table:table-cell office:value-type="float" office:value="0.264702" calcext:value-type="float">
            <text:p>0.264702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346248" calcext:value-type="float">
            <text:p>0.346248</text:p>
          </table:table-cell>
          <table:table-cell office:value-type="float" office:value="0.264814" calcext:value-type="float">
            <text:p>0.264814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346508" calcext:value-type="float">
            <text:p>0.346508</text:p>
          </table:table-cell>
          <table:table-cell office:value-type="float" office:value="0.264927" calcext:value-type="float">
            <text:p>0.264927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346767" calcext:value-type="float">
            <text:p>0.346767</text:p>
          </table:table-cell>
          <table:table-cell office:value-type="float" office:value="0.265039" calcext:value-type="float">
            <text:p>0.265039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347027" calcext:value-type="float">
            <text:p>0.347027</text:p>
          </table:table-cell>
          <table:table-cell office:value-type="float" office:value="0.265151" calcext:value-type="float">
            <text:p>0.265151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347286" calcext:value-type="float">
            <text:p>0.347286</text:p>
          </table:table-cell>
          <table:table-cell office:value-type="float" office:value="0.265263" calcext:value-type="float">
            <text:p>0.265263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347545" calcext:value-type="float">
            <text:p>0.347545</text:p>
          </table:table-cell>
          <table:table-cell office:value-type="float" office:value="0.265376" calcext:value-type="float">
            <text:p>0.265376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347805" calcext:value-type="float">
            <text:p>0.347805</text:p>
          </table:table-cell>
          <table:table-cell office:value-type="float" office:value="0.265488" calcext:value-type="float">
            <text:p>0.265488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348063" calcext:value-type="float">
            <text:p>0.348063</text:p>
          </table:table-cell>
          <table:table-cell office:value-type="float" office:value="0.265601" calcext:value-type="float">
            <text:p>0.265601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348322" calcext:value-type="float">
            <text:p>0.348322</text:p>
          </table:table-cell>
          <table:table-cell office:value-type="float" office:value="0.265713" calcext:value-type="float">
            <text:p>0.265713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34858" calcext:value-type="float">
            <text:p>0.34858</text:p>
          </table:table-cell>
          <table:table-cell office:value-type="float" office:value="0.265826" calcext:value-type="float">
            <text:p>0.265826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348839" calcext:value-type="float">
            <text:p>0.348839</text:p>
          </table:table-cell>
          <table:table-cell office:value-type="float" office:value="0.265938" calcext:value-type="float">
            <text:p>0.265938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349097" calcext:value-type="float">
            <text:p>0.349097</text:p>
          </table:table-cell>
          <table:table-cell office:value-type="float" office:value="0.266051" calcext:value-type="float">
            <text:p>0.266051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349355" calcext:value-type="float">
            <text:p>0.349355</text:p>
          </table:table-cell>
          <table:table-cell office:value-type="float" office:value="0.266164" calcext:value-type="float">
            <text:p>0.266164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349612" calcext:value-type="float">
            <text:p>0.349612</text:p>
          </table:table-cell>
          <table:table-cell office:value-type="float" office:value="0.266276" calcext:value-type="float">
            <text:p>0.266276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34987" calcext:value-type="float">
            <text:p>0.34987</text:p>
          </table:table-cell>
          <table:table-cell office:value-type="float" office:value="0.266389" calcext:value-type="float">
            <text:p>0.266389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350127" calcext:value-type="float">
            <text:p>0.350127</text:p>
          </table:table-cell>
          <table:table-cell office:value-type="float" office:value="0.266502" calcext:value-type="float">
            <text:p>0.266502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350385" calcext:value-type="float">
            <text:p>0.350385</text:p>
          </table:table-cell>
          <table:table-cell office:value-type="float" office:value="0.266615" calcext:value-type="float">
            <text:p>0.266615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350642" calcext:value-type="float">
            <text:p>0.350642</text:p>
          </table:table-cell>
          <table:table-cell office:value-type="float" office:value="0.266728" calcext:value-type="float">
            <text:p>0.266728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350898" calcext:value-type="float">
            <text:p>0.350898</text:p>
          </table:table-cell>
          <table:table-cell office:value-type="float" office:value="0.266841" calcext:value-type="float">
            <text:p>0.266841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351155" calcext:value-type="float">
            <text:p>0.351155</text:p>
          </table:table-cell>
          <table:table-cell office:value-type="float" office:value="0.266954" calcext:value-type="float">
            <text:p>0.266954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351411" calcext:value-type="float">
            <text:p>0.351411</text:p>
          </table:table-cell>
          <table:table-cell office:value-type="float" office:value="0.267067" calcext:value-type="float">
            <text:p>0.267067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351668" calcext:value-type="float">
            <text:p>0.351668</text:p>
          </table:table-cell>
          <table:table-cell office:value-type="float" office:value="0.26718" calcext:value-type="float">
            <text:p>0.26718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351924" calcext:value-type="float">
            <text:p>0.351924</text:p>
          </table:table-cell>
          <table:table-cell office:value-type="float" office:value="0.267293" calcext:value-type="float">
            <text:p>0.267293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35218" calcext:value-type="float">
            <text:p>0.35218</text:p>
          </table:table-cell>
          <table:table-cell office:value-type="float" office:value="0.267406" calcext:value-type="float">
            <text:p>0.267406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352435" calcext:value-type="float">
            <text:p>0.352435</text:p>
          </table:table-cell>
          <table:table-cell office:value-type="float" office:value="0.267519" calcext:value-type="float">
            <text:p>0.267519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352691" calcext:value-type="float">
            <text:p>0.352691</text:p>
          </table:table-cell>
          <table:table-cell office:value-type="float" office:value="0.267633" calcext:value-type="float">
            <text:p>0.267633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352946" calcext:value-type="float">
            <text:p>0.352946</text:p>
          </table:table-cell>
          <table:table-cell office:value-type="float" office:value="0.267746" calcext:value-type="float">
            <text:p>0.267746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353201" calcext:value-type="float">
            <text:p>0.353201</text:p>
          </table:table-cell>
          <table:table-cell office:value-type="float" office:value="0.267859" calcext:value-type="float">
            <text:p>0.267859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353456" calcext:value-type="float">
            <text:p>0.353456</text:p>
          </table:table-cell>
          <table:table-cell office:value-type="float" office:value="0.267973" calcext:value-type="float">
            <text:p>0.267973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353711" calcext:value-type="float">
            <text:p>0.353711</text:p>
          </table:table-cell>
          <table:table-cell office:value-type="float" office:value="0.268086" calcext:value-type="float">
            <text:p>0.268086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353966" calcext:value-type="float">
            <text:p>0.353966</text:p>
          </table:table-cell>
          <table:table-cell office:value-type="float" office:value="0.268199" calcext:value-type="float">
            <text:p>0.268199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35422" calcext:value-type="float">
            <text:p>0.35422</text:p>
          </table:table-cell>
          <table:table-cell office:value-type="float" office:value="0.268313" calcext:value-type="float">
            <text:p>0.268313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354475" calcext:value-type="float">
            <text:p>0.354475</text:p>
          </table:table-cell>
          <table:table-cell office:value-type="float" office:value="0.268426" calcext:value-type="float">
            <text:p>0.268426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354729" calcext:value-type="float">
            <text:p>0.354729</text:p>
          </table:table-cell>
          <table:table-cell office:value-type="float" office:value="0.26854" calcext:value-type="float">
            <text:p>0.26854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354983" calcext:value-type="float">
            <text:p>0.354983</text:p>
          </table:table-cell>
          <table:table-cell office:value-type="float" office:value="0.268654" calcext:value-type="float">
            <text:p>0.268654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355236" calcext:value-type="float">
            <text:p>0.355236</text:p>
          </table:table-cell>
          <table:table-cell office:value-type="float" office:value="0.268767" calcext:value-type="float">
            <text:p>0.268767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35549" calcext:value-type="float">
            <text:p>0.35549</text:p>
          </table:table-cell>
          <table:table-cell office:value-type="float" office:value="0.268881" calcext:value-type="float">
            <text:p>0.268881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355743" calcext:value-type="float">
            <text:p>0.355743</text:p>
          </table:table-cell>
          <table:table-cell office:value-type="float" office:value="0.268994" calcext:value-type="float">
            <text:p>0.268994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355997" calcext:value-type="float">
            <text:p>0.355997</text:p>
          </table:table-cell>
          <table:table-cell office:value-type="float" office:value="0.269108" calcext:value-type="float">
            <text:p>0.269108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269222" calcext:value-type="float">
            <text:p>0.269222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356503" calcext:value-type="float">
            <text:p>0.356503</text:p>
          </table:table-cell>
          <table:table-cell office:value-type="float" office:value="0.269336" calcext:value-type="float">
            <text:p>0.269336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356755" calcext:value-type="float">
            <text:p>0.356755</text:p>
          </table:table-cell>
          <table:table-cell office:value-type="float" office:value="0.26945" calcext:value-type="float">
            <text:p>0.26945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357008" calcext:value-type="float">
            <text:p>0.357008</text:p>
          </table:table-cell>
          <table:table-cell office:value-type="float" office:value="0.269563" calcext:value-type="float">
            <text:p>0.269563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35726" calcext:value-type="float">
            <text:p>0.35726</text:p>
          </table:table-cell>
          <table:table-cell office:value-type="float" office:value="0.269677" calcext:value-type="float">
            <text:p>0.269677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357512" calcext:value-type="float">
            <text:p>0.357512</text:p>
          </table:table-cell>
          <table:table-cell office:value-type="float" office:value="0.269791" calcext:value-type="float">
            <text:p>0.269791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357764" calcext:value-type="float">
            <text:p>0.357764</text:p>
          </table:table-cell>
          <table:table-cell office:value-type="float" office:value="0.269905" calcext:value-type="float">
            <text:p>0.269905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358016" calcext:value-type="float">
            <text:p>0.358016</text:p>
          </table:table-cell>
          <table:table-cell office:value-type="float" office:value="0.270019" calcext:value-type="float">
            <text:p>0.270019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358268" calcext:value-type="float">
            <text:p>0.358268</text:p>
          </table:table-cell>
          <table:table-cell office:value-type="float" office:value="0.270133" calcext:value-type="float">
            <text:p>0.270133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358519" calcext:value-type="float">
            <text:p>0.358519</text:p>
          </table:table-cell>
          <table:table-cell office:value-type="float" office:value="0.270247" calcext:value-type="float">
            <text:p>0.270247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35877" calcext:value-type="float">
            <text:p>0.35877</text:p>
          </table:table-cell>
          <table:table-cell office:value-type="float" office:value="0.270361" calcext:value-type="float">
            <text:p>0.270361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359021" calcext:value-type="float">
            <text:p>0.359021</text:p>
          </table:table-cell>
          <table:table-cell office:value-type="float" office:value="0.270475" calcext:value-type="float">
            <text:p>0.270475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359272" calcext:value-type="float">
            <text:p>0.359272</text:p>
          </table:table-cell>
          <table:table-cell office:value-type="float" office:value="0.270589" calcext:value-type="float">
            <text:p>0.270589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359523" calcext:value-type="float">
            <text:p>0.359523</text:p>
          </table:table-cell>
          <table:table-cell office:value-type="float" office:value="0.270704" calcext:value-type="float">
            <text:p>0.270704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359774" calcext:value-type="float">
            <text:p>0.359774</text:p>
          </table:table-cell>
          <table:table-cell office:value-type="float" office:value="0.270818" calcext:value-type="float">
            <text:p>0.270818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360024" calcext:value-type="float">
            <text:p>0.360024</text:p>
          </table:table-cell>
          <table:table-cell office:value-type="float" office:value="0.270932" calcext:value-type="float">
            <text:p>0.270932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360274" calcext:value-type="float">
            <text:p>0.360274</text:p>
          </table:table-cell>
          <table:table-cell office:value-type="float" office:value="0.271046" calcext:value-type="float">
            <text:p>0.271046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360525" calcext:value-type="float">
            <text:p>0.360525</text:p>
          </table:table-cell>
          <table:table-cell office:value-type="float" office:value="0.27116" calcext:value-type="float">
            <text:p>0.27116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360774" calcext:value-type="float">
            <text:p>0.360774</text:p>
          </table:table-cell>
          <table:table-cell office:value-type="float" office:value="0.271275" calcext:value-type="float">
            <text:p>0.271275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361024" calcext:value-type="float">
            <text:p>0.361024</text:p>
          </table:table-cell>
          <table:table-cell office:value-type="float" office:value="0.271389" calcext:value-type="float">
            <text:p>0.271389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361274" calcext:value-type="float">
            <text:p>0.361274</text:p>
          </table:table-cell>
          <table:table-cell office:value-type="float" office:value="0.271503" calcext:value-type="float">
            <text:p>0.271503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361523" calcext:value-type="float">
            <text:p>0.361523</text:p>
          </table:table-cell>
          <table:table-cell office:value-type="float" office:value="0.271618" calcext:value-type="float">
            <text:p>0.271618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361772" calcext:value-type="float">
            <text:p>0.361772</text:p>
          </table:table-cell>
          <table:table-cell office:value-type="float" office:value="0.271732" calcext:value-type="float">
            <text:p>0.271732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362021" calcext:value-type="float">
            <text:p>0.362021</text:p>
          </table:table-cell>
          <table:table-cell office:value-type="float" office:value="0.271847" calcext:value-type="float">
            <text:p>0.271847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36227" calcext:value-type="float">
            <text:p>0.36227</text:p>
          </table:table-cell>
          <table:table-cell office:value-type="float" office:value="0.271961" calcext:value-type="float">
            <text:p>0.271961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362519" calcext:value-type="float">
            <text:p>0.362519</text:p>
          </table:table-cell>
          <table:table-cell office:value-type="float" office:value="0.272075" calcext:value-type="float">
            <text:p>0.272075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362768" calcext:value-type="float">
            <text:p>0.362768</text:p>
          </table:table-cell>
          <table:table-cell office:value-type="float" office:value="0.27219" calcext:value-type="float">
            <text:p>0.27219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363016" calcext:value-type="float">
            <text:p>0.363016</text:p>
          </table:table-cell>
          <table:table-cell office:value-type="float" office:value="0.272304" calcext:value-type="float">
            <text:p>0.272304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363264" calcext:value-type="float">
            <text:p>0.363264</text:p>
          </table:table-cell>
          <table:table-cell office:value-type="float" office:value="0.272419" calcext:value-type="float">
            <text:p>0.272419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363512" calcext:value-type="float">
            <text:p>0.363512</text:p>
          </table:table-cell>
          <table:table-cell office:value-type="float" office:value="0.272534" calcext:value-type="float">
            <text:p>0.272534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36376" calcext:value-type="float">
            <text:p>0.36376</text:p>
          </table:table-cell>
          <table:table-cell office:value-type="float" office:value="0.272648" calcext:value-type="float">
            <text:p>0.272648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364008" calcext:value-type="float">
            <text:p>0.364008</text:p>
          </table:table-cell>
          <table:table-cell office:value-type="float" office:value="0.272763" calcext:value-type="float">
            <text:p>0.272763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364255" calcext:value-type="float">
            <text:p>0.364255</text:p>
          </table:table-cell>
          <table:table-cell office:value-type="float" office:value="0.272877" calcext:value-type="float">
            <text:p>0.272877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364503" calcext:value-type="float">
            <text:p>0.364503</text:p>
          </table:table-cell>
          <table:table-cell office:value-type="float" office:value="0.272992" calcext:value-type="float">
            <text:p>0.272992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36475" calcext:value-type="float">
            <text:p>0.36475</text:p>
          </table:table-cell>
          <table:table-cell office:value-type="float" office:value="0.273107" calcext:value-type="float">
            <text:p>0.273107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364997" calcext:value-type="float">
            <text:p>0.364997</text:p>
          </table:table-cell>
          <table:table-cell office:value-type="float" office:value="0.273222" calcext:value-type="float">
            <text:p>0.273222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5244" calcext:value-type="float">
            <text:p>0.365244</text:p>
          </table:table-cell>
          <table:table-cell office:value-type="float" office:value="0.273336" calcext:value-type="float">
            <text:p>0.273336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36549" calcext:value-type="float">
            <text:p>0.36549</text:p>
          </table:table-cell>
          <table:table-cell office:value-type="float" office:value="0.273451" calcext:value-type="float">
            <text:p>0.273451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365737" calcext:value-type="float">
            <text:p>0.365737</text:p>
          </table:table-cell>
          <table:table-cell office:value-type="float" office:value="0.273566" calcext:value-type="float">
            <text:p>0.273566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365983" calcext:value-type="float">
            <text:p>0.365983</text:p>
          </table:table-cell>
          <table:table-cell office:value-type="float" office:value="0.273681" calcext:value-type="float">
            <text:p>0.273681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36623" calcext:value-type="float">
            <text:p>0.36623</text:p>
          </table:table-cell>
          <table:table-cell office:value-type="float" office:value="0.273795" calcext:value-type="float">
            <text:p>0.273795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366476" calcext:value-type="float">
            <text:p>0.366476</text:p>
          </table:table-cell>
          <table:table-cell office:value-type="float" office:value="0.27391" calcext:value-type="float">
            <text:p>0.27391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366721" calcext:value-type="float">
            <text:p>0.366721</text:p>
          </table:table-cell>
          <table:table-cell office:value-type="float" office:value="0.274025" calcext:value-type="float">
            <text:p>0.274025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366967" calcext:value-type="float">
            <text:p>0.366967</text:p>
          </table:table-cell>
          <table:table-cell office:value-type="float" office:value="0.27414" calcext:value-type="float">
            <text:p>0.27414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367213" calcext:value-type="float">
            <text:p>0.367213</text:p>
          </table:table-cell>
          <table:table-cell office:value-type="float" office:value="0.274255" calcext:value-type="float">
            <text:p>0.274255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367458" calcext:value-type="float">
            <text:p>0.367458</text:p>
          </table:table-cell>
          <table:table-cell office:value-type="float" office:value="0.27437" calcext:value-type="float">
            <text:p>0.27437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367703" calcext:value-type="float">
            <text:p>0.367703</text:p>
          </table:table-cell>
          <table:table-cell office:value-type="float" office:value="0.274485" calcext:value-type="float">
            <text:p>0.274485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367948" calcext:value-type="float">
            <text:p>0.367948</text:p>
          </table:table-cell>
          <table:table-cell office:value-type="float" office:value="0.2746" calcext:value-type="float">
            <text:p>0.2746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368193" calcext:value-type="float">
            <text:p>0.368193</text:p>
          </table:table-cell>
          <table:table-cell office:value-type="float" office:value="0.274715" calcext:value-type="float">
            <text:p>0.274715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368438" calcext:value-type="float">
            <text:p>0.368438</text:p>
          </table:table-cell>
          <table:table-cell office:value-type="float" office:value="0.27483" calcext:value-type="float">
            <text:p>0.27483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368683" calcext:value-type="float">
            <text:p>0.368683</text:p>
          </table:table-cell>
          <table:table-cell office:value-type="float" office:value="0.274945" calcext:value-type="float">
            <text:p>0.274945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368927" calcext:value-type="float">
            <text:p>0.368927</text:p>
          </table:table-cell>
          <table:table-cell office:value-type="float" office:value="0.27506" calcext:value-type="float">
            <text:p>0.27506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369171" calcext:value-type="float">
            <text:p>0.369171</text:p>
          </table:table-cell>
          <table:table-cell office:value-type="float" office:value="0.275175" calcext:value-type="float">
            <text:p>0.275175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369415" calcext:value-type="float">
            <text:p>0.369415</text:p>
          </table:table-cell>
          <table:table-cell office:value-type="float" office:value="0.27529" calcext:value-type="float">
            <text:p>0.27529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369659" calcext:value-type="float">
            <text:p>0.369659</text:p>
          </table:table-cell>
          <table:table-cell office:value-type="float" office:value="0.275405" calcext:value-type="float">
            <text:p>0.275405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369903" calcext:value-type="float">
            <text:p>0.369903</text:p>
          </table:table-cell>
          <table:table-cell office:value-type="float" office:value="0.27552" calcext:value-type="float">
            <text:p>0.27552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370146" calcext:value-type="float">
            <text:p>0.370146</text:p>
          </table:table-cell>
          <table:table-cell office:value-type="float" office:value="0.275635" calcext:value-type="float">
            <text:p>0.275635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37039" calcext:value-type="float">
            <text:p>0.37039</text:p>
          </table:table-cell>
          <table:table-cell office:value-type="float" office:value="0.27575" calcext:value-type="float">
            <text:p>0.27575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370633" calcext:value-type="float">
            <text:p>0.370633</text:p>
          </table:table-cell>
          <table:table-cell office:value-type="float" office:value="0.275865" calcext:value-type="float">
            <text:p>0.275865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370876" calcext:value-type="float">
            <text:p>0.370876</text:p>
          </table:table-cell>
          <table:table-cell office:value-type="float" office:value="0.27598" calcext:value-type="float">
            <text:p>0.27598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371119" calcext:value-type="float">
            <text:p>0.371119</text:p>
          </table:table-cell>
          <table:table-cell office:value-type="float" office:value="0.276096" calcext:value-type="float">
            <text:p>0.276096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371362" calcext:value-type="float">
            <text:p>0.371362</text:p>
          </table:table-cell>
          <table:table-cell office:value-type="float" office:value="0.276211" calcext:value-type="float">
            <text:p>0.276211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371605" calcext:value-type="float">
            <text:p>0.371605</text:p>
          </table:table-cell>
          <table:table-cell office:value-type="float" office:value="0.276326" calcext:value-type="float">
            <text:p>0.276326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371847" calcext:value-type="float">
            <text:p>0.371847</text:p>
          </table:table-cell>
          <table:table-cell office:value-type="float" office:value="0.276441" calcext:value-type="float">
            <text:p>0.276441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372089" calcext:value-type="float">
            <text:p>0.372089</text:p>
          </table:table-cell>
          <table:table-cell office:value-type="float" office:value="0.276556" calcext:value-type="float">
            <text:p>0.276556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372332" calcext:value-type="float">
            <text:p>0.372332</text:p>
          </table:table-cell>
          <table:table-cell office:value-type="float" office:value="0.276672" calcext:value-type="float">
            <text:p>0.276672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372574" calcext:value-type="float">
            <text:p>0.372574</text:p>
          </table:table-cell>
          <table:table-cell office:value-type="float" office:value="0.276787" calcext:value-type="float">
            <text:p>0.276787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372815" calcext:value-type="float">
            <text:p>0.372815</text:p>
          </table:table-cell>
          <table:table-cell office:value-type="float" office:value="0.276902" calcext:value-type="float">
            <text:p>0.276902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373057" calcext:value-type="float">
            <text:p>0.373057</text:p>
          </table:table-cell>
          <table:table-cell office:value-type="float" office:value="0.277018" calcext:value-type="float">
            <text:p>0.277018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373299" calcext:value-type="float">
            <text:p>0.373299</text:p>
          </table:table-cell>
          <table:table-cell office:value-type="float" office:value="0.277133" calcext:value-type="float">
            <text:p>0.277133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37354" calcext:value-type="float">
            <text:p>0.37354</text:p>
          </table:table-cell>
          <table:table-cell office:value-type="float" office:value="0.277248" calcext:value-type="float">
            <text:p>0.277248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373781" calcext:value-type="float">
            <text:p>0.373781</text:p>
          </table:table-cell>
          <table:table-cell office:value-type="float" office:value="0.277363" calcext:value-type="float">
            <text:p>0.277363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374022" calcext:value-type="float">
            <text:p>0.374022</text:p>
          </table:table-cell>
          <table:table-cell office:value-type="float" office:value="0.277479" calcext:value-type="float">
            <text:p>0.277479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374263" calcext:value-type="float">
            <text:p>0.374263</text:p>
          </table:table-cell>
          <table:table-cell office:value-type="float" office:value="0.277594" calcext:value-type="float">
            <text:p>0.277594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374504" calcext:value-type="float">
            <text:p>0.374504</text:p>
          </table:table-cell>
          <table:table-cell office:value-type="float" office:value="0.27771" calcext:value-type="float">
            <text:p>0.27771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374744" calcext:value-type="float">
            <text:p>0.374744</text:p>
          </table:table-cell>
          <table:table-cell office:value-type="float" office:value="0.277825" calcext:value-type="float">
            <text:p>0.277825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374985" calcext:value-type="float">
            <text:p>0.374985</text:p>
          </table:table-cell>
          <table:table-cell office:value-type="float" office:value="0.27794" calcext:value-type="float">
            <text:p>0.27794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375225" calcext:value-type="float">
            <text:p>0.375225</text:p>
          </table:table-cell>
          <table:table-cell office:value-type="float" office:value="0.278056" calcext:value-type="float">
            <text:p>0.278056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375465" calcext:value-type="float">
            <text:p>0.375465</text:p>
          </table:table-cell>
          <table:table-cell office:value-type="float" office:value="0.278171" calcext:value-type="float">
            <text:p>0.278171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375705" calcext:value-type="float">
            <text:p>0.375705</text:p>
          </table:table-cell>
          <table:table-cell office:value-type="float" office:value="0.278286" calcext:value-type="float">
            <text:p>0.278286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375945" calcext:value-type="float">
            <text:p>0.375945</text:p>
          </table:table-cell>
          <table:table-cell office:value-type="float" office:value="0.278402" calcext:value-type="float">
            <text:p>0.278402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376185" calcext:value-type="float">
            <text:p>0.376185</text:p>
          </table:table-cell>
          <table:table-cell office:value-type="float" office:value="0.278517" calcext:value-type="float">
            <text:p>0.278517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376424" calcext:value-type="float">
            <text:p>0.376424</text:p>
          </table:table-cell>
          <table:table-cell office:value-type="float" office:value="0.278633" calcext:value-type="float">
            <text:p>0.278633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376663" calcext:value-type="float">
            <text:p>0.376663</text:p>
          </table:table-cell>
          <table:table-cell office:value-type="float" office:value="0.278748" calcext:value-type="float">
            <text:p>0.278748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376903" calcext:value-type="float">
            <text:p>0.376903</text:p>
          </table:table-cell>
          <table:table-cell office:value-type="float" office:value="0.278864" calcext:value-type="float">
            <text:p>0.278864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377142" calcext:value-type="float">
            <text:p>0.377142</text:p>
          </table:table-cell>
          <table:table-cell office:value-type="float" office:value="0.278979" calcext:value-type="float">
            <text:p>0.278979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377381" calcext:value-type="float">
            <text:p>0.377381</text:p>
          </table:table-cell>
          <table:table-cell office:value-type="float" office:value="0.279095" calcext:value-type="float">
            <text:p>0.279095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377619" calcext:value-type="float">
            <text:p>0.377619</text:p>
          </table:table-cell>
          <table:table-cell office:value-type="float" office:value="0.27921" calcext:value-type="float">
            <text:p>0.27921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377858" calcext:value-type="float">
            <text:p>0.377858</text:p>
          </table:table-cell>
          <table:table-cell office:value-type="float" office:value="0.279326" calcext:value-type="float">
            <text:p>0.279326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378096" calcext:value-type="float">
            <text:p>0.378096</text:p>
          </table:table-cell>
          <table:table-cell office:value-type="float" office:value="0.279441" calcext:value-type="float">
            <text:p>0.279441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378335" calcext:value-type="float">
            <text:p>0.378335</text:p>
          </table:table-cell>
          <table:table-cell office:value-type="float" office:value="0.279557" calcext:value-type="float">
            <text:p>0.279557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378573" calcext:value-type="float">
            <text:p>0.378573</text:p>
          </table:table-cell>
          <table:table-cell office:value-type="float" office:value="0.279672" calcext:value-type="float">
            <text:p>0.279672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378811" calcext:value-type="float">
            <text:p>0.378811</text:p>
          </table:table-cell>
          <table:table-cell office:value-type="float" office:value="0.279788" calcext:value-type="float">
            <text:p>0.279788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379048" calcext:value-type="float">
            <text:p>0.379048</text:p>
          </table:table-cell>
          <table:table-cell office:value-type="float" office:value="0.279903" calcext:value-type="float">
            <text:p>0.279903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379286" calcext:value-type="float">
            <text:p>0.379286</text:p>
          </table:table-cell>
          <table:table-cell office:value-type="float" office:value="0.280019" calcext:value-type="float">
            <text:p>0.280019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379524" calcext:value-type="float">
            <text:p>0.379524</text:p>
          </table:table-cell>
          <table:table-cell office:value-type="float" office:value="0.280135" calcext:value-type="float">
            <text:p>0.280135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379761" calcext:value-type="float">
            <text:p>0.379761</text:p>
          </table:table-cell>
          <table:table-cell office:value-type="float" office:value="0.28025" calcext:value-type="float">
            <text:p>0.28025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379998" calcext:value-type="float">
            <text:p>0.379998</text:p>
          </table:table-cell>
          <table:table-cell office:value-type="float" office:value="0.280366" calcext:value-type="float">
            <text:p>0.280366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380235" calcext:value-type="float">
            <text:p>0.380235</text:p>
          </table:table-cell>
          <table:table-cell office:value-type="float" office:value="0.280481" calcext:value-type="float">
            <text:p>0.280481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380472" calcext:value-type="float">
            <text:p>0.380472</text:p>
          </table:table-cell>
          <table:table-cell office:value-type="float" office:value="0.280597" calcext:value-type="float">
            <text:p>0.280597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380709" calcext:value-type="float">
            <text:p>0.380709</text:p>
          </table:table-cell>
          <table:table-cell office:value-type="float" office:value="0.280712" calcext:value-type="float">
            <text:p>0.280712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380946" calcext:value-type="float">
            <text:p>0.380946</text:p>
          </table:table-cell>
          <table:table-cell office:value-type="float" office:value="0.280828" calcext:value-type="float">
            <text:p>0.280828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381182" calcext:value-type="float">
            <text:p>0.381182</text:p>
          </table:table-cell>
          <table:table-cell office:value-type="float" office:value="0.280944" calcext:value-type="float">
            <text:p>0.280944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381418" calcext:value-type="float">
            <text:p>0.381418</text:p>
          </table:table-cell>
          <table:table-cell office:value-type="float" office:value="0.281059" calcext:value-type="float">
            <text:p>0.281059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381654" calcext:value-type="float">
            <text:p>0.381654</text:p>
          </table:table-cell>
          <table:table-cell office:value-type="float" office:value="0.281175" calcext:value-type="float">
            <text:p>0.281175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38189" calcext:value-type="float">
            <text:p>0.38189</text:p>
          </table:table-cell>
          <table:table-cell office:value-type="float" office:value="0.281291" calcext:value-type="float">
            <text:p>0.281291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382126" calcext:value-type="float">
            <text:p>0.382126</text:p>
          </table:table-cell>
          <table:table-cell office:value-type="float" office:value="0.281406" calcext:value-type="float">
            <text:p>0.281406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382362" calcext:value-type="float">
            <text:p>0.382362</text:p>
          </table:table-cell>
          <table:table-cell office:value-type="float" office:value="0.281522" calcext:value-type="float">
            <text:p>0.281522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382598" calcext:value-type="float">
            <text:p>0.382598</text:p>
          </table:table-cell>
          <table:table-cell office:value-type="float" office:value="0.281637" calcext:value-type="float">
            <text:p>0.281637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382833" calcext:value-type="float">
            <text:p>0.382833</text:p>
          </table:table-cell>
          <table:table-cell office:value-type="float" office:value="0.281753" calcext:value-type="float">
            <text:p>0.281753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383068" calcext:value-type="float">
            <text:p>0.383068</text:p>
          </table:table-cell>
          <table:table-cell office:value-type="float" office:value="0.281869" calcext:value-type="float">
            <text:p>0.281869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383303" calcext:value-type="float">
            <text:p>0.383303</text:p>
          </table:table-cell>
          <table:table-cell office:value-type="float" office:value="0.281984" calcext:value-type="float">
            <text:p>0.281984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383538" calcext:value-type="float">
            <text:p>0.383538</text:p>
          </table:table-cell>
          <table:table-cell office:value-type="float" office:value="0.2821" calcext:value-type="float">
            <text:p>0.2821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383773" calcext:value-type="float">
            <text:p>0.383773</text:p>
          </table:table-cell>
          <table:table-cell office:value-type="float" office:value="0.282216" calcext:value-type="float">
            <text:p>0.282216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384008" calcext:value-type="float">
            <text:p>0.384008</text:p>
          </table:table-cell>
          <table:table-cell office:value-type="float" office:value="0.282331" calcext:value-type="float">
            <text:p>0.282331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384243" calcext:value-type="float">
            <text:p>0.384243</text:p>
          </table:table-cell>
          <table:table-cell office:value-type="float" office:value="0.282447" calcext:value-type="float">
            <text:p>0.282447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384477" calcext:value-type="float">
            <text:p>0.384477</text:p>
          </table:table-cell>
          <table:table-cell office:value-type="float" office:value="0.282563" calcext:value-type="float">
            <text:p>0.282563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384711" calcext:value-type="float">
            <text:p>0.384711</text:p>
          </table:table-cell>
          <table:table-cell office:value-type="float" office:value="0.282678" calcext:value-type="float">
            <text:p>0.282678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384945" calcext:value-type="float">
            <text:p>0.384945</text:p>
          </table:table-cell>
          <table:table-cell office:value-type="float" office:value="0.282794" calcext:value-type="float">
            <text:p>0.282794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385179" calcext:value-type="float">
            <text:p>0.385179</text:p>
          </table:table-cell>
          <table:table-cell office:value-type="float" office:value="0.28291" calcext:value-type="float">
            <text:p>0.28291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385413" calcext:value-type="float">
            <text:p>0.385413</text:p>
          </table:table-cell>
          <table:table-cell office:value-type="float" office:value="0.283026" calcext:value-type="float">
            <text:p>0.283026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385647" calcext:value-type="float">
            <text:p>0.385647</text:p>
          </table:table-cell>
          <table:table-cell office:value-type="float" office:value="0.283141" calcext:value-type="float">
            <text:p>0.283141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38588" calcext:value-type="float">
            <text:p>0.38588</text:p>
          </table:table-cell>
          <table:table-cell office:value-type="float" office:value="0.283257" calcext:value-type="float">
            <text:p>0.283257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386114" calcext:value-type="float">
            <text:p>0.386114</text:p>
          </table:table-cell>
          <table:table-cell office:value-type="float" office:value="0.283373" calcext:value-type="float">
            <text:p>0.283373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386347" calcext:value-type="float">
            <text:p>0.386347</text:p>
          </table:table-cell>
          <table:table-cell office:value-type="float" office:value="0.283488" calcext:value-type="float">
            <text:p>0.283488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38658" calcext:value-type="float">
            <text:p>0.38658</text:p>
          </table:table-cell>
          <table:table-cell office:value-type="float" office:value="0.283604" calcext:value-type="float">
            <text:p>0.283604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386813" calcext:value-type="float">
            <text:p>0.386813</text:p>
          </table:table-cell>
          <table:table-cell office:value-type="float" office:value="0.28372" calcext:value-type="float">
            <text:p>0.28372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387046" calcext:value-type="float">
            <text:p>0.387046</text:p>
          </table:table-cell>
          <table:table-cell office:value-type="float" office:value="0.283835" calcext:value-type="float">
            <text:p>0.283835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387278" calcext:value-type="float">
            <text:p>0.387278</text:p>
          </table:table-cell>
          <table:table-cell office:value-type="float" office:value="0.283951" calcext:value-type="float">
            <text:p>0.283951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387511" calcext:value-type="float">
            <text:p>0.387511</text:p>
          </table:table-cell>
          <table:table-cell office:value-type="float" office:value="0.284067" calcext:value-type="float">
            <text:p>0.284067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387743" calcext:value-type="float">
            <text:p>0.387743</text:p>
          </table:table-cell>
          <table:table-cell office:value-type="float" office:value="0.284183" calcext:value-type="float">
            <text:p>0.284183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387975" calcext:value-type="float">
            <text:p>0.387975</text:p>
          </table:table-cell>
          <table:table-cell office:value-type="float" office:value="0.284298" calcext:value-type="float">
            <text:p>0.284298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388208" calcext:value-type="float">
            <text:p>0.388208</text:p>
          </table:table-cell>
          <table:table-cell office:value-type="float" office:value="0.284414" calcext:value-type="float">
            <text:p>0.284414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38844" calcext:value-type="float">
            <text:p>0.38844</text:p>
          </table:table-cell>
          <table:table-cell office:value-type="float" office:value="0.28453" calcext:value-type="float">
            <text:p>0.28453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388671" calcext:value-type="float">
            <text:p>0.388671</text:p>
          </table:table-cell>
          <table:table-cell office:value-type="float" office:value="0.284645" calcext:value-type="float">
            <text:p>0.284645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388903" calcext:value-type="float">
            <text:p>0.388903</text:p>
          </table:table-cell>
          <table:table-cell office:value-type="float" office:value="0.284761" calcext:value-type="float">
            <text:p>0.284761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389135" calcext:value-type="float">
            <text:p>0.389135</text:p>
          </table:table-cell>
          <table:table-cell office:value-type="float" office:value="0.284877" calcext:value-type="float">
            <text:p>0.284877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389366" calcext:value-type="float">
            <text:p>0.389366</text:p>
          </table:table-cell>
          <table:table-cell office:value-type="float" office:value="0.284993" calcext:value-type="float">
            <text:p>0.284993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389597" calcext:value-type="float">
            <text:p>0.389597</text:p>
          </table:table-cell>
          <table:table-cell office:value-type="float" office:value="0.285108" calcext:value-type="float">
            <text:p>0.285108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389828" calcext:value-type="float">
            <text:p>0.389828</text:p>
          </table:table-cell>
          <table:table-cell office:value-type="float" office:value="0.285224" calcext:value-type="float">
            <text:p>0.285224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390059" calcext:value-type="float">
            <text:p>0.390059</text:p>
          </table:table-cell>
          <table:table-cell office:value-type="float" office:value="0.28534" calcext:value-type="float">
            <text:p>0.28534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39029" calcext:value-type="float">
            <text:p>0.39029</text:p>
          </table:table-cell>
          <table:table-cell office:value-type="float" office:value="0.285455" calcext:value-type="float">
            <text:p>0.285455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390521" calcext:value-type="float">
            <text:p>0.390521</text:p>
          </table:table-cell>
          <table:table-cell office:value-type="float" office:value="0.285571" calcext:value-type="float">
            <text:p>0.285571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390751" calcext:value-type="float">
            <text:p>0.390751</text:p>
          </table:table-cell>
          <table:table-cell office:value-type="float" office:value="0.285687" calcext:value-type="float">
            <text:p>0.285687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390982" calcext:value-type="float">
            <text:p>0.390982</text:p>
          </table:table-cell>
          <table:table-cell office:value-type="float" office:value="0.285803" calcext:value-type="float">
            <text:p>0.285803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391212" calcext:value-type="float">
            <text:p>0.391212</text:p>
          </table:table-cell>
          <table:table-cell office:value-type="float" office:value="0.285918" calcext:value-type="float">
            <text:p>0.285918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391442" calcext:value-type="float">
            <text:p>0.391442</text:p>
          </table:table-cell>
          <table:table-cell office:value-type="float" office:value="0.286034" calcext:value-type="float">
            <text:p>0.286034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391672" calcext:value-type="float">
            <text:p>0.391672</text:p>
          </table:table-cell>
          <table:table-cell office:value-type="float" office:value="0.28615" calcext:value-type="float">
            <text:p>0.28615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391902" calcext:value-type="float">
            <text:p>0.391902</text:p>
          </table:table-cell>
          <table:table-cell office:value-type="float" office:value="0.286265" calcext:value-type="float">
            <text:p>0.286265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392132" calcext:value-type="float">
            <text:p>0.392132</text:p>
          </table:table-cell>
          <table:table-cell office:value-type="float" office:value="0.286381" calcext:value-type="float">
            <text:p>0.286381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392361" calcext:value-type="float">
            <text:p>0.392361</text:p>
          </table:table-cell>
          <table:table-cell office:value-type="float" office:value="0.286497" calcext:value-type="float">
            <text:p>0.286497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392591" calcext:value-type="float">
            <text:p>0.392591</text:p>
          </table:table-cell>
          <table:table-cell office:value-type="float" office:value="0.286612" calcext:value-type="float">
            <text:p>0.286612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39282" calcext:value-type="float">
            <text:p>0.39282</text:p>
          </table:table-cell>
          <table:table-cell office:value-type="float" office:value="0.286728" calcext:value-type="float">
            <text:p>0.286728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393049" calcext:value-type="float">
            <text:p>0.393049</text:p>
          </table:table-cell>
          <table:table-cell office:value-type="float" office:value="0.286844" calcext:value-type="float">
            <text:p>0.286844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393278" calcext:value-type="float">
            <text:p>0.393278</text:p>
          </table:table-cell>
          <table:table-cell office:value-type="float" office:value="0.28696" calcext:value-type="float">
            <text:p>0.28696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393507" calcext:value-type="float">
            <text:p>0.393507</text:p>
          </table:table-cell>
          <table:table-cell office:value-type="float" office:value="0.287075" calcext:value-type="float">
            <text:p>0.287075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393736" calcext:value-type="float">
            <text:p>0.393736</text:p>
          </table:table-cell>
          <table:table-cell office:value-type="float" office:value="0.287191" calcext:value-type="float">
            <text:p>0.287191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393964" calcext:value-type="float">
            <text:p>0.393964</text:p>
          </table:table-cell>
          <table:table-cell office:value-type="float" office:value="0.287307" calcext:value-type="float">
            <text:p>0.287307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394193" calcext:value-type="float">
            <text:p>0.394193</text:p>
          </table:table-cell>
          <table:table-cell office:value-type="float" office:value="0.287422" calcext:value-type="float">
            <text:p>0.287422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394421" calcext:value-type="float">
            <text:p>0.394421</text:p>
          </table:table-cell>
          <table:table-cell office:value-type="float" office:value="0.287538" calcext:value-type="float">
            <text:p>0.287538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394649" calcext:value-type="float">
            <text:p>0.394649</text:p>
          </table:table-cell>
          <table:table-cell office:value-type="float" office:value="0.287654" calcext:value-type="float">
            <text:p>0.287654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394877" calcext:value-type="float">
            <text:p>0.394877</text:p>
          </table:table-cell>
          <table:table-cell office:value-type="float" office:value="0.287769" calcext:value-type="float">
            <text:p>0.287769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395105" calcext:value-type="float">
            <text:p>0.395105</text:p>
          </table:table-cell>
          <table:table-cell office:value-type="float" office:value="0.287885" calcext:value-type="float">
            <text:p>0.287885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395333" calcext:value-type="float">
            <text:p>0.395333</text:p>
          </table:table-cell>
          <table:table-cell office:value-type="float" office:value="0.288001" calcext:value-type="float">
            <text:p>0.288001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395561" calcext:value-type="float">
            <text:p>0.395561</text:p>
          </table:table-cell>
          <table:table-cell office:value-type="float" office:value="0.288116" calcext:value-type="float">
            <text:p>0.288116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395788" calcext:value-type="float">
            <text:p>0.395788</text:p>
          </table:table-cell>
          <table:table-cell office:value-type="float" office:value="0.288232" calcext:value-type="float">
            <text:p>0.288232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396016" calcext:value-type="float">
            <text:p>0.396016</text:p>
          </table:table-cell>
          <table:table-cell office:value-type="float" office:value="0.288348" calcext:value-type="float">
            <text:p>0.288348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396243" calcext:value-type="float">
            <text:p>0.396243</text:p>
          </table:table-cell>
          <table:table-cell office:value-type="float" office:value="0.288463" calcext:value-type="float">
            <text:p>0.288463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39647" calcext:value-type="float">
            <text:p>0.39647</text:p>
          </table:table-cell>
          <table:table-cell office:value-type="float" office:value="0.288579" calcext:value-type="float">
            <text:p>0.288579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396697" calcext:value-type="float">
            <text:p>0.396697</text:p>
          </table:table-cell>
          <table:table-cell office:value-type="float" office:value="0.288694" calcext:value-type="float">
            <text:p>0.288694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396924" calcext:value-type="float">
            <text:p>0.396924</text:p>
          </table:table-cell>
          <table:table-cell office:value-type="float" office:value="0.28881" calcext:value-type="float">
            <text:p>0.28881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397151" calcext:value-type="float">
            <text:p>0.397151</text:p>
          </table:table-cell>
          <table:table-cell office:value-type="float" office:value="0.288926" calcext:value-type="float">
            <text:p>0.288926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397377" calcext:value-type="float">
            <text:p>0.397377</text:p>
          </table:table-cell>
          <table:table-cell office:value-type="float" office:value="0.289041" calcext:value-type="float">
            <text:p>0.289041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397604" calcext:value-type="float">
            <text:p>0.397604</text:p>
          </table:table-cell>
          <table:table-cell office:value-type="float" office:value="0.289157" calcext:value-type="float">
            <text:p>0.289157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39783" calcext:value-type="float">
            <text:p>0.39783</text:p>
          </table:table-cell>
          <table:table-cell office:value-type="float" office:value="0.289273" calcext:value-type="float">
            <text:p>0.289273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398056" calcext:value-type="float">
            <text:p>0.398056</text:p>
          </table:table-cell>
          <table:table-cell office:value-type="float" office:value="0.289388" calcext:value-type="float">
            <text:p>0.289388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398282" calcext:value-type="float">
            <text:p>0.398282</text:p>
          </table:table-cell>
          <table:table-cell office:value-type="float" office:value="0.289504" calcext:value-type="float">
            <text:p>0.289504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398508" calcext:value-type="float">
            <text:p>0.398508</text:p>
          </table:table-cell>
          <table:table-cell office:value-type="float" office:value="0.289619" calcext:value-type="float">
            <text:p>0.289619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398734" calcext:value-type="float">
            <text:p>0.398734</text:p>
          </table:table-cell>
          <table:table-cell office:value-type="float" office:value="0.289735" calcext:value-type="float">
            <text:p>0.289735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39896" calcext:value-type="float">
            <text:p>0.39896</text:p>
          </table:table-cell>
          <table:table-cell office:value-type="float" office:value="0.289851" calcext:value-type="float">
            <text:p>0.289851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399185" calcext:value-type="float">
            <text:p>0.399185</text:p>
          </table:table-cell>
          <table:table-cell office:value-type="float" office:value="0.289966" calcext:value-type="float">
            <text:p>0.289966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399411" calcext:value-type="float">
            <text:p>0.399411</text:p>
          </table:table-cell>
          <table:table-cell office:value-type="float" office:value="0.290082" calcext:value-type="float">
            <text:p>0.290082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399636" calcext:value-type="float">
            <text:p>0.399636</text:p>
          </table:table-cell>
          <table:table-cell office:value-type="float" office:value="0.290197" calcext:value-type="float">
            <text:p>0.290197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399861" calcext:value-type="float">
            <text:p>0.399861</text:p>
          </table:table-cell>
          <table:table-cell office:value-type="float" office:value="0.290313" calcext:value-type="float">
            <text:p>0.290313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400086" calcext:value-type="float">
            <text:p>0.400086</text:p>
          </table:table-cell>
          <table:table-cell office:value-type="float" office:value="0.290428" calcext:value-type="float">
            <text:p>0.290428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400311" calcext:value-type="float">
            <text:p>0.400311</text:p>
          </table:table-cell>
          <table:table-cell office:value-type="float" office:value="0.290544" calcext:value-type="float">
            <text:p>0.290544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400536" calcext:value-type="float">
            <text:p>0.400536</text:p>
          </table:table-cell>
          <table:table-cell office:value-type="float" office:value="0.290659" calcext:value-type="float">
            <text:p>0.290659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40076" calcext:value-type="float">
            <text:p>0.40076</text:p>
          </table:table-cell>
          <table:table-cell office:value-type="float" office:value="0.290775" calcext:value-type="float">
            <text:p>0.290775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400985" calcext:value-type="float">
            <text:p>0.400985</text:p>
          </table:table-cell>
          <table:table-cell office:value-type="float" office:value="0.290891" calcext:value-type="float">
            <text:p>0.290891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401209" calcext:value-type="float">
            <text:p>0.401209</text:p>
          </table:table-cell>
          <table:table-cell office:value-type="float" office:value="0.291006" calcext:value-type="float">
            <text:p>0.291006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401433" calcext:value-type="float">
            <text:p>0.401433</text:p>
          </table:table-cell>
          <table:table-cell office:value-type="float" office:value="0.291122" calcext:value-type="float">
            <text:p>0.291122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401657" calcext:value-type="float">
            <text:p>0.401657</text:p>
          </table:table-cell>
          <table:table-cell office:value-type="float" office:value="0.291237" calcext:value-type="float">
            <text:p>0.291237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401881" calcext:value-type="float">
            <text:p>0.401881</text:p>
          </table:table-cell>
          <table:table-cell office:value-type="float" office:value="0.291353" calcext:value-type="float">
            <text:p>0.291353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402105" calcext:value-type="float">
            <text:p>0.402105</text:p>
          </table:table-cell>
          <table:table-cell office:value-type="float" office:value="0.291468" calcext:value-type="float">
            <text:p>0.291468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402329" calcext:value-type="float">
            <text:p>0.402329</text:p>
          </table:table-cell>
          <table:table-cell office:value-type="float" office:value="0.291584" calcext:value-type="float">
            <text:p>0.291584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402552" calcext:value-type="float">
            <text:p>0.402552</text:p>
          </table:table-cell>
          <table:table-cell office:value-type="float" office:value="0.291699" calcext:value-type="float">
            <text:p>0.291699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402776" calcext:value-type="float">
            <text:p>0.402776</text:p>
          </table:table-cell>
          <table:table-cell office:value-type="float" office:value="0.291815" calcext:value-type="float">
            <text:p>0.291815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402999" calcext:value-type="float">
            <text:p>0.402999</text:p>
          </table:table-cell>
          <table:table-cell office:value-type="float" office:value="0.29193" calcext:value-type="float">
            <text:p>0.29193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403222" calcext:value-type="float">
            <text:p>0.403222</text:p>
          </table:table-cell>
          <table:table-cell office:value-type="float" office:value="0.292045" calcext:value-type="float">
            <text:p>0.292045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403445" calcext:value-type="float">
            <text:p>0.403445</text:p>
          </table:table-cell>
          <table:table-cell office:value-type="float" office:value="0.292161" calcext:value-type="float">
            <text:p>0.292161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403668" calcext:value-type="float">
            <text:p>0.403668</text:p>
          </table:table-cell>
          <table:table-cell office:value-type="float" office:value="0.292276" calcext:value-type="float">
            <text:p>0.292276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403891" calcext:value-type="float">
            <text:p>0.403891</text:p>
          </table:table-cell>
          <table:table-cell office:value-type="float" office:value="0.292392" calcext:value-type="float">
            <text:p>0.292392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404114" calcext:value-type="float">
            <text:p>0.404114</text:p>
          </table:table-cell>
          <table:table-cell office:value-type="float" office:value="0.292507" calcext:value-type="float">
            <text:p>0.292507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404336" calcext:value-type="float">
            <text:p>0.404336</text:p>
          </table:table-cell>
          <table:table-cell office:value-type="float" office:value="0.292623" calcext:value-type="float">
            <text:p>0.292623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404559" calcext:value-type="float">
            <text:p>0.404559</text:p>
          </table:table-cell>
          <table:table-cell office:value-type="float" office:value="0.292738" calcext:value-type="float">
            <text:p>0.292738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404781" calcext:value-type="float">
            <text:p>0.404781</text:p>
          </table:table-cell>
          <table:table-cell office:value-type="float" office:value="0.292853" calcext:value-type="float">
            <text:p>0.292853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405003" calcext:value-type="float">
            <text:p>0.405003</text:p>
          </table:table-cell>
          <table:table-cell office:value-type="float" office:value="0.292969" calcext:value-type="float">
            <text:p>0.292969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405225" calcext:value-type="float">
            <text:p>0.405225</text:p>
          </table:table-cell>
          <table:table-cell office:value-type="float" office:value="0.293084" calcext:value-type="float">
            <text:p>0.293084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405447" calcext:value-type="float">
            <text:p>0.405447</text:p>
          </table:table-cell>
          <table:table-cell office:value-type="float" office:value="0.293199" calcext:value-type="float">
            <text:p>0.293199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405669" calcext:value-type="float">
            <text:p>0.405669</text:p>
          </table:table-cell>
          <table:table-cell office:value-type="float" office:value="0.293315" calcext:value-type="float">
            <text:p>0.293315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405891" calcext:value-type="float">
            <text:p>0.405891</text:p>
          </table:table-cell>
          <table:table-cell office:value-type="float" office:value="0.29343" calcext:value-type="float">
            <text:p>0.29343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406112" calcext:value-type="float">
            <text:p>0.406112</text:p>
          </table:table-cell>
          <table:table-cell office:value-type="float" office:value="0.293546" calcext:value-type="float">
            <text:p>0.293546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406334" calcext:value-type="float">
            <text:p>0.406334</text:p>
          </table:table-cell>
          <table:table-cell office:value-type="float" office:value="0.293661" calcext:value-type="float">
            <text:p>0.293661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406555" calcext:value-type="float">
            <text:p>0.406555</text:p>
          </table:table-cell>
          <table:table-cell office:value-type="float" office:value="0.293776" calcext:value-type="float">
            <text:p>0.293776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406776" calcext:value-type="float">
            <text:p>0.406776</text:p>
          </table:table-cell>
          <table:table-cell office:value-type="float" office:value="0.293892" calcext:value-type="float">
            <text:p>0.293892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406997" calcext:value-type="float">
            <text:p>0.406997</text:p>
          </table:table-cell>
          <table:table-cell office:value-type="float" office:value="0.294007" calcext:value-type="float">
            <text:p>0.294007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407218" calcext:value-type="float">
            <text:p>0.407218</text:p>
          </table:table-cell>
          <table:table-cell office:value-type="float" office:value="0.294122" calcext:value-type="float">
            <text:p>0.294122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407439" calcext:value-type="float">
            <text:p>0.407439</text:p>
          </table:table-cell>
          <table:table-cell office:value-type="float" office:value="0.294237" calcext:value-type="float">
            <text:p>0.294237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40766" calcext:value-type="float">
            <text:p>0.40766</text:p>
          </table:table-cell>
          <table:table-cell office:value-type="float" office:value="0.294353" calcext:value-type="float">
            <text:p>0.294353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40788" calcext:value-type="float">
            <text:p>0.40788</text:p>
          </table:table-cell>
          <table:table-cell office:value-type="float" office:value="0.294468" calcext:value-type="float">
            <text:p>0.294468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408101" calcext:value-type="float">
            <text:p>0.408101</text:p>
          </table:table-cell>
          <table:table-cell office:value-type="float" office:value="0.294583" calcext:value-type="float">
            <text:p>0.294583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408321" calcext:value-type="float">
            <text:p>0.408321</text:p>
          </table:table-cell>
          <table:table-cell office:value-type="float" office:value="0.294698" calcext:value-type="float">
            <text:p>0.294698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408541" calcext:value-type="float">
            <text:p>0.408541</text:p>
          </table:table-cell>
          <table:table-cell office:value-type="float" office:value="0.294814" calcext:value-type="float">
            <text:p>0.294814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408761" calcext:value-type="float">
            <text:p>0.408761</text:p>
          </table:table-cell>
          <table:table-cell office:value-type="float" office:value="0.294929" calcext:value-type="float">
            <text:p>0.294929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408981" calcext:value-type="float">
            <text:p>0.408981</text:p>
          </table:table-cell>
          <table:table-cell office:value-type="float" office:value="0.295044" calcext:value-type="float">
            <text:p>0.295044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409201" calcext:value-type="float">
            <text:p>0.409201</text:p>
          </table:table-cell>
          <table:table-cell office:value-type="float" office:value="0.295159" calcext:value-type="float">
            <text:p>0.295159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409421" calcext:value-type="float">
            <text:p>0.409421</text:p>
          </table:table-cell>
          <table:table-cell office:value-type="float" office:value="0.295274" calcext:value-type="float">
            <text:p>0.295274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40964" calcext:value-type="float">
            <text:p>0.40964</text:p>
          </table:table-cell>
          <table:table-cell office:value-type="float" office:value="0.29539" calcext:value-type="float">
            <text:p>0.29539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40986" calcext:value-type="float">
            <text:p>0.40986</text:p>
          </table:table-cell>
          <table:table-cell office:value-type="float" office:value="0.295505" calcext:value-type="float">
            <text:p>0.295505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410079" calcext:value-type="float">
            <text:p>0.410079</text:p>
          </table:table-cell>
          <table:table-cell office:value-type="float" office:value="0.29562" calcext:value-type="float">
            <text:p>0.29562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410298" calcext:value-type="float">
            <text:p>0.410298</text:p>
          </table:table-cell>
          <table:table-cell office:value-type="float" office:value="0.295735" calcext:value-type="float">
            <text:p>0.295735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410517" calcext:value-type="float">
            <text:p>0.410517</text:p>
          </table:table-cell>
          <table:table-cell office:value-type="float" office:value="0.29585" calcext:value-type="float">
            <text:p>0.29585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410736" calcext:value-type="float">
            <text:p>0.410736</text:p>
          </table:table-cell>
          <table:table-cell office:value-type="float" office:value="0.295965" calcext:value-type="float">
            <text:p>0.295965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410955" calcext:value-type="float">
            <text:p>0.410955</text:p>
          </table:table-cell>
          <table:table-cell office:value-type="float" office:value="0.29608" calcext:value-type="float">
            <text:p>0.29608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411174" calcext:value-type="float">
            <text:p>0.411174</text:p>
          </table:table-cell>
          <table:table-cell office:value-type="float" office:value="0.296196" calcext:value-type="float">
            <text:p>0.29619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4T19:37:12.198909806</dc:date>
    <meta:editing-duration>PT1H50M39S</meta:editing-duration>
    <meta:editing-cycles>1</meta:editing-cycles>
    <meta:document-statistic meta:table-count="1" meta:cell-count="3004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918cm" svg:height="9.775cm" xlink:href=".." xlink:type="simple" chart:class="chart:scatter" chart:style-name="ch1">
        <chart:title svg:x="2.515cm" svg:y="0.331cm" chart:style-name="ch2">
          <text:p>Theoretical Relationship between Group and Phase Speeds</text:p>
        </chart:title>
        <chart:legend chart:legend-position="end" svg:x="13.51cm" svg:y="4.339cm" style:legend-expansion="high" chart:style-name="ch3"/>
        <chart:plot-area chart:style-name="ch4" table:cell-range-address="theoretical.A1:theoretical.C1000" chart:data-source-has-labels="row" svg:x="1.349cm" svg:y="1.305cm" svg:width="11.823cm" svg:height="7.294cm">
          <chartooo:coordinate-region svg:x="2.076cm" svg:y="1.504cm" svg:width="10.724cm" svg:height="6.448cm"/>
          <chart:axis chart:dimension="x" chart:name="primary-x" chart:style-name="ch5">
            <chart:title svg:x="5.959cm" svg:y="8.794cm" chart:style-name="ch6">
              <text:p>Wave Number (κ)</text:p>
            </chart:title>
          </chart:axis>
          <chart:axis chart:dimension="y" chart:name="primary-y" chart:style-name="ch5">
            <chart:title svg:x="0.451cm" svg:y="5.962cm" chart:style-name="ch7">
              <text:p>Velocity (m/s)</text:p>
            </chart:title>
            <chart:grid chart:style-name="ch8" chart:class="major"/>
          </chart:axis>
          <chart:series chart:style-name="ch9" chart:values-cell-range-address="theoretical.B2:theoretical.B1000" chart:label-cell-address="theoretical.B1:theoretical.B1" chart:class="chart:scatter">
            <chart:domain table:cell-range-address="theoretical.A2:theoretical.A1000"/>
            <chart:data-point chart:repeated="999"/>
          </chart:series>
          <chart:series chart:style-name="ch10" chart:values-cell-range-address="theoretical.C2:theoretical.C1000" chart:label-cell-address="theoretical.C1:theoretical.C1" chart:class="chart:scatter">
            <chart:data-point chart:repeated="9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group speed</text:p>
                <draw:g>
                  <svg:desc>theoretical.B1:theoretical.B1</svg:desc>
                </draw:g>
              </table:table-cell>
              <table:table-cell office:value-type="string">
                <text:p> phase speed</text:p>
                <draw:g>
                  <svg:desc>theoretical.C1:theoretical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heoretical.A2:theoretical.A1000</svg:desc>
                </draw:g>
              </table:table-cell>
              <table:table-cell office:value-type="float" office:value="1.56528">
                <text:p>1.56528</text:p>
                <draw:g>
                  <svg:desc>theoretical.B2:theoretical.B1000</svg:desc>
                </draw:g>
              </table:table-cell>
              <table:table-cell office:value-type="float" office:value="3.13051">
                <text:p>3.13051</text:p>
                <draw:g>
                  <svg:desc>theoretical.C2:theoretical.C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10689">
                <text:p>1.10689</text:p>
              </table:table-cell>
              <table:table-cell office:value-type="float" office:value="2.21363">
                <text:p>2.213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03858">
                <text:p>0.903858</text:p>
              </table:table-cell>
              <table:table-cell office:value-type="float" office:value="1.80746">
                <text:p>1.807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82873">
                <text:p>0.782873</text:p>
              </table:table-cell>
              <table:table-cell office:value-type="float" office:value="1.56535">
                <text:p>1.565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00348">
                <text:p>0.700348</text:p>
              </table:table-cell>
              <table:table-cell office:value-type="float" office:value="1.40014">
                <text:p>1.400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39467">
                <text:p>0.639467</text:p>
              </table:table-cell>
              <table:table-cell office:value-type="float" office:value="1.2782">
                <text:p>1.27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92185">
                <text:p>0.592185</text:p>
              </table:table-cell>
              <table:table-cell office:value-type="float" office:value="1.18345">
                <text:p>1.183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54103">
                <text:p>0.554103</text:p>
              </table:table-cell>
              <table:table-cell office:value-type="float" office:value="1.10708">
                <text:p>1.107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2259">
                <text:p>0.52259</text:p>
              </table:table-cell>
              <table:table-cell office:value-type="float" office:value="1.04383">
                <text:p>1.043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95959">
                <text:p>0.495959</text:p>
              </table:table-cell>
              <table:table-cell office:value-type="float" office:value="0.990343">
                <text:p>0.9903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473076">
                <text:p>0.473076</text:p>
              </table:table-cell>
              <table:table-cell office:value-type="float" office:value="0.944334">
                <text:p>0.944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53142">
                <text:p>0.453142</text:p>
              </table:table-cell>
              <table:table-cell office:value-type="float" office:value="0.904214">
                <text:p>0.9042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35581">
                <text:p>0.435581</text:p>
              </table:table-cell>
              <table:table-cell office:value-type="float" office:value="0.868827">
                <text:p>0.8688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1996">
                <text:p>0.41996</text:p>
              </table:table-cell>
              <table:table-cell office:value-type="float" office:value="0.837312">
                <text:p>0.8373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05953">
                <text:p>0.405953</text:p>
              </table:table-cell>
              <table:table-cell office:value-type="float" office:value="0.809014">
                <text:p>0.8090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393303">
                <text:p>0.393303</text:p>
              </table:table-cell>
              <table:table-cell office:value-type="float" office:value="0.783421">
                <text:p>0.7834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381809">
                <text:p>0.381809</text:p>
              </table:table-cell>
              <table:table-cell office:value-type="float" office:value="0.760129">
                <text:p>0.7601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371308">
                <text:p>0.371308</text:p>
              </table:table-cell>
              <table:table-cell office:value-type="float" office:value="0.738816">
                <text:p>0.7388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361669">
                <text:p>0.361669</text:p>
              </table:table-cell>
              <table:table-cell office:value-type="float" office:value="0.719216">
                <text:p>0.7192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352782">
                <text:p>0.352782</text:p>
              </table:table-cell>
              <table:table-cell office:value-type="float" office:value="0.701113">
                <text:p>0.7011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344558">
                <text:p>0.344558</text:p>
              </table:table-cell>
              <table:table-cell office:value-type="float" office:value="0.684328">
                <text:p>0.6843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33692">
                <text:p>0.33692</text:p>
              </table:table-cell>
              <table:table-cell office:value-type="float" office:value="0.668708">
                <text:p>0.6687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329806">
                <text:p>0.329806</text:p>
              </table:table-cell>
              <table:table-cell office:value-type="float" office:value="0.654126">
                <text:p>0.6541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323159">
                <text:p>0.323159</text:p>
              </table:table-cell>
              <table:table-cell office:value-type="float" office:value="0.640473">
                <text:p>0.6404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316934">
                <text:p>0.316934</text:p>
              </table:table-cell>
              <table:table-cell office:value-type="float" office:value="0.627654">
                <text:p>0.627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311089">
                <text:p>0.311089</text:p>
              </table:table-cell>
              <table:table-cell office:value-type="float" office:value="0.61559">
                <text:p>0.615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30559">
                <text:p>0.30559</text:p>
              </table:table-cell>
              <table:table-cell office:value-type="float" office:value="0.604209">
                <text:p>0.6042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300406">
                <text:p>0.300406</text:p>
              </table:table-cell>
              <table:table-cell office:value-type="float" office:value="0.593451">
                <text:p>0.5934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295509">
                <text:p>0.295509</text:p>
              </table:table-cell>
              <table:table-cell office:value-type="float" office:value="0.583261">
                <text:p>0.5832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90875">
                <text:p>0.290875</text:p>
              </table:table-cell>
              <table:table-cell office:value-type="float" office:value="0.573591">
                <text:p>0.5735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286484">
                <text:p>0.286484</text:p>
              </table:table-cell>
              <table:table-cell office:value-type="float" office:value="0.5644">
                <text:p>0.56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282317">
                <text:p>0.282317</text:p>
              </table:table-cell>
              <table:table-cell office:value-type="float" office:value="0.555649">
                <text:p>0.5556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278356">
                <text:p>0.278356</text:p>
              </table:table-cell>
              <table:table-cell office:value-type="float" office:value="0.547306">
                <text:p>0.5473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274587">
                <text:p>0.274587</text:p>
              </table:table-cell>
              <table:table-cell office:value-type="float" office:value="0.53934">
                <text:p>0.539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270996">
                <text:p>0.270996</text:p>
              </table:table-cell>
              <table:table-cell office:value-type="float" office:value="0.531724">
                <text:p>0.5317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267571">
                <text:p>0.267571</text:p>
              </table:table-cell>
              <table:table-cell office:value-type="float" office:value="0.524433">
                <text:p>0.5244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264301">
                <text:p>0.264301</text:p>
              </table:table-cell>
              <table:table-cell office:value-type="float" office:value="0.517446">
                <text:p>0.5174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261175">
                <text:p>0.261175</text:p>
              </table:table-cell>
              <table:table-cell office:value-type="float" office:value="0.510743">
                <text:p>0.5107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258185">
                <text:p>0.258185</text:p>
              </table:table-cell>
              <table:table-cell office:value-type="float" office:value="0.504306">
                <text:p>0.5043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55322">
                <text:p>0.255322</text:p>
              </table:table-cell>
              <table:table-cell office:value-type="float" office:value="0.498116">
                <text:p>0.4981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252578">
                <text:p>0.252578</text:p>
              </table:table-cell>
              <table:table-cell office:value-type="float" office:value="0.492161">
                <text:p>0.4921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249947">
                <text:p>0.249947</text:p>
              </table:table-cell>
              <table:table-cell office:value-type="float" office:value="0.486425">
                <text:p>0.4864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247422">
                <text:p>0.247422</text:p>
              </table:table-cell>
              <table:table-cell office:value-type="float" office:value="0.480896">
                <text:p>0.4808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244998">
                <text:p>0.244998</text:p>
              </table:table-cell>
              <table:table-cell office:value-type="float" office:value="0.475562">
                <text:p>0.4755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242668">
                <text:p>0.242668</text:p>
              </table:table-cell>
              <table:table-cell office:value-type="float" office:value="0.470412">
                <text:p>0.4704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240427">
                <text:p>0.240427</text:p>
              </table:table-cell>
              <table:table-cell office:value-type="float" office:value="0.465437">
                <text:p>0.4654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238272">
                <text:p>0.238272</text:p>
              </table:table-cell>
              <table:table-cell office:value-type="float" office:value="0.460626">
                <text:p>0.4606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236197">
                <text:p>0.236197</text:p>
              </table:table-cell>
              <table:table-cell office:value-type="float" office:value="0.455972">
                <text:p>0.4559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234199">
                <text:p>0.234199</text:p>
              </table:table-cell>
              <table:table-cell office:value-type="float" office:value="0.451466">
                <text:p>0.4514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232274">
                <text:p>0.232274</text:p>
              </table:table-cell>
              <table:table-cell office:value-type="float" office:value="0.447102">
                <text:p>0.4471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230418">
                <text:p>0.230418</text:p>
              </table:table-cell>
              <table:table-cell office:value-type="float" office:value="0.442871">
                <text:p>0.4428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228628">
                <text:p>0.228628</text:p>
              </table:table-cell>
              <table:table-cell office:value-type="float" office:value="0.438768">
                <text:p>0.4387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226902">
                <text:p>0.226902</text:p>
              </table:table-cell>
              <table:table-cell office:value-type="float" office:value="0.434787">
                <text:p>0.4347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225235">
                <text:p>0.225235</text:p>
              </table:table-cell>
              <table:table-cell office:value-type="float" office:value="0.430922">
                <text:p>0.4309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223627">
                <text:p>0.223627</text:p>
              </table:table-cell>
              <table:table-cell office:value-type="float" office:value="0.427167">
                <text:p>0.4271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222073">
                <text:p>0.222073</text:p>
              </table:table-cell>
              <table:table-cell office:value-type="float" office:value="0.423519">
                <text:p>0.4235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220572">
                <text:p>0.220572</text:p>
              </table:table-cell>
              <table:table-cell office:value-type="float" office:value="0.419971">
                <text:p>0.4199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219122">
                <text:p>0.219122</text:p>
              </table:table-cell>
              <table:table-cell office:value-type="float" office:value="0.416521">
                <text:p>0.4165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21772">
                <text:p>0.21772</text:p>
              </table:table-cell>
              <table:table-cell office:value-type="float" office:value="0.413163">
                <text:p>0.4131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216365">
                <text:p>0.216365</text:p>
              </table:table-cell>
              <table:table-cell office:value-type="float" office:value="0.409894">
                <text:p>0.4098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215054">
                <text:p>0.215054</text:p>
              </table:table-cell>
              <table:table-cell office:value-type="float" office:value="0.406711">
                <text:p>0.4067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213787">
                <text:p>0.213787</text:p>
              </table:table-cell>
              <table:table-cell office:value-type="float" office:value="0.403609">
                <text:p>0.4036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21256">
                <text:p>0.21256</text:p>
              </table:table-cell>
              <table:table-cell office:value-type="float" office:value="0.400587">
                <text:p>0.4005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211374">
                <text:p>0.211374</text:p>
              </table:table-cell>
              <table:table-cell office:value-type="float" office:value="0.397639">
                <text:p>0.3976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210225">
                <text:p>0.210225</text:p>
              </table:table-cell>
              <table:table-cell office:value-type="float" office:value="0.394765">
                <text:p>0.3947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209114">
                <text:p>0.209114</text:p>
              </table:table-cell>
              <table:table-cell office:value-type="float" office:value="0.39196">
                <text:p>0.391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208038">
                <text:p>0.208038</text:p>
              </table:table-cell>
              <table:table-cell office:value-type="float" office:value="0.389223">
                <text:p>0.3892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206997">
                <text:p>0.206997</text:p>
              </table:table-cell>
              <table:table-cell office:value-type="float" office:value="0.386551">
                <text:p>0.3865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205988">
                <text:p>0.205988</text:p>
              </table:table-cell>
              <table:table-cell office:value-type="float" office:value="0.383941">
                <text:p>0.3839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205012">
                <text:p>0.205012</text:p>
              </table:table-cell>
              <table:table-cell office:value-type="float" office:value="0.381392">
                <text:p>0.3813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204067">
                <text:p>0.204067</text:p>
              </table:table-cell>
              <table:table-cell office:value-type="float" office:value="0.378901">
                <text:p>0.3789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203151">
                <text:p>0.203151</text:p>
              </table:table-cell>
              <table:table-cell office:value-type="float" office:value="0.376467">
                <text:p>0.3764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202264">
                <text:p>0.202264</text:p>
              </table:table-cell>
              <table:table-cell office:value-type="float" office:value="0.374086">
                <text:p>0.3740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201405">
                <text:p>0.201405</text:p>
              </table:table-cell>
              <table:table-cell office:value-type="float" office:value="0.371759">
                <text:p>0.3717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200574">
                <text:p>0.200574</text:p>
              </table:table-cell>
              <table:table-cell office:value-type="float" office:value="0.369482">
                <text:p>0.3694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199768">
                <text:p>0.199768</text:p>
              </table:table-cell>
              <table:table-cell office:value-type="float" office:value="0.367254">
                <text:p>0.3672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198988">
                <text:p>0.198988</text:p>
              </table:table-cell>
              <table:table-cell office:value-type="float" office:value="0.365074">
                <text:p>0.3650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198233">
                <text:p>0.198233</text:p>
              </table:table-cell>
              <table:table-cell office:value-type="float" office:value="0.362939">
                <text:p>0.3629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197501">
                <text:p>0.197501</text:p>
              </table:table-cell>
              <table:table-cell office:value-type="float" office:value="0.36085">
                <text:p>0.360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196793">
                <text:p>0.196793</text:p>
              </table:table-cell>
              <table:table-cell office:value-type="float" office:value="0.358804">
                <text:p>0.3588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196107">
                <text:p>0.196107</text:p>
              </table:table-cell>
              <table:table-cell office:value-type="float" office:value="0.356799">
                <text:p>0.3567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195443">
                <text:p>0.195443</text:p>
              </table:table-cell>
              <table:table-cell office:value-type="float" office:value="0.354835">
                <text:p>0.3548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1948">
                <text:p>0.1948</text:p>
              </table:table-cell>
              <table:table-cell office:value-type="float" office:value="0.352911">
                <text:p>0.3529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194178">
                <text:p>0.194178</text:p>
              </table:table-cell>
              <table:table-cell office:value-type="float" office:value="0.351025">
                <text:p>0.3510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193576">
                <text:p>0.193576</text:p>
              </table:table-cell>
              <table:table-cell office:value-type="float" office:value="0.349176">
                <text:p>0.3491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192993">
                <text:p>0.192993</text:p>
              </table:table-cell>
              <table:table-cell office:value-type="float" office:value="0.347364">
                <text:p>0.3473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192429">
                <text:p>0.192429</text:p>
              </table:table-cell>
              <table:table-cell office:value-type="float" office:value="0.345586">
                <text:p>0.3455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191884">
                <text:p>0.191884</text:p>
              </table:table-cell>
              <table:table-cell office:value-type="float" office:value="0.343842">
                <text:p>0.3438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191356">
                <text:p>0.191356</text:p>
              </table:table-cell>
              <table:table-cell office:value-type="float" office:value="0.342132">
                <text:p>0.3421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190847">
                <text:p>0.190847</text:p>
              </table:table-cell>
              <table:table-cell office:value-type="float" office:value="0.340454">
                <text:p>0.3404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190354">
                <text:p>0.190354</text:p>
              </table:table-cell>
              <table:table-cell office:value-type="float" office:value="0.338807">
                <text:p>0.3388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189877">
                <text:p>0.189877</text:p>
              </table:table-cell>
              <table:table-cell office:value-type="float" office:value="0.337191">
                <text:p>0.3371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189417">
                <text:p>0.189417</text:p>
              </table:table-cell>
              <table:table-cell office:value-type="float" office:value="0.335604">
                <text:p>0.3356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188972">
                <text:p>0.188972</text:p>
              </table:table-cell>
              <table:table-cell office:value-type="float" office:value="0.334047">
                <text:p>0.3340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188543">
                <text:p>0.188543</text:p>
              </table:table-cell>
              <table:table-cell office:value-type="float" office:value="0.332518">
                <text:p>0.3325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188129">
                <text:p>0.188129</text:p>
              </table:table-cell>
              <table:table-cell office:value-type="float" office:value="0.331016">
                <text:p>0.3310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187729">
                <text:p>0.187729</text:p>
              </table:table-cell>
              <table:table-cell office:value-type="float" office:value="0.32954">
                <text:p>0.329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187344">
                <text:p>0.187344</text:p>
              </table:table-cell>
              <table:table-cell office:value-type="float" office:value="0.328091">
                <text:p>0.3280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186973">
                <text:p>0.186973</text:p>
              </table:table-cell>
              <table:table-cell office:value-type="float" office:value="0.326668">
                <text:p>0.3266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186615">
                <text:p>0.186615</text:p>
              </table:table-cell>
              <table:table-cell office:value-type="float" office:value="0.325269">
                <text:p>0.3252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18627">
                <text:p>0.18627</text:p>
              </table:table-cell>
              <table:table-cell office:value-type="float" office:value="0.323895">
                <text:p>0.3238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185938">
                <text:p>0.185938</text:p>
              </table:table-cell>
              <table:table-cell office:value-type="float" office:value="0.322544">
                <text:p>0.3225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185619">
                <text:p>0.185619</text:p>
              </table:table-cell>
              <table:table-cell office:value-type="float" office:value="0.321216">
                <text:p>0.3212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185312">
                <text:p>0.185312</text:p>
              </table:table-cell>
              <table:table-cell office:value-type="float" office:value="0.319911">
                <text:p>0.3199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185018">
                <text:p>0.185018</text:p>
              </table:table-cell>
              <table:table-cell office:value-type="float" office:value="0.318627">
                <text:p>0.3186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184735">
                <text:p>0.184735</text:p>
              </table:table-cell>
              <table:table-cell office:value-type="float" office:value="0.317365">
                <text:p>0.3173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184463">
                <text:p>0.184463</text:p>
              </table:table-cell>
              <table:table-cell office:value-type="float" office:value="0.316125">
                <text:p>0.3161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184203">
                <text:p>0.184203</text:p>
              </table:table-cell>
              <table:table-cell office:value-type="float" office:value="0.314904">
                <text:p>0.3149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183954">
                <text:p>0.183954</text:p>
              </table:table-cell>
              <table:table-cell office:value-type="float" office:value="0.313704">
                <text:p>0.3137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183716">
                <text:p>0.183716</text:p>
              </table:table-cell>
              <table:table-cell office:value-type="float" office:value="0.312523">
                <text:p>0.3125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183488">
                <text:p>0.183488</text:p>
              </table:table-cell>
              <table:table-cell office:value-type="float" office:value="0.311362">
                <text:p>0.3113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18327">
                <text:p>0.18327</text:p>
              </table:table-cell>
              <table:table-cell office:value-type="float" office:value="0.310219">
                <text:p>0.3102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183063">
                <text:p>0.183063</text:p>
              </table:table-cell>
              <table:table-cell office:value-type="float" office:value="0.309095">
                <text:p>0.3090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182865">
                <text:p>0.182865</text:p>
              </table:table-cell>
              <table:table-cell office:value-type="float" office:value="0.307988">
                <text:p>0.3079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182678">
                <text:p>0.182678</text:p>
              </table:table-cell>
              <table:table-cell office:value-type="float" office:value="0.3069">
                <text:p>0.30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182499">
                <text:p>0.182499</text:p>
              </table:table-cell>
              <table:table-cell office:value-type="float" office:value="0.305828">
                <text:p>0.3058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18233">
                <text:p>0.18233</text:p>
              </table:table-cell>
              <table:table-cell office:value-type="float" office:value="0.304773">
                <text:p>0.3047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18217">
                <text:p>0.18217</text:p>
              </table:table-cell>
              <table:table-cell office:value-type="float" office:value="0.303735">
                <text:p>0.3037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182019">
                <text:p>0.182019</text:p>
              </table:table-cell>
              <table:table-cell office:value-type="float" office:value="0.302713">
                <text:p>0.3027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181877">
                <text:p>0.181877</text:p>
              </table:table-cell>
              <table:table-cell office:value-type="float" office:value="0.301706">
                <text:p>0.3017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181743">
                <text:p>0.181743</text:p>
              </table:table-cell>
              <table:table-cell office:value-type="float" office:value="0.300715">
                <text:p>0.3007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181617">
                <text:p>0.181617</text:p>
              </table:table-cell>
              <table:table-cell office:value-type="float" office:value="0.29974">
                <text:p>0.299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1815">
                <text:p>0.1815</text:p>
              </table:table-cell>
              <table:table-cell office:value-type="float" office:value="0.298779">
                <text:p>0.2987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181391">
                <text:p>0.181391</text:p>
              </table:table-cell>
              <table:table-cell office:value-type="float" office:value="0.297833">
                <text:p>0.2978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18129">
                <text:p>0.18129</text:p>
              </table:table-cell>
              <table:table-cell office:value-type="float" office:value="0.296901">
                <text:p>0.2969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181196">
                <text:p>0.181196</text:p>
              </table:table-cell>
              <table:table-cell office:value-type="float" office:value="0.295983">
                <text:p>0.2959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18111">
                <text:p>0.18111</text:p>
              </table:table-cell>
              <table:table-cell office:value-type="float" office:value="0.295079">
                <text:p>0.2950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181031">
                <text:p>0.181031</text:p>
              </table:table-cell>
              <table:table-cell office:value-type="float" office:value="0.294188">
                <text:p>0.2941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18096">
                <text:p>0.18096</text:p>
              </table:table-cell>
              <table:table-cell office:value-type="float" office:value="0.29331">
                <text:p>0.293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180896">
                <text:p>0.180896</text:p>
              </table:table-cell>
              <table:table-cell office:value-type="float" office:value="0.292446">
                <text:p>0.2924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180839">
                <text:p>0.180839</text:p>
              </table:table-cell>
              <table:table-cell office:value-type="float" office:value="0.291594">
                <text:p>0.2915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180789">
                <text:p>0.180789</text:p>
              </table:table-cell>
              <table:table-cell office:value-type="float" office:value="0.290755">
                <text:p>0.2907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180745">
                <text:p>0.180745</text:p>
              </table:table-cell>
              <table:table-cell office:value-type="float" office:value="0.289928">
                <text:p>0.2899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180708">
                <text:p>0.180708</text:p>
              </table:table-cell>
              <table:table-cell office:value-type="float" office:value="0.289113">
                <text:p>0.2891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180678">
                <text:p>0.180678</text:p>
              </table:table-cell>
              <table:table-cell office:value-type="float" office:value="0.28831">
                <text:p>0.288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180654">
                <text:p>0.180654</text:p>
              </table:table-cell>
              <table:table-cell office:value-type="float" office:value="0.287518">
                <text:p>0.2875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180637">
                <text:p>0.180637</text:p>
              </table:table-cell>
              <table:table-cell office:value-type="float" office:value="0.286738">
                <text:p>0.2867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180625">
                <text:p>0.180625</text:p>
              </table:table-cell>
              <table:table-cell office:value-type="float" office:value="0.285969">
                <text:p>0.2859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18062">
                <text:p>0.18062</text:p>
              </table:table-cell>
              <table:table-cell office:value-type="float" office:value="0.285211">
                <text:p>0.2852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18062">
                <text:p>0.18062</text:p>
              </table:table-cell>
              <table:table-cell office:value-type="float" office:value="0.284464">
                <text:p>0.2844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180626">
                <text:p>0.180626</text:p>
              </table:table-cell>
              <table:table-cell office:value-type="float" office:value="0.283728">
                <text:p>0.2837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180639">
                <text:p>0.180639</text:p>
              </table:table-cell>
              <table:table-cell office:value-type="float" office:value="0.283002">
                <text:p>0.2830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180656">
                <text:p>0.180656</text:p>
              </table:table-cell>
              <table:table-cell office:value-type="float" office:value="0.282286">
                <text:p>0.2822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180679">
                <text:p>0.180679</text:p>
              </table:table-cell>
              <table:table-cell office:value-type="float" office:value="0.28158">
                <text:p>0.281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180708">
                <text:p>0.180708</text:p>
              </table:table-cell>
              <table:table-cell office:value-type="float" office:value="0.280885">
                <text:p>0.2808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180742">
                <text:p>0.180742</text:p>
              </table:table-cell>
              <table:table-cell office:value-type="float" office:value="0.280199">
                <text:p>0.2801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180781">
                <text:p>0.180781</text:p>
              </table:table-cell>
              <table:table-cell office:value-type="float" office:value="0.279522">
                <text:p>0.2795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180825">
                <text:p>0.180825</text:p>
              </table:table-cell>
              <table:table-cell office:value-type="float" office:value="0.278855">
                <text:p>0.2788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180875">
                <text:p>0.180875</text:p>
              </table:table-cell>
              <table:table-cell office:value-type="float" office:value="0.278197">
                <text:p>0.2781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180929">
                <text:p>0.180929</text:p>
              </table:table-cell>
              <table:table-cell office:value-type="float" office:value="0.277549">
                <text:p>0.2775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180988">
                <text:p>0.180988</text:p>
              </table:table-cell>
              <table:table-cell office:value-type="float" office:value="0.276909">
                <text:p>0.2769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181052">
                <text:p>0.181052</text:p>
              </table:table-cell>
              <table:table-cell office:value-type="float" office:value="0.276278">
                <text:p>0.2762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181121">
                <text:p>0.181121</text:p>
              </table:table-cell>
              <table:table-cell office:value-type="float" office:value="0.275656">
                <text:p>0.2756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181194">
                <text:p>0.181194</text:p>
              </table:table-cell>
              <table:table-cell office:value-type="float" office:value="0.275042">
                <text:p>0.2750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181272">
                <text:p>0.181272</text:p>
              </table:table-cell>
              <table:table-cell office:value-type="float" office:value="0.274437">
                <text:p>0.27443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181355">
                <text:p>0.181355</text:p>
              </table:table-cell>
              <table:table-cell office:value-type="float" office:value="0.27384">
                <text:p>0.273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181442">
                <text:p>0.181442</text:p>
              </table:table-cell>
              <table:table-cell office:value-type="float" office:value="0.273251">
                <text:p>0.2732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181533">
                <text:p>0.181533</text:p>
              </table:table-cell>
              <table:table-cell office:value-type="float" office:value="0.272671">
                <text:p>0.2726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181628">
                <text:p>0.181628</text:p>
              </table:table-cell>
              <table:table-cell office:value-type="float" office:value="0.272098">
                <text:p>0.2720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181728">
                <text:p>0.181728</text:p>
              </table:table-cell>
              <table:table-cell office:value-type="float" office:value="0.271533">
                <text:p>0.2715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181831">
                <text:p>0.181831</text:p>
              </table:table-cell>
              <table:table-cell office:value-type="float" office:value="0.270975">
                <text:p>0.2709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181939">
                <text:p>0.181939</text:p>
              </table:table-cell>
              <table:table-cell office:value-type="float" office:value="0.270425">
                <text:p>0.2704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182051">
                <text:p>0.182051</text:p>
              </table:table-cell>
              <table:table-cell office:value-type="float" office:value="0.269883">
                <text:p>0.26988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182166">
                <text:p>0.182166</text:p>
              </table:table-cell>
              <table:table-cell office:value-type="float" office:value="0.269348">
                <text:p>0.2693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182286">
                <text:p>0.182286</text:p>
              </table:table-cell>
              <table:table-cell office:value-type="float" office:value="0.26882">
                <text:p>0.268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182409">
                <text:p>0.182409</text:p>
              </table:table-cell>
              <table:table-cell office:value-type="float" office:value="0.268299">
                <text:p>0.2682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182536">
                <text:p>0.182536</text:p>
              </table:table-cell>
              <table:table-cell office:value-type="float" office:value="0.267785">
                <text:p>0.2677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182666">
                <text:p>0.182666</text:p>
              </table:table-cell>
              <table:table-cell office:value-type="float" office:value="0.267278">
                <text:p>0.2672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182801">
                <text:p>0.182801</text:p>
              </table:table-cell>
              <table:table-cell office:value-type="float" office:value="0.266777">
                <text:p>0.2667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182938">
                <text:p>0.182938</text:p>
              </table:table-cell>
              <table:table-cell office:value-type="float" office:value="0.266284">
                <text:p>0.2662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18308">
                <text:p>0.18308</text:p>
              </table:table-cell>
              <table:table-cell office:value-type="float" office:value="0.265797">
                <text:p>0.2657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183224">
                <text:p>0.183224</text:p>
              </table:table-cell>
              <table:table-cell office:value-type="float" office:value="0.265316">
                <text:p>0.2653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183372">
                <text:p>0.183372</text:p>
              </table:table-cell>
              <table:table-cell office:value-type="float" office:value="0.264842">
                <text:p>0.2648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183523">
                <text:p>0.183523</text:p>
              </table:table-cell>
              <table:table-cell office:value-type="float" office:value="0.264374">
                <text:p>0.2643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183678">
                <text:p>0.183678</text:p>
              </table:table-cell>
              <table:table-cell office:value-type="float" office:value="0.263913">
                <text:p>0.2639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183836">
                <text:p>0.183836</text:p>
              </table:table-cell>
              <table:table-cell office:value-type="float" office:value="0.263457">
                <text:p>0.2634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183997">
                <text:p>0.183997</text:p>
              </table:table-cell>
              <table:table-cell office:value-type="float" office:value="0.263008">
                <text:p>0.2630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184161">
                <text:p>0.184161</text:p>
              </table:table-cell>
              <table:table-cell office:value-type="float" office:value="0.262565">
                <text:p>0.2625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184328">
                <text:p>0.184328</text:p>
              </table:table-cell>
              <table:table-cell office:value-type="float" office:value="0.262127">
                <text:p>0.2621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184498">
                <text:p>0.184498</text:p>
              </table:table-cell>
              <table:table-cell office:value-type="float" office:value="0.261695">
                <text:p>0.2616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184671">
                <text:p>0.184671</text:p>
              </table:table-cell>
              <table:table-cell office:value-type="float" office:value="0.261269">
                <text:p>0.2612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184847">
                <text:p>0.184847</text:p>
              </table:table-cell>
              <table:table-cell office:value-type="float" office:value="0.260849">
                <text:p>0.2608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185026">
                <text:p>0.185026</text:p>
              </table:table-cell>
              <table:table-cell office:value-type="float" office:value="0.260434">
                <text:p>0.2604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185207">
                <text:p>0.185207</text:p>
              </table:table-cell>
              <table:table-cell office:value-type="float" office:value="0.260025">
                <text:p>0.2600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185391">
                <text:p>0.185391</text:p>
              </table:table-cell>
              <table:table-cell office:value-type="float" office:value="0.259621">
                <text:p>0.2596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185579">
                <text:p>0.185579</text:p>
              </table:table-cell>
              <table:table-cell office:value-type="float" office:value="0.259222">
                <text:p>0.2592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185768">
                <text:p>0.185768</text:p>
              </table:table-cell>
              <table:table-cell office:value-type="float" office:value="0.258829">
                <text:p>0.2588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185961">
                <text:p>0.185961</text:p>
              </table:table-cell>
              <table:table-cell office:value-type="float" office:value="0.258441">
                <text:p>0.2584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186156">
                <text:p>0.186156</text:p>
              </table:table-cell>
              <table:table-cell office:value-type="float" office:value="0.258058">
                <text:p>0.2580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186353">
                <text:p>0.186353</text:p>
              </table:table-cell>
              <table:table-cell office:value-type="float" office:value="0.25768">
                <text:p>0.257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186553">
                <text:p>0.186553</text:p>
              </table:table-cell>
              <table:table-cell office:value-type="float" office:value="0.257307">
                <text:p>0.2573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186756">
                <text:p>0.186756</text:p>
              </table:table-cell>
              <table:table-cell office:value-type="float" office:value="0.256939">
                <text:p>0.2569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186961">
                <text:p>0.186961</text:p>
              </table:table-cell>
              <table:table-cell office:value-type="float" office:value="0.256576">
                <text:p>0.2565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187168">
                <text:p>0.187168</text:p>
              </table:table-cell>
              <table:table-cell office:value-type="float" office:value="0.256218">
                <text:p>0.2562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187378">
                <text:p>0.187378</text:p>
              </table:table-cell>
              <table:table-cell office:value-type="float" office:value="0.255864">
                <text:p>0.2558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18759">
                <text:p>0.18759</text:p>
              </table:table-cell>
              <table:table-cell office:value-type="float" office:value="0.255515">
                <text:p>0.2555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187804">
                <text:p>0.187804</text:p>
              </table:table-cell>
              <table:table-cell office:value-type="float" office:value="0.255171">
                <text:p>0.2551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18802">
                <text:p>0.18802</text:p>
              </table:table-cell>
              <table:table-cell office:value-type="float" office:value="0.254831">
                <text:p>0.2548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188239">
                <text:p>0.188239</text:p>
              </table:table-cell>
              <table:table-cell office:value-type="float" office:value="0.254496">
                <text:p>0.2544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18846">
                <text:p>0.18846</text:p>
              </table:table-cell>
              <table:table-cell office:value-type="float" office:value="0.254165">
                <text:p>0.2541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188683">
                <text:p>0.188683</text:p>
              </table:table-cell>
              <table:table-cell office:value-type="float" office:value="0.253839">
                <text:p>0.2538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188908">
                <text:p>0.188908</text:p>
              </table:table-cell>
              <table:table-cell office:value-type="float" office:value="0.253517">
                <text:p>0.2535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189135">
                <text:p>0.189135</text:p>
              </table:table-cell>
              <table:table-cell office:value-type="float" office:value="0.253199">
                <text:p>0.25319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189365">
                <text:p>0.189365</text:p>
              </table:table-cell>
              <table:table-cell office:value-type="float" office:value="0.252886">
                <text:p>0.2528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189596">
                <text:p>0.189596</text:p>
              </table:table-cell>
              <table:table-cell office:value-type="float" office:value="0.252576">
                <text:p>0.25257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189829">
                <text:p>0.189829</text:p>
              </table:table-cell>
              <table:table-cell office:value-type="float" office:value="0.252271">
                <text:p>0.2522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190064">
                <text:p>0.190064</text:p>
              </table:table-cell>
              <table:table-cell office:value-type="float" office:value="0.25197">
                <text:p>0.2519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190301">
                <text:p>0.190301</text:p>
              </table:table-cell>
              <table:table-cell office:value-type="float" office:value="0.251673">
                <text:p>0.2516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19054">
                <text:p>0.19054</text:p>
              </table:table-cell>
              <table:table-cell office:value-type="float" office:value="0.25138">
                <text:p>0.2513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190781">
                <text:p>0.190781</text:p>
              </table:table-cell>
              <table:table-cell office:value-type="float" office:value="0.251091">
                <text:p>0.2510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191023">
                <text:p>0.191023</text:p>
              </table:table-cell>
              <table:table-cell office:value-type="float" office:value="0.250806">
                <text:p>0.2508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191268">
                <text:p>0.191268</text:p>
              </table:table-cell>
              <table:table-cell office:value-type="float" office:value="0.250524">
                <text:p>0.2505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191514">
                <text:p>0.191514</text:p>
              </table:table-cell>
              <table:table-cell office:value-type="float" office:value="0.250247">
                <text:p>0.25024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191762">
                <text:p>0.191762</text:p>
              </table:table-cell>
              <table:table-cell office:value-type="float" office:value="0.249973">
                <text:p>0.24997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192011">
                <text:p>0.192011</text:p>
              </table:table-cell>
              <table:table-cell office:value-type="float" office:value="0.249703">
                <text:p>0.2497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192262">
                <text:p>0.192262</text:p>
              </table:table-cell>
              <table:table-cell office:value-type="float" office:value="0.249436">
                <text:p>0.2494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192515">
                <text:p>0.192515</text:p>
              </table:table-cell>
              <table:table-cell office:value-type="float" office:value="0.249173">
                <text:p>0.24917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19277">
                <text:p>0.19277</text:p>
              </table:table-cell>
              <table:table-cell office:value-type="float" office:value="0.248914">
                <text:p>0.2489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193026">
                <text:p>0.193026</text:p>
              </table:table-cell>
              <table:table-cell office:value-type="float" office:value="0.248658">
                <text:p>0.2486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193283">
                <text:p>0.193283</text:p>
              </table:table-cell>
              <table:table-cell office:value-type="float" office:value="0.248406">
                <text:p>0.2484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193543">
                <text:p>0.193543</text:p>
              </table:table-cell>
              <table:table-cell office:value-type="float" office:value="0.248157">
                <text:p>0.24815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193803">
                <text:p>0.193803</text:p>
              </table:table-cell>
              <table:table-cell office:value-type="float" office:value="0.247912">
                <text:p>0.2479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194065">
                <text:p>0.194065</text:p>
              </table:table-cell>
              <table:table-cell office:value-type="float" office:value="0.24767">
                <text:p>0.247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194329">
                <text:p>0.194329</text:p>
              </table:table-cell>
              <table:table-cell office:value-type="float" office:value="0.247431">
                <text:p>0.24743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194594">
                <text:p>0.194594</text:p>
              </table:table-cell>
              <table:table-cell office:value-type="float" office:value="0.247195">
                <text:p>0.2471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194861">
                <text:p>0.194861</text:p>
              </table:table-cell>
              <table:table-cell office:value-type="float" office:value="0.246963">
                <text:p>0.2469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195129">
                <text:p>0.195129</text:p>
              </table:table-cell>
              <table:table-cell office:value-type="float" office:value="0.246734">
                <text:p>0.24673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195398">
                <text:p>0.195398</text:p>
              </table:table-cell>
              <table:table-cell office:value-type="float" office:value="0.246509">
                <text:p>0.24650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195668">
                <text:p>0.195668</text:p>
              </table:table-cell>
              <table:table-cell office:value-type="float" office:value="0.246286">
                <text:p>0.2462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19594">
                <text:p>0.19594</text:p>
              </table:table-cell>
              <table:table-cell office:value-type="float" office:value="0.246066">
                <text:p>0.2460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196214">
                <text:p>0.196214</text:p>
              </table:table-cell>
              <table:table-cell office:value-type="float" office:value="0.24585">
                <text:p>0.2458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196488">
                <text:p>0.196488</text:p>
              </table:table-cell>
              <table:table-cell office:value-type="float" office:value="0.245637">
                <text:p>0.2456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196764">
                <text:p>0.196764</text:p>
              </table:table-cell>
              <table:table-cell office:value-type="float" office:value="0.245426">
                <text:p>0.2454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197041">
                <text:p>0.197041</text:p>
              </table:table-cell>
              <table:table-cell office:value-type="float" office:value="0.245219">
                <text:p>0.2452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197319">
                <text:p>0.197319</text:p>
              </table:table-cell>
              <table:table-cell office:value-type="float" office:value="0.245015">
                <text:p>0.2450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197599">
                <text:p>0.197599</text:p>
              </table:table-cell>
              <table:table-cell office:value-type="float" office:value="0.244813">
                <text:p>0.2448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197879">
                <text:p>0.197879</text:p>
              </table:table-cell>
              <table:table-cell office:value-type="float" office:value="0.244614">
                <text:p>0.2446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198161">
                <text:p>0.198161</text:p>
              </table:table-cell>
              <table:table-cell office:value-type="float" office:value="0.244419">
                <text:p>0.2444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198444">
                <text:p>0.198444</text:p>
              </table:table-cell>
              <table:table-cell office:value-type="float" office:value="0.244226">
                <text:p>0.2442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198728">
                <text:p>0.198728</text:p>
              </table:table-cell>
              <table:table-cell office:value-type="float" office:value="0.244036">
                <text:p>0.24403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199013">
                <text:p>0.199013</text:p>
              </table:table-cell>
              <table:table-cell office:value-type="float" office:value="0.243848">
                <text:p>0.2438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199299">
                <text:p>0.199299</text:p>
              </table:table-cell>
              <table:table-cell office:value-type="float" office:value="0.243663">
                <text:p>0.2436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199586">
                <text:p>0.199586</text:p>
              </table:table-cell>
              <table:table-cell office:value-type="float" office:value="0.243481">
                <text:p>0.24348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199875">
                <text:p>0.199875</text:p>
              </table:table-cell>
              <table:table-cell office:value-type="float" office:value="0.243302">
                <text:p>0.2433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200164">
                <text:p>0.200164</text:p>
              </table:table-cell>
              <table:table-cell office:value-type="float" office:value="0.243125">
                <text:p>0.2431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200454">
                <text:p>0.200454</text:p>
              </table:table-cell>
              <table:table-cell office:value-type="float" office:value="0.242951">
                <text:p>0.2429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200746">
                <text:p>0.200746</text:p>
              </table:table-cell>
              <table:table-cell office:value-type="float" office:value="0.24278">
                <text:p>0.2427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201038">
                <text:p>0.201038</text:p>
              </table:table-cell>
              <table:table-cell office:value-type="float" office:value="0.242611">
                <text:p>0.2426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201331">
                <text:p>0.201331</text:p>
              </table:table-cell>
              <table:table-cell office:value-type="float" office:value="0.242445">
                <text:p>0.24244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201626">
                <text:p>0.201626</text:p>
              </table:table-cell>
              <table:table-cell office:value-type="float" office:value="0.242281">
                <text:p>0.24228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201921">
                <text:p>0.201921</text:p>
              </table:table-cell>
              <table:table-cell office:value-type="float" office:value="0.242119">
                <text:p>0.2421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202217">
                <text:p>0.202217</text:p>
              </table:table-cell>
              <table:table-cell office:value-type="float" office:value="0.241961">
                <text:p>0.24196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202514">
                <text:p>0.202514</text:p>
              </table:table-cell>
              <table:table-cell office:value-type="float" office:value="0.241804">
                <text:p>0.2418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202811">
                <text:p>0.202811</text:p>
              </table:table-cell>
              <table:table-cell office:value-type="float" office:value="0.24165">
                <text:p>0.241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20311">
                <text:p>0.20311</text:p>
              </table:table-cell>
              <table:table-cell office:value-type="float" office:value="0.241498">
                <text:p>0.2414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203409">
                <text:p>0.203409</text:p>
              </table:table-cell>
              <table:table-cell office:value-type="float" office:value="0.241349">
                <text:p>0.24134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20371">
                <text:p>0.20371</text:p>
              </table:table-cell>
              <table:table-cell office:value-type="float" office:value="0.241202">
                <text:p>0.2412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204011">
                <text:p>0.204011</text:p>
              </table:table-cell>
              <table:table-cell office:value-type="float" office:value="0.241057">
                <text:p>0.24105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204313">
                <text:p>0.204313</text:p>
              </table:table-cell>
              <table:table-cell office:value-type="float" office:value="0.240915">
                <text:p>0.2409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204615">
                <text:p>0.204615</text:p>
              </table:table-cell>
              <table:table-cell office:value-type="float" office:value="0.240774">
                <text:p>0.24077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204919">
                <text:p>0.204919</text:p>
              </table:table-cell>
              <table:table-cell office:value-type="float" office:value="0.240636">
                <text:p>0.24063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205223">
                <text:p>0.205223</text:p>
              </table:table-cell>
              <table:table-cell office:value-type="float" office:value="0.240501">
                <text:p>0.24050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205528">
                <text:p>0.205528</text:p>
              </table:table-cell>
              <table:table-cell office:value-type="float" office:value="0.240367">
                <text:p>0.2403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205834">
                <text:p>0.205834</text:p>
              </table:table-cell>
              <table:table-cell office:value-type="float" office:value="0.240236">
                <text:p>0.24023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20614">
                <text:p>0.20614</text:p>
              </table:table-cell>
              <table:table-cell office:value-type="float" office:value="0.240107">
                <text:p>0.24010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206447">
                <text:p>0.206447</text:p>
              </table:table-cell>
              <table:table-cell office:value-type="float" office:value="0.239979">
                <text:p>0.23997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206755">
                <text:p>0.206755</text:p>
              </table:table-cell>
              <table:table-cell office:value-type="float" office:value="0.239854">
                <text:p>0.23985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207063">
                <text:p>0.207063</text:p>
              </table:table-cell>
              <table:table-cell office:value-type="float" office:value="0.239731">
                <text:p>0.23973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207372">
                <text:p>0.207372</text:p>
              </table:table-cell>
              <table:table-cell office:value-type="float" office:value="0.239611">
                <text:p>0.2396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207682">
                <text:p>0.207682</text:p>
              </table:table-cell>
              <table:table-cell office:value-type="float" office:value="0.239492">
                <text:p>0.23949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207992">
                <text:p>0.207992</text:p>
              </table:table-cell>
              <table:table-cell office:value-type="float" office:value="0.239375">
                <text:p>0.2393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208303">
                <text:p>0.208303</text:p>
              </table:table-cell>
              <table:table-cell office:value-type="float" office:value="0.23926">
                <text:p>0.2392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208615">
                <text:p>0.208615</text:p>
              </table:table-cell>
              <table:table-cell office:value-type="float" office:value="0.239147">
                <text:p>0.2391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208927">
                <text:p>0.208927</text:p>
              </table:table-cell>
              <table:table-cell office:value-type="float" office:value="0.239036">
                <text:p>0.23903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20924">
                <text:p>0.20924</text:p>
              </table:table-cell>
              <table:table-cell office:value-type="float" office:value="0.238928">
                <text:p>0.2389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209553">
                <text:p>0.209553</text:p>
              </table:table-cell>
              <table:table-cell office:value-type="float" office:value="0.238821">
                <text:p>0.2388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209867">
                <text:p>0.209867</text:p>
              </table:table-cell>
              <table:table-cell office:value-type="float" office:value="0.238715">
                <text:p>0.2387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210182">
                <text:p>0.210182</text:p>
              </table:table-cell>
              <table:table-cell office:value-type="float" office:value="0.238612">
                <text:p>0.2386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210497">
                <text:p>0.210497</text:p>
              </table:table-cell>
              <table:table-cell office:value-type="float" office:value="0.238511">
                <text:p>0.23851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210812">
                <text:p>0.210812</text:p>
              </table:table-cell>
              <table:table-cell office:value-type="float" office:value="0.238411">
                <text:p>0.2384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211128">
                <text:p>0.211128</text:p>
              </table:table-cell>
              <table:table-cell office:value-type="float" office:value="0.238314">
                <text:p>0.2383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211445">
                <text:p>0.211445</text:p>
              </table:table-cell>
              <table:table-cell office:value-type="float" office:value="0.238218">
                <text:p>0.23821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211762">
                <text:p>0.211762</text:p>
              </table:table-cell>
              <table:table-cell office:value-type="float" office:value="0.238124">
                <text:p>0.2381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212079">
                <text:p>0.212079</text:p>
              </table:table-cell>
              <table:table-cell office:value-type="float" office:value="0.238032">
                <text:p>0.23803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212397">
                <text:p>0.212397</text:p>
              </table:table-cell>
              <table:table-cell office:value-type="float" office:value="0.237941">
                <text:p>0.23794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212715">
                <text:p>0.212715</text:p>
              </table:table-cell>
              <table:table-cell office:value-type="float" office:value="0.237852">
                <text:p>0.23785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213034">
                <text:p>0.213034</text:p>
              </table:table-cell>
              <table:table-cell office:value-type="float" office:value="0.237765">
                <text:p>0.23776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213354">
                <text:p>0.213354</text:p>
              </table:table-cell>
              <table:table-cell office:value-type="float" office:value="0.23768">
                <text:p>0.2376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213673">
                <text:p>0.213673</text:p>
              </table:table-cell>
              <table:table-cell office:value-type="float" office:value="0.237596">
                <text:p>0.2375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213994">
                <text:p>0.213994</text:p>
              </table:table-cell>
              <table:table-cell office:value-type="float" office:value="0.237514">
                <text:p>0.23751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214314">
                <text:p>0.214314</text:p>
              </table:table-cell>
              <table:table-cell office:value-type="float" office:value="0.237434">
                <text:p>0.23743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214635">
                <text:p>0.214635</text:p>
              </table:table-cell>
              <table:table-cell office:value-type="float" office:value="0.237356">
                <text:p>0.23735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214956">
                <text:p>0.214956</text:p>
              </table:table-cell>
              <table:table-cell office:value-type="float" office:value="0.237279">
                <text:p>0.23727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215278">
                <text:p>0.215278</text:p>
              </table:table-cell>
              <table:table-cell office:value-type="float" office:value="0.237203">
                <text:p>0.2372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2156">
                <text:p>0.2156</text:p>
              </table:table-cell>
              <table:table-cell office:value-type="float" office:value="0.237129">
                <text:p>0.23712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215923">
                <text:p>0.215923</text:p>
              </table:table-cell>
              <table:table-cell office:value-type="float" office:value="0.237057">
                <text:p>0.23705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216246">
                <text:p>0.216246</text:p>
              </table:table-cell>
              <table:table-cell office:value-type="float" office:value="0.236987">
                <text:p>0.23698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216569">
                <text:p>0.216569</text:p>
              </table:table-cell>
              <table:table-cell office:value-type="float" office:value="0.236918">
                <text:p>0.23691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216892">
                <text:p>0.216892</text:p>
              </table:table-cell>
              <table:table-cell office:value-type="float" office:value="0.23685">
                <text:p>0.2368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217216">
                <text:p>0.217216</text:p>
              </table:table-cell>
              <table:table-cell office:value-type="float" office:value="0.236784">
                <text:p>0.23678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21754">
                <text:p>0.21754</text:p>
              </table:table-cell>
              <table:table-cell office:value-type="float" office:value="0.23672">
                <text:p>0.2367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217865">
                <text:p>0.217865</text:p>
              </table:table-cell>
              <table:table-cell office:value-type="float" office:value="0.236657">
                <text:p>0.23665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21819">
                <text:p>0.21819</text:p>
              </table:table-cell>
              <table:table-cell office:value-type="float" office:value="0.236595">
                <text:p>0.23659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218515">
                <text:p>0.218515</text:p>
              </table:table-cell>
              <table:table-cell office:value-type="float" office:value="0.236535">
                <text:p>0.23653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21884">
                <text:p>0.21884</text:p>
              </table:table-cell>
              <table:table-cell office:value-type="float" office:value="0.236477">
                <text:p>0.23647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219166">
                <text:p>0.219166</text:p>
              </table:table-cell>
              <table:table-cell office:value-type="float" office:value="0.236419">
                <text:p>0.2364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219492">
                <text:p>0.219492</text:p>
              </table:table-cell>
              <table:table-cell office:value-type="float" office:value="0.236364">
                <text:p>0.2363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219818">
                <text:p>0.219818</text:p>
              </table:table-cell>
              <table:table-cell office:value-type="float" office:value="0.23631">
                <text:p>0.2363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220145">
                <text:p>0.220145</text:p>
              </table:table-cell>
              <table:table-cell office:value-type="float" office:value="0.236257">
                <text:p>0.23625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220471">
                <text:p>0.220471</text:p>
              </table:table-cell>
              <table:table-cell office:value-type="float" office:value="0.236205">
                <text:p>0.23620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220798">
                <text:p>0.220798</text:p>
              </table:table-cell>
              <table:table-cell office:value-type="float" office:value="0.236155">
                <text:p>0.23615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221125">
                <text:p>0.221125</text:p>
              </table:table-cell>
              <table:table-cell office:value-type="float" office:value="0.236106">
                <text:p>0.23610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221453">
                <text:p>0.221453</text:p>
              </table:table-cell>
              <table:table-cell office:value-type="float" office:value="0.236059">
                <text:p>0.23605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22178">
                <text:p>0.22178</text:p>
              </table:table-cell>
              <table:table-cell office:value-type="float" office:value="0.236013">
                <text:p>0.2360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222108">
                <text:p>0.222108</text:p>
              </table:table-cell>
              <table:table-cell office:value-type="float" office:value="0.235968">
                <text:p>0.23596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222436">
                <text:p>0.222436</text:p>
              </table:table-cell>
              <table:table-cell office:value-type="float" office:value="0.235925">
                <text:p>0.2359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222765">
                <text:p>0.222765</text:p>
              </table:table-cell>
              <table:table-cell office:value-type="float" office:value="0.235883">
                <text:p>0.23588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223093">
                <text:p>0.223093</text:p>
              </table:table-cell>
              <table:table-cell office:value-type="float" office:value="0.235842">
                <text:p>0.23584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223422">
                <text:p>0.223422</text:p>
              </table:table-cell>
              <table:table-cell office:value-type="float" office:value="0.235803">
                <text:p>0.23580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223751">
                <text:p>0.223751</text:p>
              </table:table-cell>
              <table:table-cell office:value-type="float" office:value="0.235765">
                <text:p>0.23576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22408">
                <text:p>0.22408</text:p>
              </table:table-cell>
              <table:table-cell office:value-type="float" office:value="0.235728">
                <text:p>0.23572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224409">
                <text:p>0.224409</text:p>
              </table:table-cell>
              <table:table-cell office:value-type="float" office:value="0.235692">
                <text:p>0.23569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224738">
                <text:p>0.224738</text:p>
              </table:table-cell>
              <table:table-cell office:value-type="float" office:value="0.235658">
                <text:p>0.23565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225068">
                <text:p>0.225068</text:p>
              </table:table-cell>
              <table:table-cell office:value-type="float" office:value="0.235625">
                <text:p>0.2356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225397">
                <text:p>0.225397</text:p>
              </table:table-cell>
              <table:table-cell office:value-type="float" office:value="0.235593">
                <text:p>0.23559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225727">
                <text:p>0.225727</text:p>
              </table:table-cell>
              <table:table-cell office:value-type="float" office:value="0.235562">
                <text:p>0.23556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226057">
                <text:p>0.226057</text:p>
              </table:table-cell>
              <table:table-cell office:value-type="float" office:value="0.235532">
                <text:p>0.23553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226387">
                <text:p>0.226387</text:p>
              </table:table-cell>
              <table:table-cell office:value-type="float" office:value="0.235504">
                <text:p>0.23550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226717">
                <text:p>0.226717</text:p>
              </table:table-cell>
              <table:table-cell office:value-type="float" office:value="0.235477">
                <text:p>0.23547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227048">
                <text:p>0.227048</text:p>
              </table:table-cell>
              <table:table-cell office:value-type="float" office:value="0.235451">
                <text:p>0.23545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227378">
                <text:p>0.227378</text:p>
              </table:table-cell>
              <table:table-cell office:value-type="float" office:value="0.235426">
                <text:p>0.23542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227709">
                <text:p>0.227709</text:p>
              </table:table-cell>
              <table:table-cell office:value-type="float" office:value="0.235402">
                <text:p>0.23540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228039">
                <text:p>0.228039</text:p>
              </table:table-cell>
              <table:table-cell office:value-type="float" office:value="0.235379">
                <text:p>0.23537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22837">
                <text:p>0.22837</text:p>
              </table:table-cell>
              <table:table-cell office:value-type="float" office:value="0.235358">
                <text:p>0.23535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228701">
                <text:p>0.228701</text:p>
              </table:table-cell>
              <table:table-cell office:value-type="float" office:value="0.235337">
                <text:p>0.23533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229032">
                <text:p>0.229032</text:p>
              </table:table-cell>
              <table:table-cell office:value-type="float" office:value="0.235318">
                <text:p>0.23531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229363">
                <text:p>0.229363</text:p>
              </table:table-cell>
              <table:table-cell office:value-type="float" office:value="0.2353">
                <text:p>0.235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229694">
                <text:p>0.229694</text:p>
              </table:table-cell>
              <table:table-cell office:value-type="float" office:value="0.235283">
                <text:p>0.23528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230025">
                <text:p>0.230025</text:p>
              </table:table-cell>
              <table:table-cell office:value-type="float" office:value="0.235267">
                <text:p>0.2352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230356">
                <text:p>0.230356</text:p>
              </table:table-cell>
              <table:table-cell office:value-type="float" office:value="0.235252">
                <text:p>0.23525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230687">
                <text:p>0.230687</text:p>
              </table:table-cell>
              <table:table-cell office:value-type="float" office:value="0.235238">
                <text:p>0.23523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231019">
                <text:p>0.231019</text:p>
              </table:table-cell>
              <table:table-cell office:value-type="float" office:value="0.235225">
                <text:p>0.2352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23135">
                <text:p>0.23135</text:p>
              </table:table-cell>
              <table:table-cell office:value-type="float" office:value="0.235214">
                <text:p>0.23521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231682">
                <text:p>0.231682</text:p>
              </table:table-cell>
              <table:table-cell office:value-type="float" office:value="0.235203">
                <text:p>0.23520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232013">
                <text:p>0.232013</text:p>
              </table:table-cell>
              <table:table-cell office:value-type="float" office:value="0.235193">
                <text:p>0.23519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232345">
                <text:p>0.232345</text:p>
              </table:table-cell>
              <table:table-cell office:value-type="float" office:value="0.235184">
                <text:p>0.23518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232676">
                <text:p>0.232676</text:p>
              </table:table-cell>
              <table:table-cell office:value-type="float" office:value="0.235177">
                <text:p>0.23517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233008">
                <text:p>0.233008</text:p>
              </table:table-cell>
              <table:table-cell office:value-type="float" office:value="0.23517">
                <text:p>0.2351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23334">
                <text:p>0.23334</text:p>
              </table:table-cell>
              <table:table-cell office:value-type="float" office:value="0.235164">
                <text:p>0.2351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233671">
                <text:p>0.233671</text:p>
              </table:table-cell>
              <table:table-cell office:value-type="float" office:value="0.23516">
                <text:p>0.235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234003">
                <text:p>0.234003</text:p>
              </table:table-cell>
              <table:table-cell office:value-type="float" office:value="0.235156">
                <text:p>0.23515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234335">
                <text:p>0.234335</text:p>
              </table:table-cell>
              <table:table-cell office:value-type="float" office:value="0.235153">
                <text:p>0.2351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234666">
                <text:p>0.234666</text:p>
              </table:table-cell>
              <table:table-cell office:value-type="float" office:value="0.235151">
                <text:p>0.23515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234998">
                <text:p>0.234998</text:p>
              </table:table-cell>
              <table:table-cell office:value-type="float" office:value="0.23515">
                <text:p>0.235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23533">
                <text:p>0.23533</text:p>
              </table:table-cell>
              <table:table-cell office:value-type="float" office:value="0.23515">
                <text:p>0.235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235661">
                <text:p>0.235661</text:p>
              </table:table-cell>
              <table:table-cell office:value-type="float" office:value="0.235151">
                <text:p>0.23515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235993">
                <text:p>0.235993</text:p>
              </table:table-cell>
              <table:table-cell office:value-type="float" office:value="0.235153">
                <text:p>0.23515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236325">
                <text:p>0.236325</text:p>
              </table:table-cell>
              <table:table-cell office:value-type="float" office:value="0.235156">
                <text:p>0.23515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236656">
                <text:p>0.236656</text:p>
              </table:table-cell>
              <table:table-cell office:value-type="float" office:value="0.23516">
                <text:p>0.235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236988">
                <text:p>0.236988</text:p>
              </table:table-cell>
              <table:table-cell office:value-type="float" office:value="0.235164">
                <text:p>0.23516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23732">
                <text:p>0.23732</text:p>
              </table:table-cell>
              <table:table-cell office:value-type="float" office:value="0.23517">
                <text:p>0.2351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237651">
                <text:p>0.237651</text:p>
              </table:table-cell>
              <table:table-cell office:value-type="float" office:value="0.235176">
                <text:p>0.23517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237983">
                <text:p>0.237983</text:p>
              </table:table-cell>
              <table:table-cell office:value-type="float" office:value="0.235183">
                <text:p>0.23518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238314">
                <text:p>0.238314</text:p>
              </table:table-cell>
              <table:table-cell office:value-type="float" office:value="0.235192">
                <text:p>0.23519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238646">
                <text:p>0.238646</text:p>
              </table:table-cell>
              <table:table-cell office:value-type="float" office:value="0.235201">
                <text:p>0.2352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238977">
                <text:p>0.238977</text:p>
              </table:table-cell>
              <table:table-cell office:value-type="float" office:value="0.23521">
                <text:p>0.2352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239309">
                <text:p>0.239309</text:p>
              </table:table-cell>
              <table:table-cell office:value-type="float" office:value="0.235221">
                <text:p>0.23522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23964">
                <text:p>0.23964</text:p>
              </table:table-cell>
              <table:table-cell office:value-type="float" office:value="0.235233">
                <text:p>0.23523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239972">
                <text:p>0.239972</text:p>
              </table:table-cell>
              <table:table-cell office:value-type="float" office:value="0.235245">
                <text:p>0.23524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240303">
                <text:p>0.240303</text:p>
              </table:table-cell>
              <table:table-cell office:value-type="float" office:value="0.235258">
                <text:p>0.23525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240634">
                <text:p>0.240634</text:p>
              </table:table-cell>
              <table:table-cell office:value-type="float" office:value="0.235272">
                <text:p>0.23527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240965">
                <text:p>0.240965</text:p>
              </table:table-cell>
              <table:table-cell office:value-type="float" office:value="0.235287">
                <text:p>0.23528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241296">
                <text:p>0.241296</text:p>
              </table:table-cell>
              <table:table-cell office:value-type="float" office:value="0.235303">
                <text:p>0.23530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241627">
                <text:p>0.241627</text:p>
              </table:table-cell>
              <table:table-cell office:value-type="float" office:value="0.235319">
                <text:p>0.23531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241958">
                <text:p>0.241958</text:p>
              </table:table-cell>
              <table:table-cell office:value-type="float" office:value="0.235337">
                <text:p>0.23533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242289">
                <text:p>0.242289</text:p>
              </table:table-cell>
              <table:table-cell office:value-type="float" office:value="0.235355">
                <text:p>0.23535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24262">
                <text:p>0.24262</text:p>
              </table:table-cell>
              <table:table-cell office:value-type="float" office:value="0.235374">
                <text:p>0.23537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242951">
                <text:p>0.242951</text:p>
              </table:table-cell>
              <table:table-cell office:value-type="float" office:value="0.235393">
                <text:p>0.23539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243282">
                <text:p>0.243282</text:p>
              </table:table-cell>
              <table:table-cell office:value-type="float" office:value="0.235414">
                <text:p>0.23541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243612">
                <text:p>0.243612</text:p>
              </table:table-cell>
              <table:table-cell office:value-type="float" office:value="0.235435">
                <text:p>0.23543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243943">
                <text:p>0.243943</text:p>
              </table:table-cell>
              <table:table-cell office:value-type="float" office:value="0.235457">
                <text:p>0.23545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244273">
                <text:p>0.244273</text:p>
              </table:table-cell>
              <table:table-cell office:value-type="float" office:value="0.235479">
                <text:p>0.23547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244603">
                <text:p>0.244603</text:p>
              </table:table-cell>
              <table:table-cell office:value-type="float" office:value="0.235503">
                <text:p>0.23550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244934">
                <text:p>0.244934</text:p>
              </table:table-cell>
              <table:table-cell office:value-type="float" office:value="0.235527">
                <text:p>0.23552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245264">
                <text:p>0.245264</text:p>
              </table:table-cell>
              <table:table-cell office:value-type="float" office:value="0.235552">
                <text:p>0.23555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245594">
                <text:p>0.245594</text:p>
              </table:table-cell>
              <table:table-cell office:value-type="float" office:value="0.235577">
                <text:p>0.23557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245924">
                <text:p>0.245924</text:p>
              </table:table-cell>
              <table:table-cell office:value-type="float" office:value="0.235603">
                <text:p>0.23560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246254">
                <text:p>0.246254</text:p>
              </table:table-cell>
              <table:table-cell office:value-type="float" office:value="0.23563">
                <text:p>0.2356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246583">
                <text:p>0.246583</text:p>
              </table:table-cell>
              <table:table-cell office:value-type="float" office:value="0.235658">
                <text:p>0.23565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246913">
                <text:p>0.246913</text:p>
              </table:table-cell>
              <table:table-cell office:value-type="float" office:value="0.235687">
                <text:p>0.23568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247243">
                <text:p>0.247243</text:p>
              </table:table-cell>
              <table:table-cell office:value-type="float" office:value="0.235716">
                <text:p>0.23571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247572">
                <text:p>0.247572</text:p>
              </table:table-cell>
              <table:table-cell office:value-type="float" office:value="0.235746">
                <text:p>0.23574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247901">
                <text:p>0.247901</text:p>
              </table:table-cell>
              <table:table-cell office:value-type="float" office:value="0.235776">
                <text:p>0.23577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24823">
                <text:p>0.24823</text:p>
              </table:table-cell>
              <table:table-cell office:value-type="float" office:value="0.235807">
                <text:p>0.23580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248559">
                <text:p>0.248559</text:p>
              </table:table-cell>
              <table:table-cell office:value-type="float" office:value="0.235839">
                <text:p>0.23583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248888">
                <text:p>0.248888</text:p>
              </table:table-cell>
              <table:table-cell office:value-type="float" office:value="0.235872">
                <text:p>0.23587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249217">
                <text:p>0.249217</text:p>
              </table:table-cell>
              <table:table-cell office:value-type="float" office:value="0.235905">
                <text:p>0.23590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249546">
                <text:p>0.249546</text:p>
              </table:table-cell>
              <table:table-cell office:value-type="float" office:value="0.235939">
                <text:p>0.23593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249874">
                <text:p>0.249874</text:p>
              </table:table-cell>
              <table:table-cell office:value-type="float" office:value="0.235973">
                <text:p>0.23597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250203">
                <text:p>0.250203</text:p>
              </table:table-cell>
              <table:table-cell office:value-type="float" office:value="0.236008">
                <text:p>0.23600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250531">
                <text:p>0.250531</text:p>
              </table:table-cell>
              <table:table-cell office:value-type="float" office:value="0.236044">
                <text:p>0.23604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250859">
                <text:p>0.250859</text:p>
              </table:table-cell>
              <table:table-cell office:value-type="float" office:value="0.236081">
                <text:p>0.23608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251187">
                <text:p>0.251187</text:p>
              </table:table-cell>
              <table:table-cell office:value-type="float" office:value="0.236118">
                <text:p>0.23611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251515">
                <text:p>0.251515</text:p>
              </table:table-cell>
              <table:table-cell office:value-type="float" office:value="0.236156">
                <text:p>0.23615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251843">
                <text:p>0.251843</text:p>
              </table:table-cell>
              <table:table-cell office:value-type="float" office:value="0.236194">
                <text:p>0.23619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252171">
                <text:p>0.252171</text:p>
              </table:table-cell>
              <table:table-cell office:value-type="float" office:value="0.236233">
                <text:p>0.23623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252498">
                <text:p>0.252498</text:p>
              </table:table-cell>
              <table:table-cell office:value-type="float" office:value="0.236272">
                <text:p>0.23627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252825">
                <text:p>0.252825</text:p>
              </table:table-cell>
              <table:table-cell office:value-type="float" office:value="0.236313">
                <text:p>0.23631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253153">
                <text:p>0.253153</text:p>
              </table:table-cell>
              <table:table-cell office:value-type="float" office:value="0.236353">
                <text:p>0.23635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25348">
                <text:p>0.25348</text:p>
              </table:table-cell>
              <table:table-cell office:value-type="float" office:value="0.236395">
                <text:p>0.23639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253806">
                <text:p>0.253806</text:p>
              </table:table-cell>
              <table:table-cell office:value-type="float" office:value="0.236437">
                <text:p>0.23643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254133">
                <text:p>0.254133</text:p>
              </table:table-cell>
              <table:table-cell office:value-type="float" office:value="0.236479">
                <text:p>0.23647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25446">
                <text:p>0.25446</text:p>
              </table:table-cell>
              <table:table-cell office:value-type="float" office:value="0.236522">
                <text:p>0.23652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254786">
                <text:p>0.254786</text:p>
              </table:table-cell>
              <table:table-cell office:value-type="float" office:value="0.236566">
                <text:p>0.23656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255112">
                <text:p>0.255112</text:p>
              </table:table-cell>
              <table:table-cell office:value-type="float" office:value="0.23661">
                <text:p>0.2366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255438">
                <text:p>0.255438</text:p>
              </table:table-cell>
              <table:table-cell office:value-type="float" office:value="0.236655">
                <text:p>0.2366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255764">
                <text:p>0.255764</text:p>
              </table:table-cell>
              <table:table-cell office:value-type="float" office:value="0.236701">
                <text:p>0.23670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25609">
                <text:p>0.25609</text:p>
              </table:table-cell>
              <table:table-cell office:value-type="float" office:value="0.236747">
                <text:p>0.23674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256416">
                <text:p>0.256416</text:p>
              </table:table-cell>
              <table:table-cell office:value-type="float" office:value="0.236793">
                <text:p>0.23679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256741">
                <text:p>0.256741</text:p>
              </table:table-cell>
              <table:table-cell office:value-type="float" office:value="0.23684">
                <text:p>0.2368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257066">
                <text:p>0.257066</text:p>
              </table:table-cell>
              <table:table-cell office:value-type="float" office:value="0.236888">
                <text:p>0.23688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257392">
                <text:p>0.257392</text:p>
              </table:table-cell>
              <table:table-cell office:value-type="float" office:value="0.236936">
                <text:p>0.23693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257717">
                <text:p>0.257717</text:p>
              </table:table-cell>
              <table:table-cell office:value-type="float" office:value="0.236985">
                <text:p>0.23698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258041">
                <text:p>0.258041</text:p>
              </table:table-cell>
              <table:table-cell office:value-type="float" office:value="0.237034">
                <text:p>0.23703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258366">
                <text:p>0.258366</text:p>
              </table:table-cell>
              <table:table-cell office:value-type="float" office:value="0.237084">
                <text:p>0.23708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25869">
                <text:p>0.25869</text:p>
              </table:table-cell>
              <table:table-cell office:value-type="float" office:value="0.237134">
                <text:p>0.23713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259015">
                <text:p>0.259015</text:p>
              </table:table-cell>
              <table:table-cell office:value-type="float" office:value="0.237185">
                <text:p>0.23718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259339">
                <text:p>0.259339</text:p>
              </table:table-cell>
              <table:table-cell office:value-type="float" office:value="0.237237">
                <text:p>0.23723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259662">
                <text:p>0.259662</text:p>
              </table:table-cell>
              <table:table-cell office:value-type="float" office:value="0.237288">
                <text:p>0.23728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259986">
                <text:p>0.259986</text:p>
              </table:table-cell>
              <table:table-cell office:value-type="float" office:value="0.237341">
                <text:p>0.23734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26031">
                <text:p>0.26031</text:p>
              </table:table-cell>
              <table:table-cell office:value-type="float" office:value="0.237394">
                <text:p>0.23739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260633">
                <text:p>0.260633</text:p>
              </table:table-cell>
              <table:table-cell office:value-type="float" office:value="0.237447">
                <text:p>0.23744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260956">
                <text:p>0.260956</text:p>
              </table:table-cell>
              <table:table-cell office:value-type="float" office:value="0.237501">
                <text:p>0.23750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261279">
                <text:p>0.261279</text:p>
              </table:table-cell>
              <table:table-cell office:value-type="float" office:value="0.237556">
                <text:p>0.23755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261602">
                <text:p>0.261602</text:p>
              </table:table-cell>
              <table:table-cell office:value-type="float" office:value="0.23761">
                <text:p>0.2376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261925">
                <text:p>0.261925</text:p>
              </table:table-cell>
              <table:table-cell office:value-type="float" office:value="0.237666">
                <text:p>0.23766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262247">
                <text:p>0.262247</text:p>
              </table:table-cell>
              <table:table-cell office:value-type="float" office:value="0.237722">
                <text:p>0.2377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262569">
                <text:p>0.262569</text:p>
              </table:table-cell>
              <table:table-cell office:value-type="float" office:value="0.237778">
                <text:p>0.23777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262891">
                <text:p>0.262891</text:p>
              </table:table-cell>
              <table:table-cell office:value-type="float" office:value="0.237835">
                <text:p>0.23783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263213">
                <text:p>0.263213</text:p>
              </table:table-cell>
              <table:table-cell office:value-type="float" office:value="0.237892">
                <text:p>0.23789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263535">
                <text:p>0.263535</text:p>
              </table:table-cell>
              <table:table-cell office:value-type="float" office:value="0.23795">
                <text:p>0.2379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263856">
                <text:p>0.263856</text:p>
              </table:table-cell>
              <table:table-cell office:value-type="float" office:value="0.238008">
                <text:p>0.23800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264178">
                <text:p>0.264178</text:p>
              </table:table-cell>
              <table:table-cell office:value-type="float" office:value="0.238067">
                <text:p>0.23806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264499">
                <text:p>0.264499</text:p>
              </table:table-cell>
              <table:table-cell office:value-type="float" office:value="0.238126">
                <text:p>0.23812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264819">
                <text:p>0.264819</text:p>
              </table:table-cell>
              <table:table-cell office:value-type="float" office:value="0.238186">
                <text:p>0.23818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26514">
                <text:p>0.26514</text:p>
              </table:table-cell>
              <table:table-cell office:value-type="float" office:value="0.238246">
                <text:p>0.23824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265461">
                <text:p>0.265461</text:p>
              </table:table-cell>
              <table:table-cell office:value-type="float" office:value="0.238306">
                <text:p>0.23830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265781">
                <text:p>0.265781</text:p>
              </table:table-cell>
              <table:table-cell office:value-type="float" office:value="0.238367">
                <text:p>0.23836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266101">
                <text:p>0.266101</text:p>
              </table:table-cell>
              <table:table-cell office:value-type="float" office:value="0.238429">
                <text:p>0.23842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266421">
                <text:p>0.266421</text:p>
              </table:table-cell>
              <table:table-cell office:value-type="float" office:value="0.238491">
                <text:p>0.23849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266741">
                <text:p>0.266741</text:p>
              </table:table-cell>
              <table:table-cell office:value-type="float" office:value="0.238553">
                <text:p>0.23855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26706">
                <text:p>0.26706</text:p>
              </table:table-cell>
              <table:table-cell office:value-type="float" office:value="0.238616">
                <text:p>0.23861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267379">
                <text:p>0.267379</text:p>
              </table:table-cell>
              <table:table-cell office:value-type="float" office:value="0.238679">
                <text:p>0.23867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267698">
                <text:p>0.267698</text:p>
              </table:table-cell>
              <table:table-cell office:value-type="float" office:value="0.238742">
                <text:p>0.23874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268017">
                <text:p>0.268017</text:p>
              </table:table-cell>
              <table:table-cell office:value-type="float" office:value="0.238806">
                <text:p>0.23880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268336">
                <text:p>0.268336</text:p>
              </table:table-cell>
              <table:table-cell office:value-type="float" office:value="0.238871">
                <text:p>0.23887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268654">
                <text:p>0.268654</text:p>
              </table:table-cell>
              <table:table-cell office:value-type="float" office:value="0.238936">
                <text:p>0.23893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268973">
                <text:p>0.268973</text:p>
              </table:table-cell>
              <table:table-cell office:value-type="float" office:value="0.239001">
                <text:p>0.23900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269291">
                <text:p>0.269291</text:p>
              </table:table-cell>
              <table:table-cell office:value-type="float" office:value="0.239066">
                <text:p>0.23906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269609">
                <text:p>0.269609</text:p>
              </table:table-cell>
              <table:table-cell office:value-type="float" office:value="0.239132">
                <text:p>0.23913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269926">
                <text:p>0.269926</text:p>
              </table:table-cell>
              <table:table-cell office:value-type="float" office:value="0.239199">
                <text:p>0.23919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270244">
                <text:p>0.270244</text:p>
              </table:table-cell>
              <table:table-cell office:value-type="float" office:value="0.239266">
                <text:p>0.23926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270561">
                <text:p>0.270561</text:p>
              </table:table-cell>
              <table:table-cell office:value-type="float" office:value="0.239333">
                <text:p>0.23933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270878">
                <text:p>0.270878</text:p>
              </table:table-cell>
              <table:table-cell office:value-type="float" office:value="0.239401">
                <text:p>0.23940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271195">
                <text:p>0.271195</text:p>
              </table:table-cell>
              <table:table-cell office:value-type="float" office:value="0.239469">
                <text:p>0.23946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271511">
                <text:p>0.271511</text:p>
              </table:table-cell>
              <table:table-cell office:value-type="float" office:value="0.239537">
                <text:p>0.23953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271828">
                <text:p>0.271828</text:p>
              </table:table-cell>
              <table:table-cell office:value-type="float" office:value="0.239606">
                <text:p>0.23960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272144">
                <text:p>0.272144</text:p>
              </table:table-cell>
              <table:table-cell office:value-type="float" office:value="0.239675">
                <text:p>0.23967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27246">
                <text:p>0.27246</text:p>
              </table:table-cell>
              <table:table-cell office:value-type="float" office:value="0.239745">
                <text:p>0.23974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272775">
                <text:p>0.272775</text:p>
              </table:table-cell>
              <table:table-cell office:value-type="float" office:value="0.239815">
                <text:p>0.23981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273091">
                <text:p>0.273091</text:p>
              </table:table-cell>
              <table:table-cell office:value-type="float" office:value="0.239885">
                <text:p>0.23988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273406">
                <text:p>0.273406</text:p>
              </table:table-cell>
              <table:table-cell office:value-type="float" office:value="0.239956">
                <text:p>0.23995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273721">
                <text:p>0.273721</text:p>
              </table:table-cell>
              <table:table-cell office:value-type="float" office:value="0.240027">
                <text:p>0.24002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274036">
                <text:p>0.274036</text:p>
              </table:table-cell>
              <table:table-cell office:value-type="float" office:value="0.240098">
                <text:p>0.24009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274351">
                <text:p>0.274351</text:p>
              </table:table-cell>
              <table:table-cell office:value-type="float" office:value="0.24017">
                <text:p>0.2401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274665">
                <text:p>0.274665</text:p>
              </table:table-cell>
              <table:table-cell office:value-type="float" office:value="0.240242">
                <text:p>0.24024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274979">
                <text:p>0.274979</text:p>
              </table:table-cell>
              <table:table-cell office:value-type="float" office:value="0.240315">
                <text:p>0.24031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275293">
                <text:p>0.275293</text:p>
              </table:table-cell>
              <table:table-cell office:value-type="float" office:value="0.240387">
                <text:p>0.24038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275607">
                <text:p>0.275607</text:p>
              </table:table-cell>
              <table:table-cell office:value-type="float" office:value="0.240461">
                <text:p>0.24046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275921">
                <text:p>0.275921</text:p>
              </table:table-cell>
              <table:table-cell office:value-type="float" office:value="0.240534">
                <text:p>0.24053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276234">
                <text:p>0.276234</text:p>
              </table:table-cell>
              <table:table-cell office:value-type="float" office:value="0.240608">
                <text:p>0.24060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276547">
                <text:p>0.276547</text:p>
              </table:table-cell>
              <table:table-cell office:value-type="float" office:value="0.240682">
                <text:p>0.24068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27686">
                <text:p>0.27686</text:p>
              </table:table-cell>
              <table:table-cell office:value-type="float" office:value="0.240757">
                <text:p>0.24075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277173">
                <text:p>0.277173</text:p>
              </table:table-cell>
              <table:table-cell office:value-type="float" office:value="0.240832">
                <text:p>0.24083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277485">
                <text:p>0.277485</text:p>
              </table:table-cell>
              <table:table-cell office:value-type="float" office:value="0.240907">
                <text:p>0.24090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277797">
                <text:p>0.277797</text:p>
              </table:table-cell>
              <table:table-cell office:value-type="float" office:value="0.240983">
                <text:p>0.24098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278109">
                <text:p>0.278109</text:p>
              </table:table-cell>
              <table:table-cell office:value-type="float" office:value="0.241059">
                <text:p>0.24105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278421">
                <text:p>0.278421</text:p>
              </table:table-cell>
              <table:table-cell office:value-type="float" office:value="0.241135">
                <text:p>0.24113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278733">
                <text:p>0.278733</text:p>
              </table:table-cell>
              <table:table-cell office:value-type="float" office:value="0.241211">
                <text:p>0.24121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279044">
                <text:p>0.279044</text:p>
              </table:table-cell>
              <table:table-cell office:value-type="float" office:value="0.241288">
                <text:p>0.24128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279355">
                <text:p>0.279355</text:p>
              </table:table-cell>
              <table:table-cell office:value-type="float" office:value="0.241365">
                <text:p>0.24136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279666">
                <text:p>0.279666</text:p>
              </table:table-cell>
              <table:table-cell office:value-type="float" office:value="0.241443">
                <text:p>0.24144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279977">
                <text:p>0.279977</text:p>
              </table:table-cell>
              <table:table-cell office:value-type="float" office:value="0.241521">
                <text:p>0.24152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280287">
                <text:p>0.280287</text:p>
              </table:table-cell>
              <table:table-cell office:value-type="float" office:value="0.241599">
                <text:p>0.24159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280597">
                <text:p>0.280597</text:p>
              </table:table-cell>
              <table:table-cell office:value-type="float" office:value="0.241677">
                <text:p>0.24167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280907">
                <text:p>0.280907</text:p>
              </table:table-cell>
              <table:table-cell office:value-type="float" office:value="0.241756">
                <text:p>0.24175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281217">
                <text:p>0.281217</text:p>
              </table:table-cell>
              <table:table-cell office:value-type="float" office:value="0.241835">
                <text:p>0.24183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281526">
                <text:p>0.281526</text:p>
              </table:table-cell>
              <table:table-cell office:value-type="float" office:value="0.241915">
                <text:p>0.24191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281836">
                <text:p>0.281836</text:p>
              </table:table-cell>
              <table:table-cell office:value-type="float" office:value="0.241994">
                <text:p>0.24199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282145">
                <text:p>0.282145</text:p>
              </table:table-cell>
              <table:table-cell office:value-type="float" office:value="0.242074">
                <text:p>0.24207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0.282454">
                <text:p>0.282454</text:p>
              </table:table-cell>
              <table:table-cell office:value-type="float" office:value="0.242155">
                <text:p>0.24215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0.282762">
                <text:p>0.282762</text:p>
              </table:table-cell>
              <table:table-cell office:value-type="float" office:value="0.242235">
                <text:p>0.24223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0.283071">
                <text:p>0.283071</text:p>
              </table:table-cell>
              <table:table-cell office:value-type="float" office:value="0.242316">
                <text:p>0.24231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0.283379">
                <text:p>0.283379</text:p>
              </table:table-cell>
              <table:table-cell office:value-type="float" office:value="0.242397">
                <text:p>0.24239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0.283687">
                <text:p>0.283687</text:p>
              </table:table-cell>
              <table:table-cell office:value-type="float" office:value="0.242479">
                <text:p>0.24247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0.283994">
                <text:p>0.283994</text:p>
              </table:table-cell>
              <table:table-cell office:value-type="float" office:value="0.24256">
                <text:p>0.2425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0.284302">
                <text:p>0.284302</text:p>
              </table:table-cell>
              <table:table-cell office:value-type="float" office:value="0.242643">
                <text:p>0.24264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0.284609">
                <text:p>0.284609</text:p>
              </table:table-cell>
              <table:table-cell office:value-type="float" office:value="0.242725">
                <text:p>0.24272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0.284916">
                <text:p>0.284916</text:p>
              </table:table-cell>
              <table:table-cell office:value-type="float" office:value="0.242807">
                <text:p>0.24280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0.285223">
                <text:p>0.285223</text:p>
              </table:table-cell>
              <table:table-cell office:value-type="float" office:value="0.24289">
                <text:p>0.2428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0.285529">
                <text:p>0.285529</text:p>
              </table:table-cell>
              <table:table-cell office:value-type="float" office:value="0.242973">
                <text:p>0.24297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.285836">
                <text:p>0.285836</text:p>
              </table:table-cell>
              <table:table-cell office:value-type="float" office:value="0.243057">
                <text:p>0.24305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0.286142">
                <text:p>0.286142</text:p>
              </table:table-cell>
              <table:table-cell office:value-type="float" office:value="0.243141">
                <text:p>0.24314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0.286448">
                <text:p>0.286448</text:p>
              </table:table-cell>
              <table:table-cell office:value-type="float" office:value="0.243224">
                <text:p>0.24322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0.286753">
                <text:p>0.286753</text:p>
              </table:table-cell>
              <table:table-cell office:value-type="float" office:value="0.243309">
                <text:p>0.24330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0.287059">
                <text:p>0.287059</text:p>
              </table:table-cell>
              <table:table-cell office:value-type="float" office:value="0.243393">
                <text:p>0.24339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0.287364">
                <text:p>0.287364</text:p>
              </table:table-cell>
              <table:table-cell office:value-type="float" office:value="0.243478">
                <text:p>0.24347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0.287669">
                <text:p>0.287669</text:p>
              </table:table-cell>
              <table:table-cell office:value-type="float" office:value="0.243563">
                <text:p>0.24356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0.287973">
                <text:p>0.287973</text:p>
              </table:table-cell>
              <table:table-cell office:value-type="float" office:value="0.243648">
                <text:p>0.24364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0.288278">
                <text:p>0.288278</text:p>
              </table:table-cell>
              <table:table-cell office:value-type="float" office:value="0.243734">
                <text:p>0.24373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0.288582">
                <text:p>0.288582</text:p>
              </table:table-cell>
              <table:table-cell office:value-type="float" office:value="0.24382">
                <text:p>0.2438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0.288886">
                <text:p>0.288886</text:p>
              </table:table-cell>
              <table:table-cell office:value-type="float" office:value="0.243906">
                <text:p>0.24390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0.28919">
                <text:p>0.28919</text:p>
              </table:table-cell>
              <table:table-cell office:value-type="float" office:value="0.243992">
                <text:p>0.24399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0.289494">
                <text:p>0.289494</text:p>
              </table:table-cell>
              <table:table-cell office:value-type="float" office:value="0.244078">
                <text:p>0.24407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0.289797">
                <text:p>0.289797</text:p>
              </table:table-cell>
              <table:table-cell office:value-type="float" office:value="0.244165">
                <text:p>0.24416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0.2901">
                <text:p>0.2901</text:p>
              </table:table-cell>
              <table:table-cell office:value-type="float" office:value="0.244252">
                <text:p>0.24425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0.290403">
                <text:p>0.290403</text:p>
              </table:table-cell>
              <table:table-cell office:value-type="float" office:value="0.24434">
                <text:p>0.2443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0.290706">
                <text:p>0.290706</text:p>
              </table:table-cell>
              <table:table-cell office:value-type="float" office:value="0.244427">
                <text:p>0.24442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0.291008">
                <text:p>0.291008</text:p>
              </table:table-cell>
              <table:table-cell office:value-type="float" office:value="0.244515">
                <text:p>0.24451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0.29131">
                <text:p>0.29131</text:p>
              </table:table-cell>
              <table:table-cell office:value-type="float" office:value="0.244603">
                <text:p>0.24460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0.291612">
                <text:p>0.291612</text:p>
              </table:table-cell>
              <table:table-cell office:value-type="float" office:value="0.244691">
                <text:p>0.24469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0.291914">
                <text:p>0.291914</text:p>
              </table:table-cell>
              <table:table-cell office:value-type="float" office:value="0.24478">
                <text:p>0.2447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0.292215">
                <text:p>0.292215</text:p>
              </table:table-cell>
              <table:table-cell office:value-type="float" office:value="0.244868">
                <text:p>0.24486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0.292516">
                <text:p>0.292516</text:p>
              </table:table-cell>
              <table:table-cell office:value-type="float" office:value="0.244957">
                <text:p>0.24495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0.292817">
                <text:p>0.292817</text:p>
              </table:table-cell>
              <table:table-cell office:value-type="float" office:value="0.245046">
                <text:p>0.24504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0.293118">
                <text:p>0.293118</text:p>
              </table:table-cell>
              <table:table-cell office:value-type="float" office:value="0.245136">
                <text:p>0.24513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0.293419">
                <text:p>0.293419</text:p>
              </table:table-cell>
              <table:table-cell office:value-type="float" office:value="0.245225">
                <text:p>0.24522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0.293719">
                <text:p>0.293719</text:p>
              </table:table-cell>
              <table:table-cell office:value-type="float" office:value="0.245315">
                <text:p>0.24531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0.294019">
                <text:p>0.294019</text:p>
              </table:table-cell>
              <table:table-cell office:value-type="float" office:value="0.245405">
                <text:p>0.24540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0.294319">
                <text:p>0.294319</text:p>
              </table:table-cell>
              <table:table-cell office:value-type="float" office:value="0.245496">
                <text:p>0.24549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0.294619">
                <text:p>0.294619</text:p>
              </table:table-cell>
              <table:table-cell office:value-type="float" office:value="0.245586">
                <text:p>0.24558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0.294918">
                <text:p>0.294918</text:p>
              </table:table-cell>
              <table:table-cell office:value-type="float" office:value="0.245677">
                <text:p>0.24567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0.295217">
                <text:p>0.295217</text:p>
              </table:table-cell>
              <table:table-cell office:value-type="float" office:value="0.245768">
                <text:p>0.24576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0.295516">
                <text:p>0.295516</text:p>
              </table:table-cell>
              <table:table-cell office:value-type="float" office:value="0.245859">
                <text:p>0.24585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0.295815">
                <text:p>0.295815</text:p>
              </table:table-cell>
              <table:table-cell office:value-type="float" office:value="0.245951">
                <text:p>0.24595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0.296113">
                <text:p>0.296113</text:p>
              </table:table-cell>
              <table:table-cell office:value-type="float" office:value="0.246042">
                <text:p>0.24604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0.296412">
                <text:p>0.296412</text:p>
              </table:table-cell>
              <table:table-cell office:value-type="float" office:value="0.246134">
                <text:p>0.24613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0.29671">
                <text:p>0.29671</text:p>
              </table:table-cell>
              <table:table-cell office:value-type="float" office:value="0.246226">
                <text:p>0.24622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0.297007">
                <text:p>0.297007</text:p>
              </table:table-cell>
              <table:table-cell office:value-type="float" office:value="0.246318">
                <text:p>0.24631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297305">
                <text:p>0.297305</text:p>
              </table:table-cell>
              <table:table-cell office:value-type="float" office:value="0.246411">
                <text:p>0.24641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0.297602">
                <text:p>0.297602</text:p>
              </table:table-cell>
              <table:table-cell office:value-type="float" office:value="0.246503">
                <text:p>0.24650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0.297899">
                <text:p>0.297899</text:p>
              </table:table-cell>
              <table:table-cell office:value-type="float" office:value="0.246596">
                <text:p>0.24659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0.298196">
                <text:p>0.298196</text:p>
              </table:table-cell>
              <table:table-cell office:value-type="float" office:value="0.246689">
                <text:p>0.24668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0.298493">
                <text:p>0.298493</text:p>
              </table:table-cell>
              <table:table-cell office:value-type="float" office:value="0.246782">
                <text:p>0.24678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0.298789">
                <text:p>0.298789</text:p>
              </table:table-cell>
              <table:table-cell office:value-type="float" office:value="0.246876">
                <text:p>0.24687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0.299085">
                <text:p>0.299085</text:p>
              </table:table-cell>
              <table:table-cell office:value-type="float" office:value="0.246969">
                <text:p>0.24696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0.299381">
                <text:p>0.299381</text:p>
              </table:table-cell>
              <table:table-cell office:value-type="float" office:value="0.247063">
                <text:p>0.24706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0.299677">
                <text:p>0.299677</text:p>
              </table:table-cell>
              <table:table-cell office:value-type="float" office:value="0.247157">
                <text:p>0.24715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0.299973">
                <text:p>0.299973</text:p>
              </table:table-cell>
              <table:table-cell office:value-type="float" office:value="0.247252">
                <text:p>0.24725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0.300268">
                <text:p>0.300268</text:p>
              </table:table-cell>
              <table:table-cell office:value-type="float" office:value="0.247346">
                <text:p>0.24734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0.300563">
                <text:p>0.300563</text:p>
              </table:table-cell>
              <table:table-cell office:value-type="float" office:value="0.247441">
                <text:p>0.24744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0.300858">
                <text:p>0.300858</text:p>
              </table:table-cell>
              <table:table-cell office:value-type="float" office:value="0.247535">
                <text:p>0.24753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0.301152">
                <text:p>0.301152</text:p>
              </table:table-cell>
              <table:table-cell office:value-type="float" office:value="0.24763">
                <text:p>0.2476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0.301446">
                <text:p>0.301446</text:p>
              </table:table-cell>
              <table:table-cell office:value-type="float" office:value="0.247725">
                <text:p>0.24772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0.301741">
                <text:p>0.301741</text:p>
              </table:table-cell>
              <table:table-cell office:value-type="float" office:value="0.247821">
                <text:p>0.24782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0.302034">
                <text:p>0.302034</text:p>
              </table:table-cell>
              <table:table-cell office:value-type="float" office:value="0.247916">
                <text:p>0.24791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0.302328">
                <text:p>0.302328</text:p>
              </table:table-cell>
              <table:table-cell office:value-type="float" office:value="0.248012">
                <text:p>0.24801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0.302621">
                <text:p>0.302621</text:p>
              </table:table-cell>
              <table:table-cell office:value-type="float" office:value="0.248108">
                <text:p>0.24810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0.302915">
                <text:p>0.302915</text:p>
              </table:table-cell>
              <table:table-cell office:value-type="float" office:value="0.248204">
                <text:p>0.24820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0.303208">
                <text:p>0.303208</text:p>
              </table:table-cell>
              <table:table-cell office:value-type="float" office:value="0.2483">
                <text:p>0.248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0.3035">
                <text:p>0.3035</text:p>
              </table:table-cell>
              <table:table-cell office:value-type="float" office:value="0.248397">
                <text:p>0.24839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0.303793">
                <text:p>0.303793</text:p>
              </table:table-cell>
              <table:table-cell office:value-type="float" office:value="0.248493">
                <text:p>0.24849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0.304085">
                <text:p>0.304085</text:p>
              </table:table-cell>
              <table:table-cell office:value-type="float" office:value="0.24859">
                <text:p>0.2485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0.304377">
                <text:p>0.304377</text:p>
              </table:table-cell>
              <table:table-cell office:value-type="float" office:value="0.248687">
                <text:p>0.24868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0.304669">
                <text:p>0.304669</text:p>
              </table:table-cell>
              <table:table-cell office:value-type="float" office:value="0.248784">
                <text:p>0.24878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0.30496">
                <text:p>0.30496</text:p>
              </table:table-cell>
              <table:table-cell office:value-type="float" office:value="0.248881">
                <text:p>0.24888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0.305252">
                <text:p>0.305252</text:p>
              </table:table-cell>
              <table:table-cell office:value-type="float" office:value="0.248979">
                <text:p>0.24897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0.305543">
                <text:p>0.305543</text:p>
              </table:table-cell>
              <table:table-cell office:value-type="float" office:value="0.249076">
                <text:p>0.24907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0.305834">
                <text:p>0.305834</text:p>
              </table:table-cell>
              <table:table-cell office:value-type="float" office:value="0.249174">
                <text:p>0.24917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0.306124">
                <text:p>0.306124</text:p>
              </table:table-cell>
              <table:table-cell office:value-type="float" office:value="0.249272">
                <text:p>0.24927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0.306415">
                <text:p>0.306415</text:p>
              </table:table-cell>
              <table:table-cell office:value-type="float" office:value="0.24937">
                <text:p>0.2493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0.306705">
                <text:p>0.306705</text:p>
              </table:table-cell>
              <table:table-cell office:value-type="float" office:value="0.249468">
                <text:p>0.24946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0.306995">
                <text:p>0.306995</text:p>
              </table:table-cell>
              <table:table-cell office:value-type="float" office:value="0.249567">
                <text:p>0.24956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0.307285">
                <text:p>0.307285</text:p>
              </table:table-cell>
              <table:table-cell office:value-type="float" office:value="0.249665">
                <text:p>0.24966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0.307574">
                <text:p>0.307574</text:p>
              </table:table-cell>
              <table:table-cell office:value-type="float" office:value="0.249764">
                <text:p>0.24976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0.307864">
                <text:p>0.307864</text:p>
              </table:table-cell>
              <table:table-cell office:value-type="float" office:value="0.249863">
                <text:p>0.24986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0.308153">
                <text:p>0.308153</text:p>
              </table:table-cell>
              <table:table-cell office:value-type="float" office:value="0.249962">
                <text:p>0.24996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0.308442">
                <text:p>0.308442</text:p>
              </table:table-cell>
              <table:table-cell office:value-type="float" office:value="0.250061">
                <text:p>0.25006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0.30873">
                <text:p>0.30873</text:p>
              </table:table-cell>
              <table:table-cell office:value-type="float" office:value="0.250161">
                <text:p>0.25016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0.309019">
                <text:p>0.309019</text:p>
              </table:table-cell>
              <table:table-cell office:value-type="float" office:value="0.25026">
                <text:p>0.2502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0.309307">
                <text:p>0.309307</text:p>
              </table:table-cell>
              <table:table-cell office:value-type="float" office:value="0.25036">
                <text:p>0.2503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0.309595">
                <text:p>0.309595</text:p>
              </table:table-cell>
              <table:table-cell office:value-type="float" office:value="0.25046">
                <text:p>0.2504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0.309883">
                <text:p>0.309883</text:p>
              </table:table-cell>
              <table:table-cell office:value-type="float" office:value="0.25056">
                <text:p>0.2505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0.31017">
                <text:p>0.31017</text:p>
              </table:table-cell>
              <table:table-cell office:value-type="float" office:value="0.25066">
                <text:p>0.2506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0.310457">
                <text:p>0.310457</text:p>
              </table:table-cell>
              <table:table-cell office:value-type="float" office:value="0.25076">
                <text:p>0.2507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0.310744">
                <text:p>0.310744</text:p>
              </table:table-cell>
              <table:table-cell office:value-type="float" office:value="0.25086">
                <text:p>0.2508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0.311031">
                <text:p>0.311031</text:p>
              </table:table-cell>
              <table:table-cell office:value-type="float" office:value="0.250961">
                <text:p>0.25096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0.311318">
                <text:p>0.311318</text:p>
              </table:table-cell>
              <table:table-cell office:value-type="float" office:value="0.251062">
                <text:p>0.25106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0.311604">
                <text:p>0.311604</text:p>
              </table:table-cell>
              <table:table-cell office:value-type="float" office:value="0.251162">
                <text:p>0.25116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31189">
                <text:p>0.31189</text:p>
              </table:table-cell>
              <table:table-cell office:value-type="float" office:value="0.251263">
                <text:p>0.25126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0.312176">
                <text:p>0.312176</text:p>
              </table:table-cell>
              <table:table-cell office:value-type="float" office:value="0.251365">
                <text:p>0.25136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0.312462">
                <text:p>0.312462</text:p>
              </table:table-cell>
              <table:table-cell office:value-type="float" office:value="0.251466">
                <text:p>0.25146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0.312748">
                <text:p>0.312748</text:p>
              </table:table-cell>
              <table:table-cell office:value-type="float" office:value="0.251567">
                <text:p>0.25156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0.313033">
                <text:p>0.313033</text:p>
              </table:table-cell>
              <table:table-cell office:value-type="float" office:value="0.251669">
                <text:p>0.25166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0.313318">
                <text:p>0.313318</text:p>
              </table:table-cell>
              <table:table-cell office:value-type="float" office:value="0.25177">
                <text:p>0.2517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0.313603">
                <text:p>0.313603</text:p>
              </table:table-cell>
              <table:table-cell office:value-type="float" office:value="0.251872">
                <text:p>0.25187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0.313887">
                <text:p>0.313887</text:p>
              </table:table-cell>
              <table:table-cell office:value-type="float" office:value="0.251974">
                <text:p>0.25197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0.314172">
                <text:p>0.314172</text:p>
              </table:table-cell>
              <table:table-cell office:value-type="float" office:value="0.252076">
                <text:p>0.25207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0.314456">
                <text:p>0.314456</text:p>
              </table:table-cell>
              <table:table-cell office:value-type="float" office:value="0.252178">
                <text:p>0.25217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0.31474">
                <text:p>0.31474</text:p>
              </table:table-cell>
              <table:table-cell office:value-type="float" office:value="0.252281">
                <text:p>0.25228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0.315024">
                <text:p>0.315024</text:p>
              </table:table-cell>
              <table:table-cell office:value-type="float" office:value="0.252383">
                <text:p>0.25238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0.315307">
                <text:p>0.315307</text:p>
              </table:table-cell>
              <table:table-cell office:value-type="float" office:value="0.252486">
                <text:p>0.25248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0.31559">
                <text:p>0.31559</text:p>
              </table:table-cell>
              <table:table-cell office:value-type="float" office:value="0.252588">
                <text:p>0.25258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0.315873">
                <text:p>0.315873</text:p>
              </table:table-cell>
              <table:table-cell office:value-type="float" office:value="0.252691">
                <text:p>0.25269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0.316156">
                <text:p>0.316156</text:p>
              </table:table-cell>
              <table:table-cell office:value-type="float" office:value="0.252794">
                <text:p>0.25279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0.316439">
                <text:p>0.316439</text:p>
              </table:table-cell>
              <table:table-cell office:value-type="float" office:value="0.252897">
                <text:p>0.25289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0.316721">
                <text:p>0.316721</text:p>
              </table:table-cell>
              <table:table-cell office:value-type="float" office:value="0.253001">
                <text:p>0.25300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0.317003">
                <text:p>0.317003</text:p>
              </table:table-cell>
              <table:table-cell office:value-type="float" office:value="0.253104">
                <text:p>0.25310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0.317285">
                <text:p>0.317285</text:p>
              </table:table-cell>
              <table:table-cell office:value-type="float" office:value="0.253207">
                <text:p>0.25320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0.317567">
                <text:p>0.317567</text:p>
              </table:table-cell>
              <table:table-cell office:value-type="float" office:value="0.253311">
                <text:p>0.25331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0.317849">
                <text:p>0.317849</text:p>
              </table:table-cell>
              <table:table-cell office:value-type="float" office:value="0.253415">
                <text:p>0.25341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0.31813">
                <text:p>0.31813</text:p>
              </table:table-cell>
              <table:table-cell office:value-type="float" office:value="0.253518">
                <text:p>0.25351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0.318411">
                <text:p>0.318411</text:p>
              </table:table-cell>
              <table:table-cell office:value-type="float" office:value="0.253622">
                <text:p>0.25362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0.318692">
                <text:p>0.318692</text:p>
              </table:table-cell>
              <table:table-cell office:value-type="float" office:value="0.253726">
                <text:p>0.25372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0.318973">
                <text:p>0.318973</text:p>
              </table:table-cell>
              <table:table-cell office:value-type="float" office:value="0.253831">
                <text:p>0.25383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0.319253">
                <text:p>0.319253</text:p>
              </table:table-cell>
              <table:table-cell office:value-type="float" office:value="0.253935">
                <text:p>0.25393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0.319533">
                <text:p>0.319533</text:p>
              </table:table-cell>
              <table:table-cell office:value-type="float" office:value="0.254039">
                <text:p>0.25403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0.319813">
                <text:p>0.319813</text:p>
              </table:table-cell>
              <table:table-cell office:value-type="float" office:value="0.254144">
                <text:p>0.25414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0.320093">
                <text:p>0.320093</text:p>
              </table:table-cell>
              <table:table-cell office:value-type="float" office:value="0.254248">
                <text:p>0.25424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0.320373">
                <text:p>0.320373</text:p>
              </table:table-cell>
              <table:table-cell office:value-type="float" office:value="0.254353">
                <text:p>0.25435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0.320652">
                <text:p>0.320652</text:p>
              </table:table-cell>
              <table:table-cell office:value-type="float" office:value="0.254458">
                <text:p>0.25445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0.320931">
                <text:p>0.320931</text:p>
              </table:table-cell>
              <table:table-cell office:value-type="float" office:value="0.254563">
                <text:p>0.25456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0.32121">
                <text:p>0.32121</text:p>
              </table:table-cell>
              <table:table-cell office:value-type="float" office:value="0.254668">
                <text:p>0.25466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0.321489">
                <text:p>0.321489</text:p>
              </table:table-cell>
              <table:table-cell office:value-type="float" office:value="0.254773">
                <text:p>0.25477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0.321767">
                <text:p>0.321767</text:p>
              </table:table-cell>
              <table:table-cell office:value-type="float" office:value="0.254879">
                <text:p>0.25487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0.322045">
                <text:p>0.322045</text:p>
              </table:table-cell>
              <table:table-cell office:value-type="float" office:value="0.254984">
                <text:p>0.25498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0.322323">
                <text:p>0.322323</text:p>
              </table:table-cell>
              <table:table-cell office:value-type="float" office:value="0.255089">
                <text:p>0.25508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0.322601">
                <text:p>0.322601</text:p>
              </table:table-cell>
              <table:table-cell office:value-type="float" office:value="0.255195">
                <text:p>0.25519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0.322879">
                <text:p>0.322879</text:p>
              </table:table-cell>
              <table:table-cell office:value-type="float" office:value="0.255301">
                <text:p>0.25530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0.323156">
                <text:p>0.323156</text:p>
              </table:table-cell>
              <table:table-cell office:value-type="float" office:value="0.255407">
                <text:p>0.25540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0.323434">
                <text:p>0.323434</text:p>
              </table:table-cell>
              <table:table-cell office:value-type="float" office:value="0.255512">
                <text:p>0.25551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0.323711">
                <text:p>0.323711</text:p>
              </table:table-cell>
              <table:table-cell office:value-type="float" office:value="0.255618">
                <text:p>0.25561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0.323987">
                <text:p>0.323987</text:p>
              </table:table-cell>
              <table:table-cell office:value-type="float" office:value="0.255725">
                <text:p>0.25572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0.324264">
                <text:p>0.324264</text:p>
              </table:table-cell>
              <table:table-cell office:value-type="float" office:value="0.255831">
                <text:p>0.25583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0.32454">
                <text:p>0.32454</text:p>
              </table:table-cell>
              <table:table-cell office:value-type="float" office:value="0.255937">
                <text:p>0.25593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0.324816">
                <text:p>0.324816</text:p>
              </table:table-cell>
              <table:table-cell office:value-type="float" office:value="0.256044">
                <text:p>0.25604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0.325092">
                <text:p>0.325092</text:p>
              </table:table-cell>
              <table:table-cell office:value-type="float" office:value="0.25615">
                <text:p>0.2561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0.325368">
                <text:p>0.325368</text:p>
              </table:table-cell>
              <table:table-cell office:value-type="float" office:value="0.256257">
                <text:p>0.25625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0.325644">
                <text:p>0.325644</text:p>
              </table:table-cell>
              <table:table-cell office:value-type="float" office:value="0.256363">
                <text:p>0.25636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325919">
                <text:p>0.325919</text:p>
              </table:table-cell>
              <table:table-cell office:value-type="float" office:value="0.25647">
                <text:p>0.2564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0.326194">
                <text:p>0.326194</text:p>
              </table:table-cell>
              <table:table-cell office:value-type="float" office:value="0.256577">
                <text:p>0.25657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0.326469">
                <text:p>0.326469</text:p>
              </table:table-cell>
              <table:table-cell office:value-type="float" office:value="0.256684">
                <text:p>0.25668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0.326744">
                <text:p>0.326744</text:p>
              </table:table-cell>
              <table:table-cell office:value-type="float" office:value="0.256791">
                <text:p>0.25679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0.327018">
                <text:p>0.327018</text:p>
              </table:table-cell>
              <table:table-cell office:value-type="float" office:value="0.256898">
                <text:p>0.25689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0.327292">
                <text:p>0.327292</text:p>
              </table:table-cell>
              <table:table-cell office:value-type="float" office:value="0.257006">
                <text:p>0.25700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0.327566">
                <text:p>0.327566</text:p>
              </table:table-cell>
              <table:table-cell office:value-type="float" office:value="0.257113">
                <text:p>0.25711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0.32784">
                <text:p>0.32784</text:p>
              </table:table-cell>
              <table:table-cell office:value-type="float" office:value="0.25722">
                <text:p>0.2572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0.328114">
                <text:p>0.328114</text:p>
              </table:table-cell>
              <table:table-cell office:value-type="float" office:value="0.257328">
                <text:p>0.25732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0.328387">
                <text:p>0.328387</text:p>
              </table:table-cell>
              <table:table-cell office:value-type="float" office:value="0.257435">
                <text:p>0.25743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0.32866">
                <text:p>0.32866</text:p>
              </table:table-cell>
              <table:table-cell office:value-type="float" office:value="0.257543">
                <text:p>0.25754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0.328933">
                <text:p>0.328933</text:p>
              </table:table-cell>
              <table:table-cell office:value-type="float" office:value="0.257651">
                <text:p>0.25765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0.329206">
                <text:p>0.329206</text:p>
              </table:table-cell>
              <table:table-cell office:value-type="float" office:value="0.257759">
                <text:p>0.25775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329479">
                <text:p>0.329479</text:p>
              </table:table-cell>
              <table:table-cell office:value-type="float" office:value="0.257867">
                <text:p>0.25786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0.329751">
                <text:p>0.329751</text:p>
              </table:table-cell>
              <table:table-cell office:value-type="float" office:value="0.257975">
                <text:p>0.25797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0.330023">
                <text:p>0.330023</text:p>
              </table:table-cell>
              <table:table-cell office:value-type="float" office:value="0.258083">
                <text:p>0.25808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0.330295">
                <text:p>0.330295</text:p>
              </table:table-cell>
              <table:table-cell office:value-type="float" office:value="0.258191">
                <text:p>0.25819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0.330567">
                <text:p>0.330567</text:p>
              </table:table-cell>
              <table:table-cell office:value-type="float" office:value="0.2583">
                <text:p>0.258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0.330839">
                <text:p>0.330839</text:p>
              </table:table-cell>
              <table:table-cell office:value-type="float" office:value="0.258408">
                <text:p>0.25840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0.33111">
                <text:p>0.33111</text:p>
              </table:table-cell>
              <table:table-cell office:value-type="float" office:value="0.258516">
                <text:p>0.25851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0.331381">
                <text:p>0.331381</text:p>
              </table:table-cell>
              <table:table-cell office:value-type="float" office:value="0.258625">
                <text:p>0.25862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0.331652">
                <text:p>0.331652</text:p>
              </table:table-cell>
              <table:table-cell office:value-type="float" office:value="0.258734">
                <text:p>0.25873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0.331923">
                <text:p>0.331923</text:p>
              </table:table-cell>
              <table:table-cell office:value-type="float" office:value="0.258842">
                <text:p>0.25884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0.332193">
                <text:p>0.332193</text:p>
              </table:table-cell>
              <table:table-cell office:value-type="float" office:value="0.258951">
                <text:p>0.25895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0.332464">
                <text:p>0.332464</text:p>
              </table:table-cell>
              <table:table-cell office:value-type="float" office:value="0.25906">
                <text:p>0.2590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0.332734">
                <text:p>0.332734</text:p>
              </table:table-cell>
              <table:table-cell office:value-type="float" office:value="0.259169">
                <text:p>0.25916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0.333004">
                <text:p>0.333004</text:p>
              </table:table-cell>
              <table:table-cell office:value-type="float" office:value="0.259278">
                <text:p>0.25927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0.333273">
                <text:p>0.333273</text:p>
              </table:table-cell>
              <table:table-cell office:value-type="float" office:value="0.259387">
                <text:p>0.25938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0.333543">
                <text:p>0.333543</text:p>
              </table:table-cell>
              <table:table-cell office:value-type="float" office:value="0.259496">
                <text:p>0.25949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0.333812">
                <text:p>0.333812</text:p>
              </table:table-cell>
              <table:table-cell office:value-type="float" office:value="0.259605">
                <text:p>0.25960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0.334081">
                <text:p>0.334081</text:p>
              </table:table-cell>
              <table:table-cell office:value-type="float" office:value="0.259715">
                <text:p>0.25971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0.33435">
                <text:p>0.33435</text:p>
              </table:table-cell>
              <table:table-cell office:value-type="float" office:value="0.259824">
                <text:p>0.25982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0.334619">
                <text:p>0.334619</text:p>
              </table:table-cell>
              <table:table-cell office:value-type="float" office:value="0.259934">
                <text:p>0.25993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0.334888">
                <text:p>0.334888</text:p>
              </table:table-cell>
              <table:table-cell office:value-type="float" office:value="0.260043">
                <text:p>0.26004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0.335156">
                <text:p>0.335156</text:p>
              </table:table-cell>
              <table:table-cell office:value-type="float" office:value="0.260153">
                <text:p>0.26015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0.335424">
                <text:p>0.335424</text:p>
              </table:table-cell>
              <table:table-cell office:value-type="float" office:value="0.260263">
                <text:p>0.26026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0.335692">
                <text:p>0.335692</text:p>
              </table:table-cell>
              <table:table-cell office:value-type="float" office:value="0.260372">
                <text:p>0.26037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0.33596">
                <text:p>0.33596</text:p>
              </table:table-cell>
              <table:table-cell office:value-type="float" office:value="0.260482">
                <text:p>0.26048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0.336227">
                <text:p>0.336227</text:p>
              </table:table-cell>
              <table:table-cell office:value-type="float" office:value="0.260592">
                <text:p>0.26059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0.336494">
                <text:p>0.336494</text:p>
              </table:table-cell>
              <table:table-cell office:value-type="float" office:value="0.260702">
                <text:p>0.26070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0.336762">
                <text:p>0.336762</text:p>
              </table:table-cell>
              <table:table-cell office:value-type="float" office:value="0.260812">
                <text:p>0.26081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0.337028">
                <text:p>0.337028</text:p>
              </table:table-cell>
              <table:table-cell office:value-type="float" office:value="0.260922">
                <text:p>0.26092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0.337295">
                <text:p>0.337295</text:p>
              </table:table-cell>
              <table:table-cell office:value-type="float" office:value="0.261032">
                <text:p>0.26103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0.337562">
                <text:p>0.337562</text:p>
              </table:table-cell>
              <table:table-cell office:value-type="float" office:value="0.261143">
                <text:p>0.26114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0.337828">
                <text:p>0.337828</text:p>
              </table:table-cell>
              <table:table-cell office:value-type="float" office:value="0.261253">
                <text:p>0.26125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0.338094">
                <text:p>0.338094</text:p>
              </table:table-cell>
              <table:table-cell office:value-type="float" office:value="0.261363">
                <text:p>0.26136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0.33836">
                <text:p>0.33836</text:p>
              </table:table-cell>
              <table:table-cell office:value-type="float" office:value="0.261474">
                <text:p>0.26147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0.338626">
                <text:p>0.338626</text:p>
              </table:table-cell>
              <table:table-cell office:value-type="float" office:value="0.261584">
                <text:p>0.26158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0.338891">
                <text:p>0.338891</text:p>
              </table:table-cell>
              <table:table-cell office:value-type="float" office:value="0.261695">
                <text:p>0.26169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0.339157">
                <text:p>0.339157</text:p>
              </table:table-cell>
              <table:table-cell office:value-type="float" office:value="0.261805">
                <text:p>0.26180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339422">
                <text:p>0.339422</text:p>
              </table:table-cell>
              <table:table-cell office:value-type="float" office:value="0.261916">
                <text:p>0.26191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0.339687">
                <text:p>0.339687</text:p>
              </table:table-cell>
              <table:table-cell office:value-type="float" office:value="0.262027">
                <text:p>0.26202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0.339951">
                <text:p>0.339951</text:p>
              </table:table-cell>
              <table:table-cell office:value-type="float" office:value="0.262138">
                <text:p>0.26213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0.340216">
                <text:p>0.340216</text:p>
              </table:table-cell>
              <table:table-cell office:value-type="float" office:value="0.262248">
                <text:p>0.26224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0.34048">
                <text:p>0.34048</text:p>
              </table:table-cell>
              <table:table-cell office:value-type="float" office:value="0.262359">
                <text:p>0.26235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0.340745">
                <text:p>0.340745</text:p>
              </table:table-cell>
              <table:table-cell office:value-type="float" office:value="0.26247">
                <text:p>0.2624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0.341009">
                <text:p>0.341009</text:p>
              </table:table-cell>
              <table:table-cell office:value-type="float" office:value="0.262581">
                <text:p>0.26258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0.341272">
                <text:p>0.341272</text:p>
              </table:table-cell>
              <table:table-cell office:value-type="float" office:value="0.262693">
                <text:p>0.26269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0.341536">
                <text:p>0.341536</text:p>
              </table:table-cell>
              <table:table-cell office:value-type="float" office:value="0.262804">
                <text:p>0.26280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0.341799">
                <text:p>0.341799</text:p>
              </table:table-cell>
              <table:table-cell office:value-type="float" office:value="0.262915">
                <text:p>0.26291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0.342062">
                <text:p>0.342062</text:p>
              </table:table-cell>
              <table:table-cell office:value-type="float" office:value="0.263026">
                <text:p>0.26302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0.342325">
                <text:p>0.342325</text:p>
              </table:table-cell>
              <table:table-cell office:value-type="float" office:value="0.263138">
                <text:p>0.26313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0.342588">
                <text:p>0.342588</text:p>
              </table:table-cell>
              <table:table-cell office:value-type="float" office:value="0.263249">
                <text:p>0.26324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0.342851">
                <text:p>0.342851</text:p>
              </table:table-cell>
              <table:table-cell office:value-type="float" office:value="0.26336">
                <text:p>0.2633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0.343113">
                <text:p>0.343113</text:p>
              </table:table-cell>
              <table:table-cell office:value-type="float" office:value="0.263472">
                <text:p>0.26347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0.343376">
                <text:p>0.343376</text:p>
              </table:table-cell>
              <table:table-cell office:value-type="float" office:value="0.263584">
                <text:p>0.26358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0.343638">
                <text:p>0.343638</text:p>
              </table:table-cell>
              <table:table-cell office:value-type="float" office:value="0.263695">
                <text:p>0.26369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0.343899">
                <text:p>0.343899</text:p>
              </table:table-cell>
              <table:table-cell office:value-type="float" office:value="0.263807">
                <text:p>0.26380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0.344161">
                <text:p>0.344161</text:p>
              </table:table-cell>
              <table:table-cell office:value-type="float" office:value="0.263919">
                <text:p>0.26391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0.344423">
                <text:p>0.344423</text:p>
              </table:table-cell>
              <table:table-cell office:value-type="float" office:value="0.26403">
                <text:p>0.2640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0.344684">
                <text:p>0.344684</text:p>
              </table:table-cell>
              <table:table-cell office:value-type="float" office:value="0.264142">
                <text:p>0.26414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0.344945">
                <text:p>0.344945</text:p>
              </table:table-cell>
              <table:table-cell office:value-type="float" office:value="0.264254">
                <text:p>0.26425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0.345206">
                <text:p>0.345206</text:p>
              </table:table-cell>
              <table:table-cell office:value-type="float" office:value="0.264366">
                <text:p>0.26436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0.345467">
                <text:p>0.345467</text:p>
              </table:table-cell>
              <table:table-cell office:value-type="float" office:value="0.264478">
                <text:p>0.26447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0.345727">
                <text:p>0.345727</text:p>
              </table:table-cell>
              <table:table-cell office:value-type="float" office:value="0.26459">
                <text:p>0.2645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0.345987">
                <text:p>0.345987</text:p>
              </table:table-cell>
              <table:table-cell office:value-type="float" office:value="0.264702">
                <text:p>0.26470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0.346248">
                <text:p>0.346248</text:p>
              </table:table-cell>
              <table:table-cell office:value-type="float" office:value="0.264814">
                <text:p>0.26481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0.346508">
                <text:p>0.346508</text:p>
              </table:table-cell>
              <table:table-cell office:value-type="float" office:value="0.264927">
                <text:p>0.26492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0.346767">
                <text:p>0.346767</text:p>
              </table:table-cell>
              <table:table-cell office:value-type="float" office:value="0.265039">
                <text:p>0.26503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0.347027">
                <text:p>0.347027</text:p>
              </table:table-cell>
              <table:table-cell office:value-type="float" office:value="0.265151">
                <text:p>0.26515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0.347286">
                <text:p>0.347286</text:p>
              </table:table-cell>
              <table:table-cell office:value-type="float" office:value="0.265263">
                <text:p>0.26526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0.347545">
                <text:p>0.347545</text:p>
              </table:table-cell>
              <table:table-cell office:value-type="float" office:value="0.265376">
                <text:p>0.26537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0.347805">
                <text:p>0.347805</text:p>
              </table:table-cell>
              <table:table-cell office:value-type="float" office:value="0.265488">
                <text:p>0.26548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0.348063">
                <text:p>0.348063</text:p>
              </table:table-cell>
              <table:table-cell office:value-type="float" office:value="0.265601">
                <text:p>0.26560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0.348322">
                <text:p>0.348322</text:p>
              </table:table-cell>
              <table:table-cell office:value-type="float" office:value="0.265713">
                <text:p>0.26571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0.34858">
                <text:p>0.34858</text:p>
              </table:table-cell>
              <table:table-cell office:value-type="float" office:value="0.265826">
                <text:p>0.26582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0.348839">
                <text:p>0.348839</text:p>
              </table:table-cell>
              <table:table-cell office:value-type="float" office:value="0.265938">
                <text:p>0.26593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0.349097">
                <text:p>0.349097</text:p>
              </table:table-cell>
              <table:table-cell office:value-type="float" office:value="0.266051">
                <text:p>0.26605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0.349355">
                <text:p>0.349355</text:p>
              </table:table-cell>
              <table:table-cell office:value-type="float" office:value="0.266164">
                <text:p>0.26616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0.349612">
                <text:p>0.349612</text:p>
              </table:table-cell>
              <table:table-cell office:value-type="float" office:value="0.266276">
                <text:p>0.26627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0.34987">
                <text:p>0.34987</text:p>
              </table:table-cell>
              <table:table-cell office:value-type="float" office:value="0.266389">
                <text:p>0.26638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0.350127">
                <text:p>0.350127</text:p>
              </table:table-cell>
              <table:table-cell office:value-type="float" office:value="0.266502">
                <text:p>0.26650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0.350385">
                <text:p>0.350385</text:p>
              </table:table-cell>
              <table:table-cell office:value-type="float" office:value="0.266615">
                <text:p>0.26661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0.350642">
                <text:p>0.350642</text:p>
              </table:table-cell>
              <table:table-cell office:value-type="float" office:value="0.266728">
                <text:p>0.26672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0.350898">
                <text:p>0.350898</text:p>
              </table:table-cell>
              <table:table-cell office:value-type="float" office:value="0.266841">
                <text:p>0.26684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0.351155">
                <text:p>0.351155</text:p>
              </table:table-cell>
              <table:table-cell office:value-type="float" office:value="0.266954">
                <text:p>0.26695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0.351411">
                <text:p>0.351411</text:p>
              </table:table-cell>
              <table:table-cell office:value-type="float" office:value="0.267067">
                <text:p>0.26706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0.351668">
                <text:p>0.351668</text:p>
              </table:table-cell>
              <table:table-cell office:value-type="float" office:value="0.26718">
                <text:p>0.2671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0.351924">
                <text:p>0.351924</text:p>
              </table:table-cell>
              <table:table-cell office:value-type="float" office:value="0.267293">
                <text:p>0.26729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0.35218">
                <text:p>0.35218</text:p>
              </table:table-cell>
              <table:table-cell office:value-type="float" office:value="0.267406">
                <text:p>0.26740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352435">
                <text:p>0.352435</text:p>
              </table:table-cell>
              <table:table-cell office:value-type="float" office:value="0.267519">
                <text:p>0.26751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0.352691">
                <text:p>0.352691</text:p>
              </table:table-cell>
              <table:table-cell office:value-type="float" office:value="0.267633">
                <text:p>0.26763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0.352946">
                <text:p>0.352946</text:p>
              </table:table-cell>
              <table:table-cell office:value-type="float" office:value="0.267746">
                <text:p>0.26774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0.353201">
                <text:p>0.353201</text:p>
              </table:table-cell>
              <table:table-cell office:value-type="float" office:value="0.267859">
                <text:p>0.26785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0.353456">
                <text:p>0.353456</text:p>
              </table:table-cell>
              <table:table-cell office:value-type="float" office:value="0.267973">
                <text:p>0.26797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0.353711">
                <text:p>0.353711</text:p>
              </table:table-cell>
              <table:table-cell office:value-type="float" office:value="0.268086">
                <text:p>0.26808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0.353966">
                <text:p>0.353966</text:p>
              </table:table-cell>
              <table:table-cell office:value-type="float" office:value="0.268199">
                <text:p>0.26819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0.35422">
                <text:p>0.35422</text:p>
              </table:table-cell>
              <table:table-cell office:value-type="float" office:value="0.268313">
                <text:p>0.26831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0.354475">
                <text:p>0.354475</text:p>
              </table:table-cell>
              <table:table-cell office:value-type="float" office:value="0.268426">
                <text:p>0.26842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0.354729">
                <text:p>0.354729</text:p>
              </table:table-cell>
              <table:table-cell office:value-type="float" office:value="0.26854">
                <text:p>0.2685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0.354983">
                <text:p>0.354983</text:p>
              </table:table-cell>
              <table:table-cell office:value-type="float" office:value="0.268654">
                <text:p>0.26865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0.355236">
                <text:p>0.355236</text:p>
              </table:table-cell>
              <table:table-cell office:value-type="float" office:value="0.268767">
                <text:p>0.26876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0.35549">
                <text:p>0.35549</text:p>
              </table:table-cell>
              <table:table-cell office:value-type="float" office:value="0.268881">
                <text:p>0.26888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0.355743">
                <text:p>0.355743</text:p>
              </table:table-cell>
              <table:table-cell office:value-type="float" office:value="0.268994">
                <text:p>0.26899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0.355997">
                <text:p>0.355997</text:p>
              </table:table-cell>
              <table:table-cell office:value-type="float" office:value="0.269108">
                <text:p>0.26910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0.35625">
                <text:p>0.35625</text:p>
              </table:table-cell>
              <table:table-cell office:value-type="float" office:value="0.269222">
                <text:p>0.26922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0.356503">
                <text:p>0.356503</text:p>
              </table:table-cell>
              <table:table-cell office:value-type="float" office:value="0.269336">
                <text:p>0.26933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0.356755">
                <text:p>0.356755</text:p>
              </table:table-cell>
              <table:table-cell office:value-type="float" office:value="0.26945">
                <text:p>0.2694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0.357008">
                <text:p>0.357008</text:p>
              </table:table-cell>
              <table:table-cell office:value-type="float" office:value="0.269563">
                <text:p>0.26956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0.35726">
                <text:p>0.35726</text:p>
              </table:table-cell>
              <table:table-cell office:value-type="float" office:value="0.269677">
                <text:p>0.26967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0.357512">
                <text:p>0.357512</text:p>
              </table:table-cell>
              <table:table-cell office:value-type="float" office:value="0.269791">
                <text:p>0.26979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0.357764">
                <text:p>0.357764</text:p>
              </table:table-cell>
              <table:table-cell office:value-type="float" office:value="0.269905">
                <text:p>0.26990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0.358016">
                <text:p>0.358016</text:p>
              </table:table-cell>
              <table:table-cell office:value-type="float" office:value="0.270019">
                <text:p>0.27001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0.358268">
                <text:p>0.358268</text:p>
              </table:table-cell>
              <table:table-cell office:value-type="float" office:value="0.270133">
                <text:p>0.27013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0.358519">
                <text:p>0.358519</text:p>
              </table:table-cell>
              <table:table-cell office:value-type="float" office:value="0.270247">
                <text:p>0.27024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0.35877">
                <text:p>0.35877</text:p>
              </table:table-cell>
              <table:table-cell office:value-type="float" office:value="0.270361">
                <text:p>0.27036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0.359021">
                <text:p>0.359021</text:p>
              </table:table-cell>
              <table:table-cell office:value-type="float" office:value="0.270475">
                <text:p>0.27047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0.359272">
                <text:p>0.359272</text:p>
              </table:table-cell>
              <table:table-cell office:value-type="float" office:value="0.270589">
                <text:p>0.27058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0.359523">
                <text:p>0.359523</text:p>
              </table:table-cell>
              <table:table-cell office:value-type="float" office:value="0.270704">
                <text:p>0.27070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0.359774">
                <text:p>0.359774</text:p>
              </table:table-cell>
              <table:table-cell office:value-type="float" office:value="0.270818">
                <text:p>0.27081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0.360024">
                <text:p>0.360024</text:p>
              </table:table-cell>
              <table:table-cell office:value-type="float" office:value="0.270932">
                <text:p>0.27093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0.360274">
                <text:p>0.360274</text:p>
              </table:table-cell>
              <table:table-cell office:value-type="float" office:value="0.271046">
                <text:p>0.27104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0.360525">
                <text:p>0.360525</text:p>
              </table:table-cell>
              <table:table-cell office:value-type="float" office:value="0.27116">
                <text:p>0.2711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0.360774">
                <text:p>0.360774</text:p>
              </table:table-cell>
              <table:table-cell office:value-type="float" office:value="0.271275">
                <text:p>0.27127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0.361024">
                <text:p>0.361024</text:p>
              </table:table-cell>
              <table:table-cell office:value-type="float" office:value="0.271389">
                <text:p>0.27138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0.361274">
                <text:p>0.361274</text:p>
              </table:table-cell>
              <table:table-cell office:value-type="float" office:value="0.271503">
                <text:p>0.27150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0.361523">
                <text:p>0.361523</text:p>
              </table:table-cell>
              <table:table-cell office:value-type="float" office:value="0.271618">
                <text:p>0.27161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0.361772">
                <text:p>0.361772</text:p>
              </table:table-cell>
              <table:table-cell office:value-type="float" office:value="0.271732">
                <text:p>0.27173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0.362021">
                <text:p>0.362021</text:p>
              </table:table-cell>
              <table:table-cell office:value-type="float" office:value="0.271847">
                <text:p>0.27184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0.36227">
                <text:p>0.36227</text:p>
              </table:table-cell>
              <table:table-cell office:value-type="float" office:value="0.271961">
                <text:p>0.27196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0.362519">
                <text:p>0.362519</text:p>
              </table:table-cell>
              <table:table-cell office:value-type="float" office:value="0.272075">
                <text:p>0.27207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0.362768">
                <text:p>0.362768</text:p>
              </table:table-cell>
              <table:table-cell office:value-type="float" office:value="0.27219">
                <text:p>0.2721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0.363016">
                <text:p>0.363016</text:p>
              </table:table-cell>
              <table:table-cell office:value-type="float" office:value="0.272304">
                <text:p>0.27230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0.363264">
                <text:p>0.363264</text:p>
              </table:table-cell>
              <table:table-cell office:value-type="float" office:value="0.272419">
                <text:p>0.27241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0.363512">
                <text:p>0.363512</text:p>
              </table:table-cell>
              <table:table-cell office:value-type="float" office:value="0.272534">
                <text:p>0.27253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0.36376">
                <text:p>0.36376</text:p>
              </table:table-cell>
              <table:table-cell office:value-type="float" office:value="0.272648">
                <text:p>0.27264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0.364008">
                <text:p>0.364008</text:p>
              </table:table-cell>
              <table:table-cell office:value-type="float" office:value="0.272763">
                <text:p>0.27276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0.364255">
                <text:p>0.364255</text:p>
              </table:table-cell>
              <table:table-cell office:value-type="float" office:value="0.272877">
                <text:p>0.27287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0.364503">
                <text:p>0.364503</text:p>
              </table:table-cell>
              <table:table-cell office:value-type="float" office:value="0.272992">
                <text:p>0.27299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0.36475">
                <text:p>0.36475</text:p>
              </table:table-cell>
              <table:table-cell office:value-type="float" office:value="0.273107">
                <text:p>0.27310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364997">
                <text:p>0.364997</text:p>
              </table:table-cell>
              <table:table-cell office:value-type="float" office:value="0.273222">
                <text:p>0.27322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0.365244">
                <text:p>0.365244</text:p>
              </table:table-cell>
              <table:table-cell office:value-type="float" office:value="0.273336">
                <text:p>0.27333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0.36549">
                <text:p>0.36549</text:p>
              </table:table-cell>
              <table:table-cell office:value-type="float" office:value="0.273451">
                <text:p>0.27345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0.365737">
                <text:p>0.365737</text:p>
              </table:table-cell>
              <table:table-cell office:value-type="float" office:value="0.273566">
                <text:p>0.27356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0.365983">
                <text:p>0.365983</text:p>
              </table:table-cell>
              <table:table-cell office:value-type="float" office:value="0.273681">
                <text:p>0.27368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0.36623">
                <text:p>0.36623</text:p>
              </table:table-cell>
              <table:table-cell office:value-type="float" office:value="0.273795">
                <text:p>0.27379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0.366476">
                <text:p>0.366476</text:p>
              </table:table-cell>
              <table:table-cell office:value-type="float" office:value="0.27391">
                <text:p>0.2739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0.366721">
                <text:p>0.366721</text:p>
              </table:table-cell>
              <table:table-cell office:value-type="float" office:value="0.274025">
                <text:p>0.27402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0.366967">
                <text:p>0.366967</text:p>
              </table:table-cell>
              <table:table-cell office:value-type="float" office:value="0.27414">
                <text:p>0.2741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0.367213">
                <text:p>0.367213</text:p>
              </table:table-cell>
              <table:table-cell office:value-type="float" office:value="0.274255">
                <text:p>0.27425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0.367458">
                <text:p>0.367458</text:p>
              </table:table-cell>
              <table:table-cell office:value-type="float" office:value="0.27437">
                <text:p>0.2743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0.367703">
                <text:p>0.367703</text:p>
              </table:table-cell>
              <table:table-cell office:value-type="float" office:value="0.274485">
                <text:p>0.27448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0.367948">
                <text:p>0.367948</text:p>
              </table:table-cell>
              <table:table-cell office:value-type="float" office:value="0.2746">
                <text:p>0.274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0.368193">
                <text:p>0.368193</text:p>
              </table:table-cell>
              <table:table-cell office:value-type="float" office:value="0.274715">
                <text:p>0.27471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0.368438">
                <text:p>0.368438</text:p>
              </table:table-cell>
              <table:table-cell office:value-type="float" office:value="0.27483">
                <text:p>0.2748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0.368683">
                <text:p>0.368683</text:p>
              </table:table-cell>
              <table:table-cell office:value-type="float" office:value="0.274945">
                <text:p>0.27494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0.368927">
                <text:p>0.368927</text:p>
              </table:table-cell>
              <table:table-cell office:value-type="float" office:value="0.27506">
                <text:p>0.2750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0.369171">
                <text:p>0.369171</text:p>
              </table:table-cell>
              <table:table-cell office:value-type="float" office:value="0.275175">
                <text:p>0.27517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0.369415">
                <text:p>0.369415</text:p>
              </table:table-cell>
              <table:table-cell office:value-type="float" office:value="0.27529">
                <text:p>0.2752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0.369659">
                <text:p>0.369659</text:p>
              </table:table-cell>
              <table:table-cell office:value-type="float" office:value="0.275405">
                <text:p>0.27540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0.369903">
                <text:p>0.369903</text:p>
              </table:table-cell>
              <table:table-cell office:value-type="float" office:value="0.27552">
                <text:p>0.2755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0.370146">
                <text:p>0.370146</text:p>
              </table:table-cell>
              <table:table-cell office:value-type="float" office:value="0.275635">
                <text:p>0.27563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0.37039">
                <text:p>0.37039</text:p>
              </table:table-cell>
              <table:table-cell office:value-type="float" office:value="0.27575">
                <text:p>0.2757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0.370633">
                <text:p>0.370633</text:p>
              </table:table-cell>
              <table:table-cell office:value-type="float" office:value="0.275865">
                <text:p>0.27586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0.370876">
                <text:p>0.370876</text:p>
              </table:table-cell>
              <table:table-cell office:value-type="float" office:value="0.27598">
                <text:p>0.2759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0.371119">
                <text:p>0.371119</text:p>
              </table:table-cell>
              <table:table-cell office:value-type="float" office:value="0.276096">
                <text:p>0.27609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0.371362">
                <text:p>0.371362</text:p>
              </table:table-cell>
              <table:table-cell office:value-type="float" office:value="0.276211">
                <text:p>0.27621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0.371605">
                <text:p>0.371605</text:p>
              </table:table-cell>
              <table:table-cell office:value-type="float" office:value="0.276326">
                <text:p>0.27632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0.371847">
                <text:p>0.371847</text:p>
              </table:table-cell>
              <table:table-cell office:value-type="float" office:value="0.276441">
                <text:p>0.27644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0.372089">
                <text:p>0.372089</text:p>
              </table:table-cell>
              <table:table-cell office:value-type="float" office:value="0.276556">
                <text:p>0.27655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0.372332">
                <text:p>0.372332</text:p>
              </table:table-cell>
              <table:table-cell office:value-type="float" office:value="0.276672">
                <text:p>0.27667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0.372574">
                <text:p>0.372574</text:p>
              </table:table-cell>
              <table:table-cell office:value-type="float" office:value="0.276787">
                <text:p>0.27678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0.372815">
                <text:p>0.372815</text:p>
              </table:table-cell>
              <table:table-cell office:value-type="float" office:value="0.276902">
                <text:p>0.27690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0.373057">
                <text:p>0.373057</text:p>
              </table:table-cell>
              <table:table-cell office:value-type="float" office:value="0.277018">
                <text:p>0.27701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0.373299">
                <text:p>0.373299</text:p>
              </table:table-cell>
              <table:table-cell office:value-type="float" office:value="0.277133">
                <text:p>0.27713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0.37354">
                <text:p>0.37354</text:p>
              </table:table-cell>
              <table:table-cell office:value-type="float" office:value="0.277248">
                <text:p>0.27724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0.373781">
                <text:p>0.373781</text:p>
              </table:table-cell>
              <table:table-cell office:value-type="float" office:value="0.277363">
                <text:p>0.27736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0.374022">
                <text:p>0.374022</text:p>
              </table:table-cell>
              <table:table-cell office:value-type="float" office:value="0.277479">
                <text:p>0.27747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0.374263">
                <text:p>0.374263</text:p>
              </table:table-cell>
              <table:table-cell office:value-type="float" office:value="0.277594">
                <text:p>0.27759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0.374504">
                <text:p>0.374504</text:p>
              </table:table-cell>
              <table:table-cell office:value-type="float" office:value="0.27771">
                <text:p>0.2777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0.374744">
                <text:p>0.374744</text:p>
              </table:table-cell>
              <table:table-cell office:value-type="float" office:value="0.277825">
                <text:p>0.27782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0.374985">
                <text:p>0.374985</text:p>
              </table:table-cell>
              <table:table-cell office:value-type="float" office:value="0.27794">
                <text:p>0.2779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0.375225">
                <text:p>0.375225</text:p>
              </table:table-cell>
              <table:table-cell office:value-type="float" office:value="0.278056">
                <text:p>0.27805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0.375465">
                <text:p>0.375465</text:p>
              </table:table-cell>
              <table:table-cell office:value-type="float" office:value="0.278171">
                <text:p>0.27817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0.375705">
                <text:p>0.375705</text:p>
              </table:table-cell>
              <table:table-cell office:value-type="float" office:value="0.278286">
                <text:p>0.27828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0.375945">
                <text:p>0.375945</text:p>
              </table:table-cell>
              <table:table-cell office:value-type="float" office:value="0.278402">
                <text:p>0.27840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0.376185">
                <text:p>0.376185</text:p>
              </table:table-cell>
              <table:table-cell office:value-type="float" office:value="0.278517">
                <text:p>0.27851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0.376424">
                <text:p>0.376424</text:p>
              </table:table-cell>
              <table:table-cell office:value-type="float" office:value="0.278633">
                <text:p>0.27863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0.376663">
                <text:p>0.376663</text:p>
              </table:table-cell>
              <table:table-cell office:value-type="float" office:value="0.278748">
                <text:p>0.27874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0.376903">
                <text:p>0.376903</text:p>
              </table:table-cell>
              <table:table-cell office:value-type="float" office:value="0.278864">
                <text:p>0.27886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377142">
                <text:p>0.377142</text:p>
              </table:table-cell>
              <table:table-cell office:value-type="float" office:value="0.278979">
                <text:p>0.27897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0.377381">
                <text:p>0.377381</text:p>
              </table:table-cell>
              <table:table-cell office:value-type="float" office:value="0.279095">
                <text:p>0.27909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0.377619">
                <text:p>0.377619</text:p>
              </table:table-cell>
              <table:table-cell office:value-type="float" office:value="0.27921">
                <text:p>0.2792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0.377858">
                <text:p>0.377858</text:p>
              </table:table-cell>
              <table:table-cell office:value-type="float" office:value="0.279326">
                <text:p>0.27932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0.378096">
                <text:p>0.378096</text:p>
              </table:table-cell>
              <table:table-cell office:value-type="float" office:value="0.279441">
                <text:p>0.27944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0.378335">
                <text:p>0.378335</text:p>
              </table:table-cell>
              <table:table-cell office:value-type="float" office:value="0.279557">
                <text:p>0.27955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0.378573">
                <text:p>0.378573</text:p>
              </table:table-cell>
              <table:table-cell office:value-type="float" office:value="0.279672">
                <text:p>0.27967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0.378811">
                <text:p>0.378811</text:p>
              </table:table-cell>
              <table:table-cell office:value-type="float" office:value="0.279788">
                <text:p>0.27978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0.379048">
                <text:p>0.379048</text:p>
              </table:table-cell>
              <table:table-cell office:value-type="float" office:value="0.279903">
                <text:p>0.27990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0.379286">
                <text:p>0.379286</text:p>
              </table:table-cell>
              <table:table-cell office:value-type="float" office:value="0.280019">
                <text:p>0.28001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0.379524">
                <text:p>0.379524</text:p>
              </table:table-cell>
              <table:table-cell office:value-type="float" office:value="0.280135">
                <text:p>0.28013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0.379761">
                <text:p>0.379761</text:p>
              </table:table-cell>
              <table:table-cell office:value-type="float" office:value="0.28025">
                <text:p>0.2802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0.379998">
                <text:p>0.379998</text:p>
              </table:table-cell>
              <table:table-cell office:value-type="float" office:value="0.280366">
                <text:p>0.28036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0.380235">
                <text:p>0.380235</text:p>
              </table:table-cell>
              <table:table-cell office:value-type="float" office:value="0.280481">
                <text:p>0.28048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0.380472">
                <text:p>0.380472</text:p>
              </table:table-cell>
              <table:table-cell office:value-type="float" office:value="0.280597">
                <text:p>0.28059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0.380709">
                <text:p>0.380709</text:p>
              </table:table-cell>
              <table:table-cell office:value-type="float" office:value="0.280712">
                <text:p>0.28071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0.380946">
                <text:p>0.380946</text:p>
              </table:table-cell>
              <table:table-cell office:value-type="float" office:value="0.280828">
                <text:p>0.28082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0.381182">
                <text:p>0.381182</text:p>
              </table:table-cell>
              <table:table-cell office:value-type="float" office:value="0.280944">
                <text:p>0.28094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0.381418">
                <text:p>0.381418</text:p>
              </table:table-cell>
              <table:table-cell office:value-type="float" office:value="0.281059">
                <text:p>0.28105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0.381654">
                <text:p>0.381654</text:p>
              </table:table-cell>
              <table:table-cell office:value-type="float" office:value="0.281175">
                <text:p>0.28117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0.38189">
                <text:p>0.38189</text:p>
              </table:table-cell>
              <table:table-cell office:value-type="float" office:value="0.281291">
                <text:p>0.28129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0.382126">
                <text:p>0.382126</text:p>
              </table:table-cell>
              <table:table-cell office:value-type="float" office:value="0.281406">
                <text:p>0.28140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0.382362">
                <text:p>0.382362</text:p>
              </table:table-cell>
              <table:table-cell office:value-type="float" office:value="0.281522">
                <text:p>0.28152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0.382598">
                <text:p>0.382598</text:p>
              </table:table-cell>
              <table:table-cell office:value-type="float" office:value="0.281637">
                <text:p>0.28163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0.382833">
                <text:p>0.382833</text:p>
              </table:table-cell>
              <table:table-cell office:value-type="float" office:value="0.281753">
                <text:p>0.28175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0.383068">
                <text:p>0.383068</text:p>
              </table:table-cell>
              <table:table-cell office:value-type="float" office:value="0.281869">
                <text:p>0.28186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0.383303">
                <text:p>0.383303</text:p>
              </table:table-cell>
              <table:table-cell office:value-type="float" office:value="0.281984">
                <text:p>0.28198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0.383538">
                <text:p>0.383538</text:p>
              </table:table-cell>
              <table:table-cell office:value-type="float" office:value="0.2821">
                <text:p>0.282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0.383773">
                <text:p>0.383773</text:p>
              </table:table-cell>
              <table:table-cell office:value-type="float" office:value="0.282216">
                <text:p>0.28221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0.384008">
                <text:p>0.384008</text:p>
              </table:table-cell>
              <table:table-cell office:value-type="float" office:value="0.282331">
                <text:p>0.28233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0.384243">
                <text:p>0.384243</text:p>
              </table:table-cell>
              <table:table-cell office:value-type="float" office:value="0.282447">
                <text:p>0.28244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0.384477">
                <text:p>0.384477</text:p>
              </table:table-cell>
              <table:table-cell office:value-type="float" office:value="0.282563">
                <text:p>0.28256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0.384711">
                <text:p>0.384711</text:p>
              </table:table-cell>
              <table:table-cell office:value-type="float" office:value="0.282678">
                <text:p>0.28267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0.384945">
                <text:p>0.384945</text:p>
              </table:table-cell>
              <table:table-cell office:value-type="float" office:value="0.282794">
                <text:p>0.28279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0.385179">
                <text:p>0.385179</text:p>
              </table:table-cell>
              <table:table-cell office:value-type="float" office:value="0.28291">
                <text:p>0.2829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0.385413">
                <text:p>0.385413</text:p>
              </table:table-cell>
              <table:table-cell office:value-type="float" office:value="0.283026">
                <text:p>0.28302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0.385647">
                <text:p>0.385647</text:p>
              </table:table-cell>
              <table:table-cell office:value-type="float" office:value="0.283141">
                <text:p>0.28314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0.38588">
                <text:p>0.38588</text:p>
              </table:table-cell>
              <table:table-cell office:value-type="float" office:value="0.283257">
                <text:p>0.28325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0.386114">
                <text:p>0.386114</text:p>
              </table:table-cell>
              <table:table-cell office:value-type="float" office:value="0.283373">
                <text:p>0.28337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0.386347">
                <text:p>0.386347</text:p>
              </table:table-cell>
              <table:table-cell office:value-type="float" office:value="0.283488">
                <text:p>0.28348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0.38658">
                <text:p>0.38658</text:p>
              </table:table-cell>
              <table:table-cell office:value-type="float" office:value="0.283604">
                <text:p>0.28360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0.386813">
                <text:p>0.386813</text:p>
              </table:table-cell>
              <table:table-cell office:value-type="float" office:value="0.28372">
                <text:p>0.2837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0.387046">
                <text:p>0.387046</text:p>
              </table:table-cell>
              <table:table-cell office:value-type="float" office:value="0.283835">
                <text:p>0.28383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0.387278">
                <text:p>0.387278</text:p>
              </table:table-cell>
              <table:table-cell office:value-type="float" office:value="0.283951">
                <text:p>0.28395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0.387511">
                <text:p>0.387511</text:p>
              </table:table-cell>
              <table:table-cell office:value-type="float" office:value="0.284067">
                <text:p>0.28406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0.387743">
                <text:p>0.387743</text:p>
              </table:table-cell>
              <table:table-cell office:value-type="float" office:value="0.284183">
                <text:p>0.28418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0.387975">
                <text:p>0.387975</text:p>
              </table:table-cell>
              <table:table-cell office:value-type="float" office:value="0.284298">
                <text:p>0.28429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0.388208">
                <text:p>0.388208</text:p>
              </table:table-cell>
              <table:table-cell office:value-type="float" office:value="0.284414">
                <text:p>0.28441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0.38844">
                <text:p>0.38844</text:p>
              </table:table-cell>
              <table:table-cell office:value-type="float" office:value="0.28453">
                <text:p>0.2845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0.388671">
                <text:p>0.388671</text:p>
              </table:table-cell>
              <table:table-cell office:value-type="float" office:value="0.284645">
                <text:p>0.28464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388903">
                <text:p>0.388903</text:p>
              </table:table-cell>
              <table:table-cell office:value-type="float" office:value="0.284761">
                <text:p>0.28476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0.389135">
                <text:p>0.389135</text:p>
              </table:table-cell>
              <table:table-cell office:value-type="float" office:value="0.284877">
                <text:p>0.28487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0.389366">
                <text:p>0.389366</text:p>
              </table:table-cell>
              <table:table-cell office:value-type="float" office:value="0.284993">
                <text:p>0.28499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0.389597">
                <text:p>0.389597</text:p>
              </table:table-cell>
              <table:table-cell office:value-type="float" office:value="0.285108">
                <text:p>0.28510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0.389828">
                <text:p>0.389828</text:p>
              </table:table-cell>
              <table:table-cell office:value-type="float" office:value="0.285224">
                <text:p>0.28522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0.390059">
                <text:p>0.390059</text:p>
              </table:table-cell>
              <table:table-cell office:value-type="float" office:value="0.28534">
                <text:p>0.2853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0.39029">
                <text:p>0.39029</text:p>
              </table:table-cell>
              <table:table-cell office:value-type="float" office:value="0.285455">
                <text:p>0.28545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0.390521">
                <text:p>0.390521</text:p>
              </table:table-cell>
              <table:table-cell office:value-type="float" office:value="0.285571">
                <text:p>0.28557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0.390751">
                <text:p>0.390751</text:p>
              </table:table-cell>
              <table:table-cell office:value-type="float" office:value="0.285687">
                <text:p>0.28568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0.390982">
                <text:p>0.390982</text:p>
              </table:table-cell>
              <table:table-cell office:value-type="float" office:value="0.285803">
                <text:p>0.28580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0.391212">
                <text:p>0.391212</text:p>
              </table:table-cell>
              <table:table-cell office:value-type="float" office:value="0.285918">
                <text:p>0.28591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0.391442">
                <text:p>0.391442</text:p>
              </table:table-cell>
              <table:table-cell office:value-type="float" office:value="0.286034">
                <text:p>0.28603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0.391672">
                <text:p>0.391672</text:p>
              </table:table-cell>
              <table:table-cell office:value-type="float" office:value="0.28615">
                <text:p>0.2861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0.391902">
                <text:p>0.391902</text:p>
              </table:table-cell>
              <table:table-cell office:value-type="float" office:value="0.286265">
                <text:p>0.28626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0.392132">
                <text:p>0.392132</text:p>
              </table:table-cell>
              <table:table-cell office:value-type="float" office:value="0.286381">
                <text:p>0.28638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0.392361">
                <text:p>0.392361</text:p>
              </table:table-cell>
              <table:table-cell office:value-type="float" office:value="0.286497">
                <text:p>0.28649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0.392591">
                <text:p>0.392591</text:p>
              </table:table-cell>
              <table:table-cell office:value-type="float" office:value="0.286612">
                <text:p>0.28661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0.39282">
                <text:p>0.39282</text:p>
              </table:table-cell>
              <table:table-cell office:value-type="float" office:value="0.286728">
                <text:p>0.28672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0.393049">
                <text:p>0.393049</text:p>
              </table:table-cell>
              <table:table-cell office:value-type="float" office:value="0.286844">
                <text:p>0.28684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0.393278">
                <text:p>0.393278</text:p>
              </table:table-cell>
              <table:table-cell office:value-type="float" office:value="0.28696">
                <text:p>0.2869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0.393507">
                <text:p>0.393507</text:p>
              </table:table-cell>
              <table:table-cell office:value-type="float" office:value="0.287075">
                <text:p>0.28707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0.393736">
                <text:p>0.393736</text:p>
              </table:table-cell>
              <table:table-cell office:value-type="float" office:value="0.287191">
                <text:p>0.28719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0.393964">
                <text:p>0.393964</text:p>
              </table:table-cell>
              <table:table-cell office:value-type="float" office:value="0.287307">
                <text:p>0.28730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0.394193">
                <text:p>0.394193</text:p>
              </table:table-cell>
              <table:table-cell office:value-type="float" office:value="0.287422">
                <text:p>0.28742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0.394421">
                <text:p>0.394421</text:p>
              </table:table-cell>
              <table:table-cell office:value-type="float" office:value="0.287538">
                <text:p>0.28753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0.394649">
                <text:p>0.394649</text:p>
              </table:table-cell>
              <table:table-cell office:value-type="float" office:value="0.287654">
                <text:p>0.28765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0.394877">
                <text:p>0.394877</text:p>
              </table:table-cell>
              <table:table-cell office:value-type="float" office:value="0.287769">
                <text:p>0.28776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0.395105">
                <text:p>0.395105</text:p>
              </table:table-cell>
              <table:table-cell office:value-type="float" office:value="0.287885">
                <text:p>0.28788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0.395333">
                <text:p>0.395333</text:p>
              </table:table-cell>
              <table:table-cell office:value-type="float" office:value="0.288001">
                <text:p>0.28800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0.395561">
                <text:p>0.395561</text:p>
              </table:table-cell>
              <table:table-cell office:value-type="float" office:value="0.288116">
                <text:p>0.28811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0.395788">
                <text:p>0.395788</text:p>
              </table:table-cell>
              <table:table-cell office:value-type="float" office:value="0.288232">
                <text:p>0.28823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0.396016">
                <text:p>0.396016</text:p>
              </table:table-cell>
              <table:table-cell office:value-type="float" office:value="0.288348">
                <text:p>0.28834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0.396243">
                <text:p>0.396243</text:p>
              </table:table-cell>
              <table:table-cell office:value-type="float" office:value="0.288463">
                <text:p>0.28846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0.39647">
                <text:p>0.39647</text:p>
              </table:table-cell>
              <table:table-cell office:value-type="float" office:value="0.288579">
                <text:p>0.28857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0.396697">
                <text:p>0.396697</text:p>
              </table:table-cell>
              <table:table-cell office:value-type="float" office:value="0.288694">
                <text:p>0.28869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0.396924">
                <text:p>0.396924</text:p>
              </table:table-cell>
              <table:table-cell office:value-type="float" office:value="0.28881">
                <text:p>0.2888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0.397151">
                <text:p>0.397151</text:p>
              </table:table-cell>
              <table:table-cell office:value-type="float" office:value="0.288926">
                <text:p>0.28892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0.397377">
                <text:p>0.397377</text:p>
              </table:table-cell>
              <table:table-cell office:value-type="float" office:value="0.289041">
                <text:p>0.28904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0.397604">
                <text:p>0.397604</text:p>
              </table:table-cell>
              <table:table-cell office:value-type="float" office:value="0.289157">
                <text:p>0.28915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0.39783">
                <text:p>0.39783</text:p>
              </table:table-cell>
              <table:table-cell office:value-type="float" office:value="0.289273">
                <text:p>0.28927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0.398056">
                <text:p>0.398056</text:p>
              </table:table-cell>
              <table:table-cell office:value-type="float" office:value="0.289388">
                <text:p>0.28938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0.398282">
                <text:p>0.398282</text:p>
              </table:table-cell>
              <table:table-cell office:value-type="float" office:value="0.289504">
                <text:p>0.28950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0.398508">
                <text:p>0.398508</text:p>
              </table:table-cell>
              <table:table-cell office:value-type="float" office:value="0.289619">
                <text:p>0.28961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0.398734">
                <text:p>0.398734</text:p>
              </table:table-cell>
              <table:table-cell office:value-type="float" office:value="0.289735">
                <text:p>0.28973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0.39896">
                <text:p>0.39896</text:p>
              </table:table-cell>
              <table:table-cell office:value-type="float" office:value="0.289851">
                <text:p>0.28985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0.399185">
                <text:p>0.399185</text:p>
              </table:table-cell>
              <table:table-cell office:value-type="float" office:value="0.289966">
                <text:p>0.28996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0.399411">
                <text:p>0.399411</text:p>
              </table:table-cell>
              <table:table-cell office:value-type="float" office:value="0.290082">
                <text:p>0.29008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0.399636">
                <text:p>0.399636</text:p>
              </table:table-cell>
              <table:table-cell office:value-type="float" office:value="0.290197">
                <text:p>0.29019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0.399861">
                <text:p>0.399861</text:p>
              </table:table-cell>
              <table:table-cell office:value-type="float" office:value="0.290313">
                <text:p>0.29031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0.400086">
                <text:p>0.400086</text:p>
              </table:table-cell>
              <table:table-cell office:value-type="float" office:value="0.290428">
                <text:p>0.29042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400311">
                <text:p>0.400311</text:p>
              </table:table-cell>
              <table:table-cell office:value-type="float" office:value="0.290544">
                <text:p>0.29054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0.400536">
                <text:p>0.400536</text:p>
              </table:table-cell>
              <table:table-cell office:value-type="float" office:value="0.290659">
                <text:p>0.29065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0.40076">
                <text:p>0.40076</text:p>
              </table:table-cell>
              <table:table-cell office:value-type="float" office:value="0.290775">
                <text:p>0.29077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0.400985">
                <text:p>0.400985</text:p>
              </table:table-cell>
              <table:table-cell office:value-type="float" office:value="0.290891">
                <text:p>0.29089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0.401209">
                <text:p>0.401209</text:p>
              </table:table-cell>
              <table:table-cell office:value-type="float" office:value="0.291006">
                <text:p>0.29100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0.401433">
                <text:p>0.401433</text:p>
              </table:table-cell>
              <table:table-cell office:value-type="float" office:value="0.291122">
                <text:p>0.29112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0.401657">
                <text:p>0.401657</text:p>
              </table:table-cell>
              <table:table-cell office:value-type="float" office:value="0.291237">
                <text:p>0.29123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0.401881">
                <text:p>0.401881</text:p>
              </table:table-cell>
              <table:table-cell office:value-type="float" office:value="0.291353">
                <text:p>0.29135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0.402105">
                <text:p>0.402105</text:p>
              </table:table-cell>
              <table:table-cell office:value-type="float" office:value="0.291468">
                <text:p>0.29146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0.402329">
                <text:p>0.402329</text:p>
              </table:table-cell>
              <table:table-cell office:value-type="float" office:value="0.291584">
                <text:p>0.29158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0.402552">
                <text:p>0.402552</text:p>
              </table:table-cell>
              <table:table-cell office:value-type="float" office:value="0.291699">
                <text:p>0.29169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0.402776">
                <text:p>0.402776</text:p>
              </table:table-cell>
              <table:table-cell office:value-type="float" office:value="0.291815">
                <text:p>0.29181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0.402999">
                <text:p>0.402999</text:p>
              </table:table-cell>
              <table:table-cell office:value-type="float" office:value="0.29193">
                <text:p>0.2919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0.403222">
                <text:p>0.403222</text:p>
              </table:table-cell>
              <table:table-cell office:value-type="float" office:value="0.292045">
                <text:p>0.29204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0.403445">
                <text:p>0.403445</text:p>
              </table:table-cell>
              <table:table-cell office:value-type="float" office:value="0.292161">
                <text:p>0.29216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0.403668">
                <text:p>0.403668</text:p>
              </table:table-cell>
              <table:table-cell office:value-type="float" office:value="0.292276">
                <text:p>0.29227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0.403891">
                <text:p>0.403891</text:p>
              </table:table-cell>
              <table:table-cell office:value-type="float" office:value="0.292392">
                <text:p>0.29239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0.404114">
                <text:p>0.404114</text:p>
              </table:table-cell>
              <table:table-cell office:value-type="float" office:value="0.292507">
                <text:p>0.29250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0.404336">
                <text:p>0.404336</text:p>
              </table:table-cell>
              <table:table-cell office:value-type="float" office:value="0.292623">
                <text:p>0.29262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0.404559">
                <text:p>0.404559</text:p>
              </table:table-cell>
              <table:table-cell office:value-type="float" office:value="0.292738">
                <text:p>0.29273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0.404781">
                <text:p>0.404781</text:p>
              </table:table-cell>
              <table:table-cell office:value-type="float" office:value="0.292853">
                <text:p>0.29285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0.405003">
                <text:p>0.405003</text:p>
              </table:table-cell>
              <table:table-cell office:value-type="float" office:value="0.292969">
                <text:p>0.29296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0.405225">
                <text:p>0.405225</text:p>
              </table:table-cell>
              <table:table-cell office:value-type="float" office:value="0.293084">
                <text:p>0.29308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0.405447">
                <text:p>0.405447</text:p>
              </table:table-cell>
              <table:table-cell office:value-type="float" office:value="0.293199">
                <text:p>0.29319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0.405669">
                <text:p>0.405669</text:p>
              </table:table-cell>
              <table:table-cell office:value-type="float" office:value="0.293315">
                <text:p>0.29331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0.405891">
                <text:p>0.405891</text:p>
              </table:table-cell>
              <table:table-cell office:value-type="float" office:value="0.29343">
                <text:p>0.2934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0.406112">
                <text:p>0.406112</text:p>
              </table:table-cell>
              <table:table-cell office:value-type="float" office:value="0.293546">
                <text:p>0.29354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0.406334">
                <text:p>0.406334</text:p>
              </table:table-cell>
              <table:table-cell office:value-type="float" office:value="0.293661">
                <text:p>0.29366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0.406555">
                <text:p>0.406555</text:p>
              </table:table-cell>
              <table:table-cell office:value-type="float" office:value="0.293776">
                <text:p>0.29377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0.406776">
                <text:p>0.406776</text:p>
              </table:table-cell>
              <table:table-cell office:value-type="float" office:value="0.293892">
                <text:p>0.29389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0.406997">
                <text:p>0.406997</text:p>
              </table:table-cell>
              <table:table-cell office:value-type="float" office:value="0.294007">
                <text:p>0.29400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0.407218">
                <text:p>0.407218</text:p>
              </table:table-cell>
              <table:table-cell office:value-type="float" office:value="0.294122">
                <text:p>0.29412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0.407439">
                <text:p>0.407439</text:p>
              </table:table-cell>
              <table:table-cell office:value-type="float" office:value="0.294237">
                <text:p>0.29423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0.40766">
                <text:p>0.40766</text:p>
              </table:table-cell>
              <table:table-cell office:value-type="float" office:value="0.294353">
                <text:p>0.29435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0.40788">
                <text:p>0.40788</text:p>
              </table:table-cell>
              <table:table-cell office:value-type="float" office:value="0.294468">
                <text:p>0.29446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0.408101">
                <text:p>0.408101</text:p>
              </table:table-cell>
              <table:table-cell office:value-type="float" office:value="0.294583">
                <text:p>0.29458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0.408321">
                <text:p>0.408321</text:p>
              </table:table-cell>
              <table:table-cell office:value-type="float" office:value="0.294698">
                <text:p>0.29469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0.408541">
                <text:p>0.408541</text:p>
              </table:table-cell>
              <table:table-cell office:value-type="float" office:value="0.294814">
                <text:p>0.29481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0.408761">
                <text:p>0.408761</text:p>
              </table:table-cell>
              <table:table-cell office:value-type="float" office:value="0.294929">
                <text:p>0.29492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0.408981">
                <text:p>0.408981</text:p>
              </table:table-cell>
              <table:table-cell office:value-type="float" office:value="0.295044">
                <text:p>0.29504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0.409201">
                <text:p>0.409201</text:p>
              </table:table-cell>
              <table:table-cell office:value-type="float" office:value="0.295159">
                <text:p>0.29515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0.409421">
                <text:p>0.409421</text:p>
              </table:table-cell>
              <table:table-cell office:value-type="float" office:value="0.295274">
                <text:p>0.29527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0.40964">
                <text:p>0.40964</text:p>
              </table:table-cell>
              <table:table-cell office:value-type="float" office:value="0.29539">
                <text:p>0.2953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0.40986">
                <text:p>0.40986</text:p>
              </table:table-cell>
              <table:table-cell office:value-type="float" office:value="0.295505">
                <text:p>0.29550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0.410079">
                <text:p>0.410079</text:p>
              </table:table-cell>
              <table:table-cell office:value-type="float" office:value="0.29562">
                <text:p>0.2956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0.410298">
                <text:p>0.410298</text:p>
              </table:table-cell>
              <table:table-cell office:value-type="float" office:value="0.295735">
                <text:p>0.29573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0.410517">
                <text:p>0.410517</text:p>
              </table:table-cell>
              <table:table-cell office:value-type="float" office:value="0.29585">
                <text:p>0.2958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0.410736">
                <text:p>0.410736</text:p>
              </table:table-cell>
              <table:table-cell office:value-type="float" office:value="0.295965">
                <text:p>0.29596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0.410955">
                <text:p>0.410955</text:p>
              </table:table-cell>
              <table:table-cell office:value-type="float" office:value="0.29608">
                <text:p>0.2960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0.411174">
                <text:p>0.411174</text:p>
              </table:table-cell>
              <table:table-cell office:value-type="float" office:value="0.296196">
                <text:p>0.2961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